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98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Lista_5f_de_5f_Precios_5f_Invid_5f_1404202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_de_Precios_Invid_1404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precio final</text:p>
          </table:table-cell>
        </table:table-row>
        <table:table-row table:style-name="ro2">
          <table:table-cell office:value-type="string" calcext:value-type="string">
            <text:p>Auricular c/Microfono Logitech H390 Rose 981-001280</text:p>
          </table:table-cell>
          <table:table-cell office:value-type="string" calcext:value-type="string">
            <text:p>auriculares</text:p>
          </table:table-cell>
          <table:table-cell office:value-type="float" office:value="115.3977" calcext:value-type="float">
            <text:p>115.3977</text:p>
          </table:table-cell>
        </table:table-row>
        <table:table-row table:style-name="ro2">
          <table:table-cell office:value-type="string" calcext:value-type="string">
            <text:p>Auricular c/Microfono Logitech H390 White 981-001285</text:p>
          </table:table-cell>
          <table:table-cell office:value-type="string" calcext:value-type="string">
            <text:p>auriculares</text:p>
          </table:table-cell>
          <table:table-cell office:value-type="float" office:value="115.3977" calcext:value-type="float">
            <text:p>115.3977</text:p>
          </table:table-cell>
        </table:table-row>
        <table:table-row table:style-name="ro2">
          <table:table-cell office:value-type="string" calcext:value-type="string">
            <text:p>Auricular Corsair HS45 Gaming Surround 7.1 Carbon (1660)</text:p>
          </table:table-cell>
          <table:table-cell office:value-type="string" calcext:value-type="string">
            <text:p>auriculares</text:p>
          </table:table-cell>
          <table:table-cell office:value-type="float" office:value="104.53674" calcext:value-type="float">
            <text:p>104.53674</text:p>
          </table:table-cell>
        </table:table-row>
        <table:table-row table:style-name="ro2">
          <table:table-cell office:value-type="string" calcext:value-type="string">
            <text:p>Auricular Corsair HS55 Gaming Stereo Carbon (3630)</text:p>
          </table:table-cell>
          <table:table-cell office:value-type="string" calcext:value-type="string">
            <text:p>auriculares</text:p>
          </table:table-cell>
          <table:table-cell office:value-type="float" office:value="103.71152" calcext:value-type="float">
            <text:p>103.71152</text:p>
          </table:table-cell>
        </table:table-row>
        <table:table-row table:style-name="ro2">
          <table:table-cell office:value-type="string" calcext:value-type="string">
            <text:p>Auricular Corsair HS55 Gaming Stereo White (3678)</text:p>
          </table:table-cell>
          <table:table-cell office:value-type="string" calcext:value-type="string">
            <text:p>auriculares</text:p>
          </table:table-cell>
          <table:table-cell office:value-type="float" office:value="103.89786" calcext:value-type="float">
            <text:p>103.89786</text:p>
          </table:table-cell>
        </table:table-row>
        <table:table-row table:style-name="ro2">
          <table:table-cell office:value-type="string" calcext:value-type="string">
            <text:p>Auricular Corsair HS55 Gaming Surround 7.1 Carbon (3715)</text:p>
          </table:table-cell>
          <table:table-cell office:value-type="string" calcext:value-type="string">
            <text:p>auriculares</text:p>
          </table:table-cell>
          <table:table-cell office:value-type="float" office:value="120.7217" calcext:value-type="float">
            <text:p>120.7217</text:p>
          </table:table-cell>
        </table:table-row>
        <table:table-row table:style-name="ro2">
          <table:table-cell office:value-type="string" calcext:value-type="string">
            <text:p>Auricular Corsair HS55 Gaming Surround 7.1 White(3753)</text:p>
          </table:table-cell>
          <table:table-cell office:value-type="string" calcext:value-type="string">
            <text:p>auriculares</text:p>
          </table:table-cell>
          <table:table-cell office:value-type="float" office:value="120.7217" calcext:value-type="float">
            <text:p>120.7217</text:p>
          </table:table-cell>
        </table:table-row>
        <table:table-row table:style-name="ro2">
          <table:table-cell office:value-type="string" calcext:value-type="string">
            <text:p>Auricular Corsair HS65 Gaming Surround 7.1 Carbon (3791)</text:p>
          </table:table-cell>
          <table:table-cell office:value-type="string" calcext:value-type="string">
            <text:p>auriculares</text:p>
          </table:table-cell>
          <table:table-cell office:value-type="float" office:value="132.10175" calcext:value-type="float">
            <text:p>132.10175</text:p>
          </table:table-cell>
        </table:table-row>
        <table:table-row table:style-name="ro2">
          <table:table-cell office:value-type="string" calcext:value-type="string">
            <text:p>Auricular Corsair HS65 Gaming Surround 7.1 White (3838)</text:p>
          </table:table-cell>
          <table:table-cell office:value-type="string" calcext:value-type="string">
            <text:p>auriculares</text:p>
          </table:table-cell>
          <table:table-cell office:value-type="float" office:value="143.3487" calcext:value-type="float">
            <text:p>143.3487</text:p>
          </table:table-cell>
        </table:table-row>
        <table:table-row table:style-name="ro2">
          <table:table-cell office:value-type="string" calcext:value-type="string">
            <text:p>Auricular Corsair HS80 RGB Gaming Surround 7.1 Carbon (4491)</text:p>
          </table:table-cell>
          <table:table-cell office:value-type="string" calcext:value-type="string">
            <text:p>auriculares</text:p>
          </table:table-cell>
          <table:table-cell office:value-type="float" office:value="202.5782" calcext:value-type="float">
            <text:p>202.5782</text:p>
          </table:table-cell>
        </table:table-row>
        <table:table-row table:style-name="ro2">
          <table:table-cell office:value-type="string" calcext:value-type="string">
            <text:p>Auricular Corsair HS80 RGB Gaming Surround 7.1 White (4538)</text:p>
          </table:table-cell>
          <table:table-cell office:value-type="string" calcext:value-type="string">
            <text:p>auriculares</text:p>
          </table:table-cell>
          <table:table-cell office:value-type="float" office:value="202.5782" calcext:value-type="float">
            <text:p>202.5782</text:p>
          </table:table-cell>
        </table:table-row>
        <table:table-row table:style-name="ro2">
          <table:table-cell office:value-type="string" calcext:value-type="string">
            <text:p>Auricular HyperX Cloud Blue PS5/PS4 HHSC2-FA-BL/N (7415)</text:p>
          </table:table-cell>
          <table:table-cell office:value-type="string" calcext:value-type="string">
            <text:p>auriculares</text:p>
          </table:table-cell>
          <table:table-cell office:value-type="float" office:value="134.11156" calcext:value-type="float">
            <text:p>134.11156</text:p>
          </table:table-cell>
        </table:table-row>
        <table:table-row table:style-name="ro2">
          <table:table-cell office:value-type="string" calcext:value-type="string">
            <text:p>Auricular HyperX Cloud Flight Wireless HX-HSCF-BK/AM (8207)</text:p>
          </table:table-cell>
          <table:table-cell office:value-type="string" calcext:value-type="string">
            <text:p>auriculares</text:p>
          </table:table-cell>
          <table:table-cell office:value-type="float" office:value="219.29556" calcext:value-type="float">
            <text:p>219.29556</text:p>
          </table:table-cell>
        </table:table-row>
        <table:table-row table:style-name="ro2">
          <table:table-cell office:value-type="string" calcext:value-type="string">
            <text:p>Auricular HyperX Cloud Flight Wireless PS5/PS4 HHSF1-GA-BK/G (7309)</text:p>
          </table:table-cell>
          <table:table-cell office:value-type="string" calcext:value-type="string">
            <text:p>auriculares</text:p>
          </table:table-cell>
          <table:table-cell office:value-type="float" office:value="219.0826" calcext:value-type="float">
            <text:p>219.0826</text:p>
          </table:table-cell>
        </table:table-row>
        <table:table-row table:style-name="ro2">
          <table:table-cell office:value-type="string" calcext:value-type="string">
            <text:p>Auricular HyperX Cloud II 7.1 Gun Metal KHX-HSCP-GM (8429)</text:p>
          </table:table-cell>
          <table:table-cell office:value-type="string" calcext:value-type="string">
            <text:p>auriculares</text:p>
          </table:table-cell>
          <table:table-cell office:value-type="float" office:value="199.23739" calcext:value-type="float">
            <text:p>199.23739</text:p>
          </table:table-cell>
        </table:table-row>
        <table:table-row table:style-name="ro2">
          <table:table-cell office:value-type="string" calcext:value-type="string">
            <text:p>Auricular HyperX Cloud II 7.1 Red KHX-HSCP-RD (8436)</text:p>
          </table:table-cell>
          <table:table-cell office:value-type="string" calcext:value-type="string">
            <text:p>auriculares</text:p>
          </table:table-cell>
          <table:table-cell office:value-type="float" office:value="199.23739" calcext:value-type="float">
            <text:p>199.23739</text:p>
          </table:table-cell>
        </table:table-row>
        <table:table-row table:style-name="ro2">
          <table:table-cell office:value-type="string" calcext:value-type="string">
            <text:p>Auricular HyperX Cloud Stinger Black HX-HSCS-BK/NA (4983)</text:p>
          </table:table-cell>
          <table:table-cell office:value-type="string" calcext:value-type="string">
            <text:p>auriculares</text:p>
          </table:table-cell>
          <table:table-cell office:value-type="float" office:value="102.16756" calcext:value-type="float">
            <text:p>102.16756</text:p>
          </table:table-cell>
        </table:table-row>
        <table:table-row table:style-name="ro2">
          <table:table-cell office:value-type="string" calcext:value-type="string">
            <text:p>Auricular HyperX Cloud Stinger Core Gaming Headset Black PC (2489)</text:p>
          </table:table-cell>
          <table:table-cell office:value-type="string" calcext:value-type="string">
            <text:p>auriculares</text:p>
          </table:table-cell>
          <table:table-cell office:value-type="float" office:value="76.6656" calcext:value-type="float">
            <text:p>76.6656</text:p>
          </table:table-cell>
        </table:table-row>
        <table:table-row table:style-name="ro2">
          <table:table-cell office:value-type="string" calcext:value-type="string">
            <text:p>Auricular JBL T510 BLUETOOTH AZUL (2828)</text:p>
          </table:table-cell>
          <table:table-cell office:value-type="string" calcext:value-type="string">
            <text:p>auriculares</text:p>
          </table:table-cell>
          <table:table-cell office:value-type="float" office:value="91.6487" calcext:value-type="float">
            <text:p>91.6487</text:p>
          </table:table-cell>
        </table:table-row>
        <table:table-row table:style-name="ro2">
          <table:table-cell office:value-type="string" calcext:value-type="string">
            <text:p>Auricular Razer Barracuda Pro Wireless Bluetooth Audio Amplifier Black (8853)</text:p>
          </table:table-cell>
          <table:table-cell office:value-type="string" calcext:value-type="string">
            <text:p>auriculares</text:p>
          </table:table-cell>
          <table:table-cell office:value-type="float" office:value="509.46687" calcext:value-type="float">
            <text:p>509.46687</text:p>
          </table:table-cell>
        </table:table-row>
        <table:table-row table:style-name="ro2">
          <table:table-cell office:value-type="string" calcext:value-type="string">
            <text:p>Auricular Razer Barracuda Wireless Bluetooth Black (8877)</text:p>
          </table:table-cell>
          <table:table-cell office:value-type="string" calcext:value-type="string">
            <text:p>auriculares</text:p>
          </table:table-cell>
          <table:table-cell office:value-type="float" office:value="346.56578" calcext:value-type="float">
            <text:p>346.56578</text:p>
          </table:table-cell>
        </table:table-row>
        <table:table-row table:style-name="ro2">
          <table:table-cell office:value-type="string" calcext:value-type="string">
            <text:p>Auricular Razer Barracuda X (2022) Wireless Mercury White (9881)</text:p>
          </table:table-cell>
          <table:table-cell office:value-type="string" calcext:value-type="string">
            <text:p>auriculares</text:p>
          </table:table-cell>
          <table:table-cell office:value-type="float" office:value="270.21962" calcext:value-type="float">
            <text:p>270.21962</text:p>
          </table:table-cell>
        </table:table-row>
        <table:table-row table:style-name="ro2">
          <table:table-cell office:value-type="string" calcext:value-type="string">
            <text:p>Auricular Razer Barracuda X (2022) Wireless Quartz Edition (9904)</text:p>
          </table:table-cell>
          <table:table-cell office:value-type="string" calcext:value-type="string">
            <text:p>auriculares</text:p>
          </table:table-cell>
          <table:table-cell office:value-type="float" office:value="270.21962" calcext:value-type="float">
            <text:p>270.21962</text:p>
          </table:table-cell>
        </table:table-row>
        <table:table-row table:style-name="ro2">
          <table:table-cell office:value-type="string" calcext:value-type="string">
            <text:p>Auricular Razer BlackShark V2 Pro Wireless Black (8327)</text:p>
          </table:table-cell>
          <table:table-cell office:value-type="string" calcext:value-type="string">
            <text:p>auriculares</text:p>
          </table:table-cell>
          <table:table-cell office:value-type="float" office:value="411.21245" calcext:value-type="float">
            <text:p>411.21245</text:p>
          </table:table-cell>
        </table:table-row>
        <table:table-row table:style-name="ro2">
          <table:table-cell office:value-type="string" calcext:value-type="string">
            <text:p>Auricular Razer BlackShark V2 Pro Wireless White Edition (9454)</text:p>
          </table:table-cell>
          <table:table-cell office:value-type="string" calcext:value-type="string">
            <text:p>auriculares</text:p>
          </table:table-cell>
          <table:table-cell office:value-type="float" office:value="366.67719" calcext:value-type="float">
            <text:p>366.67719</text:p>
          </table:table-cell>
        </table:table-row>
        <table:table-row table:style-name="ro2">
          <table:table-cell office:value-type="string" calcext:value-type="string">
            <text:p>Auricular Razer BlackShark V2 USB Sound Card Black (8389)</text:p>
          </table:table-cell>
          <table:table-cell office:value-type="string" calcext:value-type="string">
            <text:p>auriculares</text:p>
          </table:table-cell>
          <table:table-cell office:value-type="float" office:value="246.72747" calcext:value-type="float">
            <text:p>246.72747</text:p>
          </table:table-cell>
        </table:table-row>
        <table:table-row table:style-name="ro2">
          <table:table-cell office:value-type="string" calcext:value-type="string">
            <text:p>Auricular Razer BlackShark V2 X White (9843)</text:p>
          </table:table-cell>
          <table:table-cell office:value-type="string" calcext:value-type="string">
            <text:p>auriculares</text:p>
          </table:table-cell>
          <table:table-cell office:value-type="float" office:value="101.8215" calcext:value-type="float">
            <text:p>101.8215</text:p>
          </table:table-cell>
        </table:table-row>
        <table:table-row table:style-name="ro2">
          <table:table-cell office:value-type="string" calcext:value-type="string">
            <text:p>Auricular Razer Kaira for XBOX Series Wireless White (9195)</text:p>
          </table:table-cell>
          <table:table-cell office:value-type="string" calcext:value-type="string">
            <text:p>auriculares</text:p>
          </table:table-cell>
          <table:table-cell office:value-type="float" office:value="201.82162" calcext:value-type="float">
            <text:p>201.82162</text:p>
          </table:table-cell>
        </table:table-row>
        <table:table-row table:style-name="ro2">
          <table:table-cell office:value-type="string" calcext:value-type="string">
            <text:p>Auricular Razer Kaira Pro for PS5 Wireless White/Black (9317)</text:p>
          </table:table-cell>
          <table:table-cell office:value-type="string" calcext:value-type="string">
            <text:p>auriculares</text:p>
          </table:table-cell>
          <table:table-cell office:value-type="float" office:value="403.66755" calcext:value-type="float">
            <text:p>403.66755</text:p>
          </table:table-cell>
        </table:table-row>
        <table:table-row table:style-name="ro2">
          <table:table-cell office:value-type="string" calcext:value-type="string">
            <text:p>Auricular Razer Kaira Pro Wireless for XBOX White (9171)</text:p>
          </table:table-cell>
          <table:table-cell office:value-type="string" calcext:value-type="string">
            <text:p>auriculares</text:p>
          </table:table-cell>
          <table:table-cell office:value-type="float" office:value="240.9121" calcext:value-type="float">
            <text:p>240.9121</text:p>
          </table:table-cell>
        </table:table-row>
        <table:table-row table:style-name="ro2">
          <table:table-cell office:value-type="string" calcext:value-type="string">
            <text:p>Auricular Razer Kaira X for PS5 White/Black (9225)</text:p>
          </table:table-cell>
          <table:table-cell office:value-type="string" calcext:value-type="string">
            <text:p>auriculares</text:p>
          </table:table-cell>
          <table:table-cell office:value-type="float" office:value="155.90003" calcext:value-type="float">
            <text:p>155.90003</text:p>
          </table:table-cell>
        </table:table-row>
        <table:table-row table:style-name="ro2">
          <table:table-cell office:value-type="string" calcext:value-type="string">
            <text:p>Auricular Razer Kaira X for XBOX Series Electic Volt (Green) (9614)</text:p>
          </table:table-cell>
          <table:table-cell office:value-type="string" calcext:value-type="string">
            <text:p>auriculares</text:p>
          </table:table-cell>
          <table:table-cell office:value-type="float" office:value="127.54973" calcext:value-type="float">
            <text:p>127.54973</text:p>
          </table:table-cell>
        </table:table-row>
        <table:table-row table:style-name="ro2">
          <table:table-cell office:value-type="string" calcext:value-type="string">
            <text:p>Auricular Razer Kaira X for XBOX Series Pulse Red (9591)</text:p>
          </table:table-cell>
          <table:table-cell office:value-type="string" calcext:value-type="string">
            <text:p>auriculares</text:p>
          </table:table-cell>
          <table:table-cell office:value-type="float" office:value="127.54973" calcext:value-type="float">
            <text:p>127.54973</text:p>
          </table:table-cell>
        </table:table-row>
        <table:table-row table:style-name="ro2">
          <table:table-cell office:value-type="string" calcext:value-type="string">
            <text:p>Auricular Razer Kaira X for XBOX Series Shock Blue (9577)</text:p>
          </table:table-cell>
          <table:table-cell office:value-type="string" calcext:value-type="string">
            <text:p>auriculares</text:p>
          </table:table-cell>
          <table:table-cell office:value-type="float" office:value="127.54973" calcext:value-type="float">
            <text:p>127.54973</text:p>
          </table:table-cell>
        </table:table-row>
        <table:table-row table:style-name="ro2">
          <table:table-cell office:value-type="string" calcext:value-type="string">
            <text:p>Auricular Razer Kaira X for XBOX Series White (9386)</text:p>
          </table:table-cell>
          <table:table-cell office:value-type="string" calcext:value-type="string">
            <text:p>auriculares</text:p>
          </table:table-cell>
          <table:table-cell office:value-type="float" office:value="127.54973" calcext:value-type="float">
            <text:p>127.54973</text:p>
          </table:table-cell>
        </table:table-row>
        <table:table-row table:style-name="ro2">
          <table:table-cell office:value-type="string" calcext:value-type="string">
            <text:p>Auricular Razer Kraken Kitty Bluetooth Quartz (8730)</text:p>
          </table:table-cell>
          <table:table-cell office:value-type="string" calcext:value-type="string">
            <text:p>auriculares</text:p>
          </table:table-cell>
          <table:table-cell office:value-type="float" office:value="201.82162" calcext:value-type="float">
            <text:p>201.82162</text:p>
          </table:table-cell>
        </table:table-row>
        <table:table-row table:style-name="ro2">
          <table:table-cell office:value-type="string" calcext:value-type="string">
            <text:p>Auricular Razer Kraken Kitty Chroma USB Quartz (8129)</text:p>
          </table:table-cell>
          <table:table-cell office:value-type="string" calcext:value-type="string">
            <text:p>auriculares</text:p>
          </table:table-cell>
          <table:table-cell office:value-type="float" office:value="263.12539" calcext:value-type="float">
            <text:p>263.12539</text:p>
          </table:table-cell>
        </table:table-row>
        <table:table-row table:style-name="ro2">
          <table:table-cell office:value-type="string" calcext:value-type="string">
            <text:p>Auricular Wir c/Microfono Logitech Vibe 100 Graphite <text:s/>981-001214</text:p>
          </table:table-cell>
          <table:table-cell office:value-type="string" calcext:value-type="string">
            <text:p>auriculares</text:p>
          </table:table-cell>
          <table:table-cell office:value-type="float" office:value="224.296215" calcext:value-type="float">
            <text:p>224.296215</text:p>
          </table:table-cell>
        </table:table-row>
        <table:table-row table:style-name="ro2">
          <table:table-cell office:value-type="string" calcext:value-type="string">
            <text:p>Auricular Wir c/Microfono Logitech Vibe 100 Rose 981-001223</text:p>
          </table:table-cell>
          <table:table-cell office:value-type="string" calcext:value-type="string">
            <text:p>auriculares</text:p>
          </table:table-cell>
          <table:table-cell office:value-type="float" office:value="224.296215" calcext:value-type="float">
            <text:p>224.296215</text:p>
          </table:table-cell>
        </table:table-row>
        <table:table-row table:style-name="ro2">
          <table:table-cell office:value-type="string" calcext:value-type="string">
            <text:p>Auricular Wir c/Microfono Logitech Vibe 100 White <text:s/>981-001218</text:p>
          </table:table-cell>
          <table:table-cell office:value-type="string" calcext:value-type="string">
            <text:p>auriculares</text:p>
          </table:table-cell>
          <table:table-cell office:value-type="float" office:value="224.296215" calcext:value-type="float">
            <text:p>224.296215</text:p>
          </table:table-cell>
        </table:table-row>
        <table:table-row table:style-name="ro2">
          <table:table-cell office:value-type="string" calcext:value-type="string">
            <text:p>Auricular c/ Microfono Genius HS-02B</text:p>
          </table:table-cell>
          <table:table-cell office:value-type="string" calcext:value-type="string">
            <text:p>auriculares</text:p>
          </table:table-cell>
          <table:table-cell office:value-type="float" office:value="13.7093" calcext:value-type="float">
            <text:p>13.7093</text:p>
          </table:table-cell>
        </table:table-row>
        <table:table-row table:style-name="ro2">
          <table:table-cell office:value-type="string" calcext:value-type="string">
            <text:p>Auricular c/ Microfono Genius HS-04S</text:p>
          </table:table-cell>
          <table:table-cell office:value-type="string" calcext:value-type="string">
            <text:p>auriculares</text:p>
          </table:table-cell>
          <table:table-cell office:value-type="float" office:value="21.21614" calcext:value-type="float">
            <text:p>21.21614</text:p>
          </table:table-cell>
        </table:table-row>
        <table:table-row table:style-name="ro2">
          <table:table-cell office:value-type="string" calcext:value-type="string">
            <text:p>Auricular c/ Microfono Genius HS-04SU</text:p>
          </table:table-cell>
          <table:table-cell office:value-type="string" calcext:value-type="string">
            <text:p>auriculares</text:p>
          </table:table-cell>
          <table:table-cell office:value-type="float" office:value="28.13734" calcext:value-type="float">
            <text:p>28.13734</text:p>
          </table:table-cell>
        </table:table-row>
        <table:table-row table:style-name="ro2">
          <table:table-cell office:value-type="string" calcext:value-type="string">
            <text:p>Auricular c/ Microfono Genius HS-300N</text:p>
          </table:table-cell>
          <table:table-cell office:value-type="string" calcext:value-type="string">
            <text:p>auriculares</text:p>
          </table:table-cell>
          <table:table-cell office:value-type="float" office:value="15.89214" calcext:value-type="float">
            <text:p>15.89214</text:p>
          </table:table-cell>
        </table:table-row>
        <table:table-row table:style-name="ro2">
          <table:table-cell office:value-type="string" calcext:value-type="string">
            <text:p>Auricular c/ Microfono Genius HS-G600V</text:p>
          </table:table-cell>
          <table:table-cell office:value-type="string" calcext:value-type="string">
            <text:p>auriculares</text:p>
          </table:table-cell>
          <table:table-cell office:value-type="float" office:value="45.33386" calcext:value-type="float">
            <text:p>45.33386</text:p>
          </table:table-cell>
        </table:table-row>
        <table:table-row table:style-name="ro2">
          <table:table-cell office:value-type="string" calcext:value-type="string">
            <text:p>Auricular c/ Micrófono Genius HS-M200C (SINGLE JACK)</text:p>
          </table:table-cell>
          <table:table-cell office:value-type="string" calcext:value-type="string">
            <text:p>auriculares</text:p>
          </table:table-cell>
          <table:table-cell office:value-type="float" office:value="11.75273" calcext:value-type="float">
            <text:p>11.75273</text:p>
          </table:table-cell>
        </table:table-row>
        <table:table-row table:style-name="ro2">
          <table:table-cell office:value-type="string" calcext:value-type="string">
            <text:p>Auricular c/Mic Genius HS-400A Green</text:p>
          </table:table-cell>
          <table:table-cell office:value-type="string" calcext:value-type="string">
            <text:p>auriculares</text:p>
          </table:table-cell>
          <table:table-cell office:value-type="float" office:value="24.86308" calcext:value-type="float">
            <text:p>24.86308</text:p>
          </table:table-cell>
        </table:table-row>
        <table:table-row table:style-name="ro2">
          <table:table-cell office:value-type="string" calcext:value-type="string">
            <text:p>Auricular c/mic Wireless Astro A50 Black + Base PS4 Gen4 939-001674</text:p>
          </table:table-cell>
          <table:table-cell office:value-type="string" calcext:value-type="string">
            <text:p>auriculares</text:p>
          </table:table-cell>
          <table:table-cell office:value-type="float" office:value="467.882415" calcext:value-type="float">
            <text:p>467.882415</text:p>
          </table:table-cell>
        </table:table-row>
        <table:table-row table:style-name="ro2">
          <table:table-cell office:value-type="string" calcext:value-type="string">
            <text:p>Auricular c/Microfono Logitech G335 White 981-001017</text:p>
          </table:table-cell>
          <table:table-cell office:value-type="string" calcext:value-type="string">
            <text:p>auriculares</text:p>
          </table:table-cell>
          <table:table-cell office:value-type="float" office:value="95.27298" calcext:value-type="float">
            <text:p>95.27298</text:p>
          </table:table-cell>
        </table:table-row>
        <table:table-row table:style-name="ro2">
          <table:table-cell office:value-type="string" calcext:value-type="string">
            <text:p>Auricular c/Microfono Logitech H111 Blk 1 Jack 981-000612</text:p>
          </table:table-cell>
          <table:table-cell office:value-type="string" calcext:value-type="string">
            <text:p>auriculares</text:p>
          </table:table-cell>
          <table:table-cell office:value-type="float" office:value="22.94644" calcext:value-type="float">
            <text:p>22.94644</text:p>
          </table:table-cell>
        </table:table-row>
        <table:table-row table:style-name="ro2">
          <table:table-cell office:value-type="string" calcext:value-type="string">
            <text:p>Auricular c/Microfono Logitech H390 981-000014</text:p>
          </table:table-cell>
          <table:table-cell office:value-type="string" calcext:value-type="string">
            <text:p>auriculares</text:p>
          </table:table-cell>
          <table:table-cell office:value-type="float" office:value="111.59104" calcext:value-type="float">
            <text:p>111.59104</text:p>
          </table:table-cell>
        </table:table-row>
        <table:table-row table:style-name="ro2">
          <table:table-cell office:value-type="string" calcext:value-type="string">
            <text:p>Auricular Corsair HS35 Stereo Gaming Carbon (7526)</text:p>
          </table:table-cell>
          <table:table-cell office:value-type="string" calcext:value-type="string">
            <text:p>auriculares</text:p>
          </table:table-cell>
          <table:table-cell office:value-type="float" office:value="68.55981" calcext:value-type="float">
            <text:p>68.55981</text:p>
          </table:table-cell>
        </table:table-row>
        <table:table-row table:style-name="ro2">
          <table:table-cell office:value-type="string" calcext:value-type="string">
            <text:p>Auricular Corsair HS60 Haptic USB Stereo Camuflados (8942)</text:p>
          </table:table-cell>
          <table:table-cell office:value-type="string" calcext:value-type="string">
            <text:p>auriculares</text:p>
          </table:table-cell>
          <table:table-cell office:value-type="float" office:value="134.37776" calcext:value-type="float">
            <text:p>134.37776</text:p>
          </table:table-cell>
        </table:table-row>
        <table:table-row table:style-name="ro2">
          <table:table-cell office:value-type="string" calcext:value-type="string">
            <text:p>Auricular Corsair Virtuoso Wireless SE RGB HiFi Gaming Espresso (9170)</text:p>
          </table:table-cell>
          <table:table-cell office:value-type="string" calcext:value-type="string">
            <text:p>auriculares</text:p>
          </table:table-cell>
          <table:table-cell office:value-type="float" office:value="283.96885" calcext:value-type="float">
            <text:p>283.96885</text:p>
          </table:table-cell>
        </table:table-row>
        <table:table-row table:style-name="ro2">
          <table:table-cell office:value-type="string" calcext:value-type="string">
            <text:p>Auricular Genius HS-M300 Mobile Black</text:p>
          </table:table-cell>
          <table:table-cell office:value-type="string" calcext:value-type="string">
            <text:p>auriculares</text:p>
          </table:table-cell>
          <table:table-cell office:value-type="float" office:value="14.81403" calcext:value-type="float">
            <text:p>14.81403</text:p>
          </table:table-cell>
        </table:table-row>
        <table:table-row table:style-name="ro2">
          <table:table-cell office:value-type="string" calcext:value-type="string">
            <text:p>Auricular JBL C50HI Blanco (6172)</text:p>
          </table:table-cell>
          <table:table-cell office:value-type="string" calcext:value-type="string">
            <text:p>auriculares</text:p>
          </table:table-cell>
          <table:table-cell office:value-type="float" office:value="19.76535" calcext:value-type="float">
            <text:p>19.76535</text:p>
          </table:table-cell>
        </table:table-row>
        <table:table-row table:style-name="ro2">
          <table:table-cell office:value-type="string" calcext:value-type="string">
            <text:p>Auricular JBL C50HI Negro (2536)</text:p>
          </table:table-cell>
          <table:table-cell office:value-type="string" calcext:value-type="string">
            <text:p>auriculares</text:p>
          </table:table-cell>
          <table:table-cell office:value-type="float" office:value="19.76535" calcext:value-type="float">
            <text:p>19.76535</text:p>
          </table:table-cell>
        </table:table-row>
        <table:table-row table:style-name="ro2">
          <table:table-cell office:value-type="string" calcext:value-type="string">
            <text:p>Auricular JBL ENDURANCE RUN Rojo (0131)</text:p>
          </table:table-cell>
          <table:table-cell office:value-type="string" calcext:value-type="string">
            <text:p>auriculares</text:p>
          </table:table-cell>
          <table:table-cell office:value-type="float" office:value="42.12615" calcext:value-type="float">
            <text:p>42.12615</text:p>
          </table:table-cell>
        </table:table-row>
        <table:table-row table:style-name="ro2">
          <table:table-cell office:value-type="string" calcext:value-type="string">
            <text:p>Auricular JBL Quantum One Gaming Surround Negro QuantumSPHERE 360 (9744)</text:p>
          </table:table-cell>
          <table:table-cell office:value-type="string" calcext:value-type="string">
            <text:p>auriculares</text:p>
          </table:table-cell>
          <table:table-cell office:value-type="float" office:value="385.99" calcext:value-type="float">
            <text:p>385.99</text:p>
          </table:table-cell>
        </table:table-row>
        <table:table-row table:style-name="ro2">
          <table:table-cell office:value-type="string" calcext:value-type="string">
            <text:p>Auricular JBL T110 Azul (9821)</text:p>
          </table:table-cell>
          <table:table-cell office:value-type="string" calcext:value-type="string">
            <text:p>auriculares</text:p>
          </table:table-cell>
          <table:table-cell office:value-type="float" office:value="23.33243" calcext:value-type="float">
            <text:p>23.33243</text:p>
          </table:table-cell>
        </table:table-row>
        <table:table-row table:style-name="ro2">
          <table:table-cell office:value-type="string" calcext:value-type="string">
            <text:p>Auricular JBL T110 Blanco (9814)</text:p>
          </table:table-cell>
          <table:table-cell office:value-type="string" calcext:value-type="string">
            <text:p>auriculares</text:p>
          </table:table-cell>
          <table:table-cell office:value-type="float" office:value="23.33243" calcext:value-type="float">
            <text:p>23.33243</text:p>
          </table:table-cell>
        </table:table-row>
        <table:table-row table:style-name="ro2">
          <table:table-cell office:value-type="string" calcext:value-type="string">
            <text:p>Auricular JBL T110 Negro (9807)</text:p>
          </table:table-cell>
          <table:table-cell office:value-type="string" calcext:value-type="string">
            <text:p>auriculares</text:p>
          </table:table-cell>
          <table:table-cell office:value-type="float" office:value="23.33243" calcext:value-type="float">
            <text:p>23.33243</text:p>
          </table:table-cell>
        </table:table-row>
        <table:table-row table:style-name="ro2">
          <table:table-cell office:value-type="string" calcext:value-type="string">
            <text:p>Auricular JBL T500 Blue (0247)</text:p>
          </table:table-cell>
          <table:table-cell office:value-type="string" calcext:value-type="string">
            <text:p>auriculares</text:p>
          </table:table-cell>
          <table:table-cell office:value-type="float" office:value="62.84982" calcext:value-type="float">
            <text:p>62.84982</text:p>
          </table:table-cell>
        </table:table-row>
        <table:table-row table:style-name="ro2">
          <table:table-cell office:value-type="string" calcext:value-type="string">
            <text:p>Auricular JBL T500 Negro (0223)</text:p>
          </table:table-cell>
          <table:table-cell office:value-type="string" calcext:value-type="string">
            <text:p>auriculares</text:p>
          </table:table-cell>
          <table:table-cell office:value-type="float" office:value="62.84982" calcext:value-type="float">
            <text:p>62.84982</text:p>
          </table:table-cell>
        </table:table-row>
        <table:table-row table:style-name="ro2">
          <table:table-cell office:value-type="string" calcext:value-type="string">
            <text:p>Auricular JBL T510 BLUETOOTH BLANCO (2811)</text:p>
          </table:table-cell>
          <table:table-cell office:value-type="string" calcext:value-type="string">
            <text:p>auriculares</text:p>
          </table:table-cell>
          <table:table-cell office:value-type="float" office:value="91.6487" calcext:value-type="float">
            <text:p>91.6487</text:p>
          </table:table-cell>
        </table:table-row>
        <table:table-row table:style-name="ro2">
          <table:table-cell office:value-type="string" calcext:value-type="string">
            <text:p>Auricular JBL T510 BLUETOOTH NEGRO (2804)</text:p>
          </table:table-cell>
          <table:table-cell office:value-type="string" calcext:value-type="string">
            <text:p>auriculares</text:p>
          </table:table-cell>
          <table:table-cell office:value-type="float" office:value="91.6487" calcext:value-type="float">
            <text:p>91.6487</text:p>
          </table:table-cell>
        </table:table-row>
        <table:table-row table:style-name="ro2">
          <table:table-cell office:value-type="string" calcext:value-type="string">
            <text:p>Auricular Lenovo Legion headset <text:s/>H500 Pro 7.1 (5224)</text:p>
          </table:table-cell>
          <table:table-cell office:value-type="string" calcext:value-type="string">
            <text:p>auriculares</text:p>
          </table:table-cell>
          <table:table-cell office:value-type="float" office:value="95.5658" calcext:value-type="float">
            <text:p>95.5658</text:p>
          </table:table-cell>
        </table:table-row>
        <table:table-row table:style-name="ro2">
          <table:table-cell office:value-type="string" calcext:value-type="string">
            <text:p>Auricular PIXPRO BLUETOOTH SM100 BLANCO (6457)</text:p>
          </table:table-cell>
          <table:table-cell office:value-type="string" calcext:value-type="string">
            <text:p>auriculares</text:p>
          </table:table-cell>
          <table:table-cell office:value-type="float" office:value="13.71084" calcext:value-type="float">
            <text:p>13.71084</text:p>
          </table:table-cell>
        </table:table-row>
        <table:table-row table:style-name="ro2">
          <table:table-cell office:value-type="string" calcext:value-type="string">
            <text:p>Auricular PIXPRO BLUETOOTH SM100 NEGRO (6440)</text:p>
          </table:table-cell>
          <table:table-cell office:value-type="string" calcext:value-type="string">
            <text:p>auriculares</text:p>
          </table:table-cell>
          <table:table-cell office:value-type="float" office:value="13.71084" calcext:value-type="float">
            <text:p>13.71084</text:p>
          </table:table-cell>
        </table:table-row>
        <table:table-row table:style-name="ro2">
          <table:table-cell office:value-type="string" calcext:value-type="string">
            <text:p>Auricular TT Esports G100 Pulse RGB (5517)</text:p>
          </table:table-cell>
          <table:table-cell office:value-type="string" calcext:value-type="string">
            <text:p>auriculares</text:p>
          </table:table-cell>
          <table:table-cell office:value-type="float" office:value="46.54507" calcext:value-type="float">
            <text:p>46.54507</text:p>
          </table:table-cell>
        </table:table-row>
        <table:table-row table:style-name="ro2">
          <table:table-cell office:value-type="string" calcext:value-type="string">
            <text:p>Auricular Wir c/Microfono Logitech G733 Blue RGB 981-000942</text:p>
          </table:table-cell>
          <table:table-cell office:value-type="string" calcext:value-type="string">
            <text:p>auriculares</text:p>
          </table:table-cell>
          <table:table-cell office:value-type="float" office:value="250.137745" calcext:value-type="float">
            <text:p>250.137745</text:p>
          </table:table-cell>
        </table:table-row>
        <table:table-row table:style-name="ro2">
          <table:table-cell office:value-type="string" calcext:value-type="string">
            <text:p>Auricular Wir c/Microfono Logitech G733 Lila <text:s/>RGB 981-000889</text:p>
          </table:table-cell>
          <table:table-cell office:value-type="string" calcext:value-type="string">
            <text:p>auriculares</text:p>
          </table:table-cell>
          <table:table-cell office:value-type="float" office:value="250.137745" calcext:value-type="float">
            <text:p>250.137745</text:p>
          </table:table-cell>
        </table:table-row>
        <table:table-row table:style-name="ro2">
          <table:table-cell office:value-type="string" calcext:value-type="string">
            <text:p>Auricular Wir c/Microfono Logitech G733 White RGB 981-000882</text:p>
          </table:table-cell>
          <table:table-cell office:value-type="string" calcext:value-type="string">
            <text:p>auriculares</text:p>
          </table:table-cell>
          <table:table-cell office:value-type="float" office:value="250.137745" calcext:value-type="float">
            <text:p>250.137745</text:p>
          </table:table-cell>
        </table:table-row>
        <table:table-row table:style-name="ro2">
          <table:table-cell office:value-type="string" calcext:value-type="string">
            <text:p>Microfono Razer Seiren Mini Ultra Compact Condenser Mercury White (7139)</text:p>
          </table:table-cell>
          <table:table-cell office:value-type="string" calcext:value-type="string">
            <text:p>microfonos</text:p>
          </table:table-cell>
          <table:table-cell office:value-type="float" office:value="132.95359" calcext:value-type="float">
            <text:p>132.95359</text:p>
          </table:table-cell>
        </table:table-row>
        <table:table-row table:style-name="ro2">
          <table:table-cell office:value-type="string" calcext:value-type="string">
            <text:p>Microfono Razer Seiren Mini Ultra Compact Condenser Quartz (7122)</text:p>
          </table:table-cell>
          <table:table-cell office:value-type="string" calcext:value-type="string">
            <text:p>microfonos</text:p>
          </table:table-cell>
          <table:table-cell office:value-type="float" office:value="106.36021" calcext:value-type="float">
            <text:p>106.36021</text:p>
          </table:table-cell>
        </table:table-row>
        <table:table-row table:style-name="ro2">
          <table:table-cell office:value-type="string" calcext:value-type="string">
            <text:p>Microfono Razer Seiren V2 Pro Professional Grade USB Black (7948)</text:p>
          </table:table-cell>
          <table:table-cell office:value-type="string" calcext:value-type="string">
            <text:p>microfonos</text:p>
          </table:table-cell>
          <table:table-cell office:value-type="float" office:value="403.19983" calcext:value-type="float">
            <text:p>403.19983</text:p>
          </table:table-cell>
        </table:table-row>
        <table:table-row table:style-name="ro2">
          <table:table-cell office:value-type="string" calcext:value-type="string">
            <text:p>Microfono Razer Seiren V2 X USB Black (7962)</text:p>
          </table:table-cell>
          <table:table-cell office:value-type="string" calcext:value-type="string">
            <text:p>microfonos</text:p>
          </table:table-cell>
          <table:table-cell office:value-type="float" office:value="216.18102" calcext:value-type="float">
            <text:p>216.18102</text:p>
          </table:table-cell>
        </table:table-row>
        <table:table-row table:style-name="ro2">
          <table:table-cell office:value-type="string" calcext:value-type="string">
            <text:p>Microfono Blue/Logitech Yeti Profesional USB 988-000105</text:p>
          </table:table-cell>
          <table:table-cell office:value-type="string" calcext:value-type="string">
            <text:p>microfonos</text:p>
          </table:table-cell>
          <table:table-cell office:value-type="float" office:value="228.49277" calcext:value-type="float">
            <text:p>228.49277</text:p>
          </table:table-cell>
        </table:table-row>
        <table:table-row table:style-name="ro2">
          <table:table-cell office:value-type="string" calcext:value-type="string">
            <text:p>Mouse Logitech Wir Lift Ergo Rose 910-006472</text:p>
          </table:table-cell>
          <table:table-cell office:value-type="string" calcext:value-type="string">
            <text:p>mouse</text:p>
          </table:table-cell>
          <table:table-cell office:value-type="float" office:value="157.856985" calcext:value-type="float">
            <text:p>157.856985</text:p>
          </table:table-cell>
        </table:table-row>
        <table:table-row table:style-name="ro2">
          <table:table-cell office:value-type="string" calcext:value-type="string">
            <text:p>Mouse Logitech Wir M350 Pebble Almond Milk 910-006658</text:p>
          </table:table-cell>
          <table:table-cell office:value-type="string" calcext:value-type="string">
            <text:p>mouse</text:p>
          </table:table-cell>
          <table:table-cell office:value-type="float" office:value="50.22446" calcext:value-type="float">
            <text:p>50.22446</text:p>
          </table:table-cell>
        </table:table-row>
        <table:table-row table:style-name="ro2">
          <table:table-cell office:value-type="string" calcext:value-type="string">
            <text:p>Mouse Logitech Wir M350 Pebble Lavender 910-006659</text:p>
          </table:table-cell>
          <table:table-cell office:value-type="string" calcext:value-type="string">
            <text:p>mouse</text:p>
          </table:table-cell>
          <table:table-cell office:value-type="float" office:value="50.22446" calcext:value-type="float">
            <text:p>50.22446</text:p>
          </table:table-cell>
        </table:table-row>
        <table:table-row table:style-name="ro2">
          <table:table-cell office:value-type="string" calcext:value-type="string">
            <text:p>Mouse Logitech Wir M650 Graphite 910-006250</text:p>
          </table:table-cell>
          <table:table-cell office:value-type="string" calcext:value-type="string">
            <text:p>mouse</text:p>
          </table:table-cell>
          <table:table-cell office:value-type="float" office:value="70.754255" calcext:value-type="float">
            <text:p>70.754255</text:p>
          </table:table-cell>
        </table:table-row>
        <table:table-row table:style-name="ro2">
          <table:table-cell office:value-type="string" calcext:value-type="string">
            <text:p>Mouse Logitech Wir M650 White 910-006252</text:p>
          </table:table-cell>
          <table:table-cell office:value-type="string" calcext:value-type="string">
            <text:p>mouse</text:p>
          </table:table-cell>
          <table:table-cell office:value-type="float" office:value="61.52861" calcext:value-type="float">
            <text:p>61.52861</text:p>
          </table:table-cell>
        </table:table-row>
        <table:table-row table:style-name="ro2">
          <table:table-cell office:value-type="string" calcext:value-type="string">
            <text:p>Mouse Logitech Wir POP Mouse Black/Yellow 910-006549</text:p>
          </table:table-cell>
          <table:table-cell office:value-type="string" calcext:value-type="string">
            <text:p>mouse</text:p>
          </table:table-cell>
          <table:table-cell office:value-type="float" office:value="48.705085" calcext:value-type="float">
            <text:p>48.705085</text:p>
          </table:table-cell>
        </table:table-row>
        <table:table-row table:style-name="ro2">
          <table:table-cell office:value-type="string" calcext:value-type="string">
            <text:p>Mouse Logitech Wir POP Mouse Coral Rose 910-006551</text:p>
          </table:table-cell>
          <table:table-cell office:value-type="string" calcext:value-type="string">
            <text:p>mouse</text:p>
          </table:table-cell>
          <table:table-cell office:value-type="float" office:value="53.834495" calcext:value-type="float">
            <text:p>53.834495</text:p>
          </table:table-cell>
        </table:table-row>
        <table:table-row table:style-name="ro2">
          <table:table-cell office:value-type="string" calcext:value-type="string">
            <text:p>Mouse Razer Deathadder V2 Pro Wireless Ergonomic Black (2978)</text:p>
          </table:table-cell>
          <table:table-cell office:value-type="string" calcext:value-type="string">
            <text:p>mouse</text:p>
          </table:table-cell>
          <table:table-cell office:value-type="float" office:value="183.85653" calcext:value-type="float">
            <text:p>183.85653</text:p>
          </table:table-cell>
        </table:table-row>
        <table:table-row table:style-name="ro2">
          <table:table-cell office:value-type="string" calcext:value-type="string">
            <text:p>Mouse Razer Viper Ultimate Wireless with Charging Dock Quartz (3104)</text:p>
          </table:table-cell>
          <table:table-cell office:value-type="string" calcext:value-type="string">
            <text:p>mouse</text:p>
          </table:table-cell>
          <table:table-cell office:value-type="float" office:value="261.86732" calcext:value-type="float">
            <text:p>261.86732</text:p>
          </table:table-cell>
        </table:table-row>
        <table:table-row table:style-name="ro2">
          <table:table-cell office:value-type="string" calcext:value-type="string">
            <text:p>Mouse Razer Viper V2 Pro Wireless Black (3852)</text:p>
          </table:table-cell>
          <table:table-cell office:value-type="string" calcext:value-type="string">
            <text:p>mouse</text:p>
          </table:table-cell>
          <table:table-cell office:value-type="float" office:value="240.9121" calcext:value-type="float">
            <text:p>240.9121</text:p>
          </table:table-cell>
        </table:table-row>
        <table:table-row table:style-name="ro2">
          <table:table-cell office:value-type="string" calcext:value-type="string">
            <text:p>Mouse Razer Viper V2 Pro Wireless White (3944)</text:p>
          </table:table-cell>
          <table:table-cell office:value-type="string" calcext:value-type="string">
            <text:p>mouse</text:p>
          </table:table-cell>
          <table:table-cell office:value-type="float" office:value="240.9121" calcext:value-type="float">
            <text:p>240.9121</text:p>
          </table:table-cell>
        </table:table-row>
        <table:table-row table:style-name="ro2">
          <table:table-cell office:value-type="string" calcext:value-type="string">
            <text:p>Soporte para Mouse Razer Bungee V3 Black (3588)</text:p>
          </table:table-cell>
          <table:table-cell office:value-type="string" calcext:value-type="string">
            <text:p>mouse</text:p>
          </table:table-cell>
          <table:table-cell office:value-type="float" office:value="49.9125" calcext:value-type="float">
            <text:p>49.9125</text:p>
          </table:table-cell>
        </table:table-row>
        <table:table-row table:style-name="ro2">
          <table:table-cell office:value-type="string" calcext:value-type="string">
            <text:p>Soporte para Mouse Razer Bungee V3 Chroma (3564)</text:p>
          </table:table-cell>
          <table:table-cell office:value-type="string" calcext:value-type="string">
            <text:p>mouse</text:p>
          </table:table-cell>
          <table:table-cell office:value-type="float" office:value="95.97841" calcext:value-type="float">
            <text:p>95.97841</text:p>
          </table:table-cell>
        </table:table-row>
        <table:table-row table:style-name="ro2">
          <table:table-cell office:value-type="string" calcext:value-type="string">
            <text:p>Mouse Genius DX-110 PS2 Black (1552)</text:p>
          </table:table-cell>
          <table:table-cell office:value-type="string" calcext:value-type="string">
            <text:p>mouse</text:p>
          </table:table-cell>
          <table:table-cell office:value-type="float" office:value="9.26211" calcext:value-type="float">
            <text:p>9.26211</text:p>
          </table:table-cell>
        </table:table-row>
        <table:table-row table:style-name="ro2">
          <table:table-cell office:value-type="string" calcext:value-type="string">
            <text:p>Mouse Genius DX-110 USB Black (1477)</text:p>
          </table:table-cell>
          <table:table-cell office:value-type="string" calcext:value-type="string">
            <text:p>mouse</text:p>
          </table:table-cell>
          <table:table-cell office:value-type="float" office:value="9.86986" calcext:value-type="float">
            <text:p>9.86986</text:p>
          </table:table-cell>
        </table:table-row>
        <table:table-row table:style-name="ro2">
          <table:table-cell office:value-type="string" calcext:value-type="string">
            <text:p>Mouse Genius DX-110 USB Blue (1491)</text:p>
          </table:table-cell>
          <table:table-cell office:value-type="string" calcext:value-type="string">
            <text:p>mouse</text:p>
          </table:table-cell>
          <table:table-cell office:value-type="float" office:value="9.79693" calcext:value-type="float">
            <text:p>9.79693</text:p>
          </table:table-cell>
        </table:table-row>
        <table:table-row table:style-name="ro2">
          <table:table-cell office:value-type="string" calcext:value-type="string">
            <text:p>Mouse Genius DX-120 USB Black (0975)</text:p>
          </table:table-cell>
          <table:table-cell office:value-type="string" calcext:value-type="string">
            <text:p>mouse</text:p>
          </table:table-cell>
          <table:table-cell office:value-type="float" office:value="9.26211" calcext:value-type="float">
            <text:p>9.26211</text:p>
          </table:table-cell>
        </table:table-row>
        <table:table-row table:style-name="ro2">
          <table:table-cell office:value-type="string" calcext:value-type="string">
            <text:p>Mouse Genius DX-120 USB White (0982)</text:p>
          </table:table-cell>
          <table:table-cell office:value-type="string" calcext:value-type="string">
            <text:p>mouse</text:p>
          </table:table-cell>
          <table:table-cell office:value-type="float" office:value="8.982545" calcext:value-type="float">
            <text:p>8.982545</text:p>
          </table:table-cell>
        </table:table-row>
        <table:table-row table:style-name="ro2">
          <table:table-cell office:value-type="string" calcext:value-type="string">
            <text:p>Mouse Genius Micro Traveler 900S USB blk (New Package) (8933)</text:p>
          </table:table-cell>
          <table:table-cell office:value-type="string" calcext:value-type="string">
            <text:p>mouse</text:p>
          </table:table-cell>
          <table:table-cell office:value-type="float" office:value="35.772165" calcext:value-type="float">
            <text:p>35.772165</text:p>
          </table:table-cell>
        </table:table-row>
        <table:table-row table:style-name="ro2">
          <table:table-cell office:value-type="string" calcext:value-type="string">
            <text:p>Mouse Genius Micro Traveler 900S USB Gr (New Package) (8940)</text:p>
          </table:table-cell>
          <table:table-cell office:value-type="string" calcext:value-type="string">
            <text:p>mouse</text:p>
          </table:table-cell>
          <table:table-cell office:value-type="float" office:value="35.772165" calcext:value-type="float">
            <text:p>35.772165</text:p>
          </table:table-cell>
        </table:table-row>
        <table:table-row table:style-name="ro2">
          <table:table-cell office:value-type="string" calcext:value-type="string">
            <text:p>Mouse Genius Micro Traveler Black USB (7885)</text:p>
          </table:table-cell>
          <table:table-cell office:value-type="string" calcext:value-type="string">
            <text:p>mouse</text:p>
          </table:table-cell>
          <table:table-cell office:value-type="float" office:value="15.99598" calcext:value-type="float">
            <text:p>15.99598</text:p>
          </table:table-cell>
        </table:table-row>
        <table:table-row table:style-name="ro2">
          <table:table-cell office:value-type="string" calcext:value-type="string">
            <text:p>Mouse Genius Micro Traveler Ruby USB (8691)</text:p>
          </table:table-cell>
          <table:table-cell office:value-type="string" calcext:value-type="string">
            <text:p>mouse</text:p>
          </table:table-cell>
          <table:table-cell office:value-type="float" office:value="16.16615" calcext:value-type="float">
            <text:p>16.16615</text:p>
          </table:table-cell>
        </table:table-row>
        <table:table-row table:style-name="ro2">
          <table:table-cell office:value-type="string" calcext:value-type="string">
            <text:p>Mouse Genius Micro Traveler White USB (8707)</text:p>
          </table:table-cell>
          <table:table-cell office:value-type="string" calcext:value-type="string">
            <text:p>mouse</text:p>
          </table:table-cell>
          <table:table-cell office:value-type="float" office:value="15.99598" calcext:value-type="float">
            <text:p>15.99598</text:p>
          </table:table-cell>
        </table:table-row>
        <table:table-row table:style-name="ro2">
          <table:table-cell office:value-type="string" calcext:value-type="string">
            <text:p>Mouse Genius X-G200, Gaming USB (1538)</text:p>
          </table:table-cell>
          <table:table-cell office:value-type="string" calcext:value-type="string">
            <text:p>mouse</text:p>
          </table:table-cell>
          <table:table-cell office:value-type="float" office:value="12.629045" calcext:value-type="float">
            <text:p>12.629045</text:p>
          </table:table-cell>
        </table:table-row>
        <table:table-row table:style-name="ro2">
          <table:table-cell office:value-type="string" calcext:value-type="string">
            <text:p>Mouse GX/Genius Scorpion M6-400 Gaming(1217)</text:p>
          </table:table-cell>
          <table:table-cell office:value-type="string" calcext:value-type="string">
            <text:p>mouse</text:p>
          </table:table-cell>
          <table:table-cell office:value-type="float" office:value="33.18315" calcext:value-type="float">
            <text:p>33.18315</text:p>
          </table:table-cell>
        </table:table-row>
        <table:table-row table:style-name="ro2">
          <table:table-cell office:value-type="string" calcext:value-type="string">
            <text:p>Mouse GX/Genius Scorpion M8-610 Black/ Orange (Multi Lang) (1262)</text:p>
          </table:table-cell>
          <table:table-cell office:value-type="string" calcext:value-type="string">
            <text:p>mouse</text:p>
          </table:table-cell>
          <table:table-cell office:value-type="float" office:value="36.00311" calcext:value-type="float">
            <text:p>36.00311</text:p>
          </table:table-cell>
        </table:table-row>
        <table:table-row table:style-name="ro2">
          <table:table-cell office:value-type="string" calcext:value-type="string">
            <text:p>Mouse Logitech G203 Gaming Lightsync Black 910-005793</text:p>
          </table:table-cell>
          <table:table-cell office:value-type="string" calcext:value-type="string">
            <text:p>mouse</text:p>
          </table:table-cell>
          <table:table-cell office:value-type="float" office:value="50.576955" calcext:value-type="float">
            <text:p>50.576955</text:p>
          </table:table-cell>
        </table:table-row>
        <table:table-row table:style-name="ro2">
          <table:table-cell office:value-type="string" calcext:value-type="string">
            <text:p>Mouse Logitech G203 Gaming Lightsync Blue 910-005795</text:p>
          </table:table-cell>
          <table:table-cell office:value-type="string" calcext:value-type="string">
            <text:p>mouse</text:p>
          </table:table-cell>
          <table:table-cell office:value-type="float" office:value="45.958055" calcext:value-type="float">
            <text:p>45.958055</text:p>
          </table:table-cell>
        </table:table-row>
        <table:table-row table:style-name="ro2">
          <table:table-cell office:value-type="string" calcext:value-type="string">
            <text:p>Mouse Logitech G203 Gaming Lightsync Lila 910-005852</text:p>
          </table:table-cell>
          <table:table-cell office:value-type="string" calcext:value-type="string">
            <text:p>mouse</text:p>
          </table:table-cell>
          <table:table-cell office:value-type="float" office:value="45.228755" calcext:value-type="float">
            <text:p>45.228755</text:p>
          </table:table-cell>
        </table:table-row>
        <table:table-row table:style-name="ro2">
          <table:table-cell office:value-type="string" calcext:value-type="string">
            <text:p>Mouse Logitech G203 Gaming Lightsync White 910-005794</text:p>
          </table:table-cell>
          <table:table-cell office:value-type="string" calcext:value-type="string">
            <text:p>mouse</text:p>
          </table:table-cell>
          <table:table-cell office:value-type="float" office:value="47.96363" calcext:value-type="float">
            <text:p>47.96363</text:p>
          </table:table-cell>
        </table:table-row>
        <table:table-row table:style-name="ro2">
          <table:table-cell office:value-type="string" calcext:value-type="string">
            <text:p>Mouse Logitech G305 Lightspeed Wireless Blue 910-006013</text:p>
          </table:table-cell>
          <table:table-cell office:value-type="string" calcext:value-type="string">
            <text:p>mouse</text:p>
          </table:table-cell>
          <table:table-cell office:value-type="float" office:value="65.05356" calcext:value-type="float">
            <text:p>65.05356</text:p>
          </table:table-cell>
        </table:table-row>
        <table:table-row table:style-name="ro2">
          <table:table-cell office:value-type="string" calcext:value-type="string">
            <text:p>Mouse Logitech G305 Lightspeed Wireless Mint 910-006377</text:p>
          </table:table-cell>
          <table:table-cell office:value-type="string" calcext:value-type="string">
            <text:p>mouse</text:p>
          </table:table-cell>
          <table:table-cell office:value-type="float" office:value="65.05356" calcext:value-type="float">
            <text:p>65.05356</text:p>
          </table:table-cell>
        </table:table-row>
        <table:table-row table:style-name="ro2">
          <table:table-cell office:value-type="string" calcext:value-type="string">
            <text:p>Mouse Logitech M100 Black 910-001601</text:p>
          </table:table-cell>
          <table:table-cell office:value-type="string" calcext:value-type="string">
            <text:p>mouse</text:p>
          </table:table-cell>
          <table:table-cell office:value-type="float" office:value="17.30872" calcext:value-type="float">
            <text:p>17.30872</text:p>
          </table:table-cell>
        </table:table-row>
        <table:table-row table:style-name="ro2">
          <table:table-cell office:value-type="string" calcext:value-type="string">
            <text:p>Mouse Logitech M90 Dark Midnight Gray 910-004053</text:p>
          </table:table-cell>
          <table:table-cell office:value-type="string" calcext:value-type="string">
            <text:p>mouse</text:p>
          </table:table-cell>
          <table:table-cell office:value-type="float" office:value="11.06105" calcext:value-type="float">
            <text:p>11.06105</text:p>
          </table:table-cell>
        </table:table-row>
        <table:table-row table:style-name="ro2">
          <table:table-cell office:value-type="string" calcext:value-type="string">
            <text:p>Mouse Logitech Wir M170 Black Blister 910-004940</text:p>
          </table:table-cell>
          <table:table-cell office:value-type="string" calcext:value-type="string">
            <text:p>mouse</text:p>
          </table:table-cell>
          <table:table-cell office:value-type="float" office:value="22.31658" calcext:value-type="float">
            <text:p>22.31658</text:p>
          </table:table-cell>
        </table:table-row>
        <table:table-row table:style-name="ro2">
          <table:table-cell office:value-type="string" calcext:value-type="string">
            <text:p>Mouse Logitech Wir M170 Blue Blister 910-004800</text:p>
          </table:table-cell>
          <table:table-cell office:value-type="string" calcext:value-type="string">
            <text:p>mouse</text:p>
          </table:table-cell>
          <table:table-cell office:value-type="float" office:value="22.31658" calcext:value-type="float">
            <text:p>22.31658</text:p>
          </table:table-cell>
        </table:table-row>
        <table:table-row table:style-name="ro2">
          <table:table-cell office:value-type="string" calcext:value-type="string">
            <text:p>Mouse Logitech Wir M170 Red Blister 910-004941</text:p>
          </table:table-cell>
          <table:table-cell office:value-type="string" calcext:value-type="string">
            <text:p>mouse</text:p>
          </table:table-cell>
          <table:table-cell office:value-type="float" office:value="22.31658" calcext:value-type="float">
            <text:p>22.31658</text:p>
          </table:table-cell>
        </table:table-row>
        <table:table-row table:style-name="ro2">
          <table:table-cell office:value-type="string" calcext:value-type="string">
            <text:p>Mouse Logitech Wir M170 Silver Blister 910-005334</text:p>
          </table:table-cell>
          <table:table-cell office:value-type="string" calcext:value-type="string">
            <text:p>mouse</text:p>
          </table:table-cell>
          <table:table-cell office:value-type="float" office:value="22.31658" calcext:value-type="float">
            <text:p>22.31658</text:p>
          </table:table-cell>
        </table:table-row>
        <table:table-row table:style-name="ro2">
          <table:table-cell office:value-type="string" calcext:value-type="string">
            <text:p>Mouse Logitech Wir M185 Grey 910-002225</text:p>
          </table:table-cell>
          <table:table-cell office:value-type="string" calcext:value-type="string">
            <text:p>mouse</text:p>
          </table:table-cell>
          <table:table-cell office:value-type="float" office:value="33.438405" calcext:value-type="float">
            <text:p>33.438405</text:p>
          </table:table-cell>
        </table:table-row>
        <table:table-row table:style-name="ro2">
          <table:table-cell office:value-type="string" calcext:value-type="string">
            <text:p>Mouse Logitech Wir M185 Red 910-003635</text:p>
          </table:table-cell>
          <table:table-cell office:value-type="string" calcext:value-type="string">
            <text:p>mouse</text:p>
          </table:table-cell>
          <table:table-cell office:value-type="float" office:value="33.438405" calcext:value-type="float">
            <text:p>33.438405</text:p>
          </table:table-cell>
        </table:table-row>
        <table:table-row table:style-name="ro2">
          <table:table-cell office:value-type="string" calcext:value-type="string">
            <text:p>Mouse Logitech Wir M220 Silent White 910-006125</text:p>
          </table:table-cell>
          <table:table-cell office:value-type="string" calcext:value-type="string">
            <text:p>mouse</text:p>
          </table:table-cell>
          <table:table-cell office:value-type="float" office:value="33.438405" calcext:value-type="float">
            <text:p>33.438405</text:p>
          </table:table-cell>
        </table:table-row>
        <table:table-row table:style-name="ro2">
          <table:table-cell office:value-type="string" calcext:value-type="string">
            <text:p>Mouse Logitech Wir M280 Grey 910-004285</text:p>
          </table:table-cell>
          <table:table-cell office:value-type="string" calcext:value-type="string">
            <text:p>mouse</text:p>
          </table:table-cell>
          <table:table-cell office:value-type="float" office:value="38.349025" calcext:value-type="float">
            <text:p>38.349025</text:p>
          </table:table-cell>
        </table:table-row>
        <table:table-row table:style-name="ro2">
          <table:table-cell office:value-type="string" calcext:value-type="string">
            <text:p>Mouse Logitech Wir M280 Red 910-004286</text:p>
          </table:table-cell>
          <table:table-cell office:value-type="string" calcext:value-type="string">
            <text:p>mouse</text:p>
          </table:table-cell>
          <table:table-cell office:value-type="float" office:value="38.349025" calcext:value-type="float">
            <text:p>38.349025</text:p>
          </table:table-cell>
        </table:table-row>
        <table:table-row table:style-name="ro2">
          <table:table-cell office:value-type="string" calcext:value-type="string">
            <text:p>Mouse Logitech Wir M350 Pebble Rose 910-005769</text:p>
          </table:table-cell>
          <table:table-cell office:value-type="string" calcext:value-type="string">
            <text:p>mouse</text:p>
          </table:table-cell>
          <table:table-cell office:value-type="float" office:value="50.22446" calcext:value-type="float">
            <text:p>50.22446</text:p>
          </table:table-cell>
        </table:table-row>
        <table:table-row table:style-name="ro2">
          <table:table-cell office:value-type="string" calcext:value-type="string">
            <text:p>Mouse Logitech Wir M350 Pebble White 910-005770</text:p>
          </table:table-cell>
          <table:table-cell office:value-type="string" calcext:value-type="string">
            <text:p>mouse</text:p>
          </table:table-cell>
          <table:table-cell office:value-type="float" office:value="50.22446" calcext:value-type="float">
            <text:p>50.22446</text:p>
          </table:table-cell>
        </table:table-row>
        <table:table-row table:style-name="ro2">
          <table:table-cell office:value-type="string" calcext:value-type="string">
            <text:p>Mouse Logitech Wir Mini M187 Blue Blister 910-005360</text:p>
          </table:table-cell>
          <table:table-cell office:value-type="string" calcext:value-type="string">
            <text:p>mouse</text:p>
          </table:table-cell>
          <table:table-cell office:value-type="float" office:value="36.24621" calcext:value-type="float">
            <text:p>36.24621</text:p>
          </table:table-cell>
        </table:table-row>
        <table:table-row table:style-name="ro2">
          <table:table-cell office:value-type="string" calcext:value-type="string">
            <text:p>Mouse Logitech Wir Mini M187 Green Blister 910-005363</text:p>
          </table:table-cell>
          <table:table-cell office:value-type="string" calcext:value-type="string">
            <text:p>mouse</text:p>
          </table:table-cell>
          <table:table-cell office:value-type="float" office:value="36.24621" calcext:value-type="float">
            <text:p>36.24621</text:p>
          </table:table-cell>
        </table:table-row>
        <table:table-row table:style-name="ro2">
          <table:table-cell office:value-type="string" calcext:value-type="string">
            <text:p>Mouse Logitech Wir Mini M187 Pink Blister 910-005364</text:p>
          </table:table-cell>
          <table:table-cell office:value-type="string" calcext:value-type="string">
            <text:p>mouse</text:p>
          </table:table-cell>
          <table:table-cell office:value-type="float" office:value="36.24621" calcext:value-type="float">
            <text:p>36.24621</text:p>
          </table:table-cell>
        </table:table-row>
        <table:table-row table:style-name="ro2">
          <table:table-cell office:value-type="string" calcext:value-type="string">
            <text:p>Mouse Logitech Wir MX Anywhere 3 Gris 910-005993</text:p>
          </table:table-cell>
          <table:table-cell office:value-type="string" calcext:value-type="string">
            <text:p>mouse</text:p>
          </table:table-cell>
          <table:table-cell office:value-type="float" office:value="139.867585" calcext:value-type="float">
            <text:p>139.867585</text:p>
          </table:table-cell>
        </table:table-row>
        <table:table-row table:style-name="ro2">
          <table:table-cell office:value-type="string" calcext:value-type="string">
            <text:p>Mouse Logitech Wir MX Anywhere 3 Negro <text:s/>910-005992</text:p>
          </table:table-cell>
          <table:table-cell office:value-type="string" calcext:value-type="string">
            <text:p>mouse</text:p>
          </table:table-cell>
          <table:table-cell office:value-type="float" office:value="139.867585" calcext:value-type="float">
            <text:p>139.867585</text:p>
          </table:table-cell>
        </table:table-row>
        <table:table-row table:style-name="ro2">
          <table:table-cell office:value-type="string" calcext:value-type="string">
            <text:p>Mouse Logitech Wir MX Anywhere 3 Rosa 910-005994</text:p>
          </table:table-cell>
          <table:table-cell office:value-type="string" calcext:value-type="string">
            <text:p>mouse</text:p>
          </table:table-cell>
          <table:table-cell office:value-type="float" office:value="139.867585" calcext:value-type="float">
            <text:p>139.867585</text:p>
          </table:table-cell>
        </table:table-row>
        <table:table-row table:style-name="ro2">
          <table:table-cell office:value-type="string" calcext:value-type="string">
            <text:p>Mouse TT Talon Elit RGB 5000dpi + Mouse Pad Dasher Mini Black (2660)</text:p>
          </table:table-cell>
          <table:table-cell office:value-type="string" calcext:value-type="string">
            <text:p>mouse</text:p>
          </table:table-cell>
          <table:table-cell office:value-type="float" office:value="23.02157" calcext:value-type="float">
            <text:p>23.02157</text:p>
          </table:table-cell>
        </table:table-row>
        <table:table-row table:style-name="ro2">
          <table:table-cell office:value-type="string" calcext:value-type="string">
            <text:p>Mouse Pad Corsair MM300 PRO Premium Anti-derrames Medium Black (9474)</text:p>
          </table:table-cell>
          <table:table-cell office:value-type="string" calcext:value-type="string">
            <text:p>mouse</text:p>
          </table:table-cell>
          <table:table-cell office:value-type="float" office:value="33.75416" calcext:value-type="float">
            <text:p>33.75416</text:p>
          </table:table-cell>
        </table:table-row>
        <table:table-row table:style-name="ro2">
          <table:table-cell office:value-type="string" calcext:value-type="string">
            <text:p>Mouse Pad Razer Gigantus V2 Soft 3XL - 1200x550mm (8620)</text:p>
          </table:table-cell>
          <table:table-cell office:value-type="string" calcext:value-type="string">
            <text:p>mouse</text:p>
          </table:table-cell>
          <table:table-cell office:value-type="float" office:value="128.76094" calcext:value-type="float">
            <text:p>128.76094</text:p>
          </table:table-cell>
        </table:table-row>
        <table:table-row table:style-name="ro2">
          <table:table-cell office:value-type="string" calcext:value-type="string">
            <text:p>Mouse Pad Razer Gigantus V2 Soft Medium - 360x275mm (8514)</text:p>
          </table:table-cell>
          <table:table-cell office:value-type="string" calcext:value-type="string">
            <text:p>mouse</text:p>
          </table:table-cell>
          <table:table-cell office:value-type="float" office:value="24.91632" calcext:value-type="float">
            <text:p>24.91632</text:p>
          </table:table-cell>
        </table:table-row>
        <table:table-row table:style-name="ro2">
          <table:table-cell office:value-type="string" calcext:value-type="string">
            <text:p>Mouse Pad Razer Gigantus V2 Soft XXL - 940x410mm (8613)</text:p>
          </table:table-cell>
          <table:table-cell office:value-type="string" calcext:value-type="string">
            <text:p>mouse</text:p>
          </table:table-cell>
          <table:table-cell office:value-type="float" office:value="78.91499" calcext:value-type="float">
            <text:p>78.91499</text:p>
          </table:table-cell>
        </table:table-row>
        <table:table-row table:style-name="ro2">
          <table:table-cell office:value-type="string" calcext:value-type="string">
            <text:p>Mouse Pad Genius G-Pad 300S (320 x 270 x 3mm) (6687)</text:p>
          </table:table-cell>
          <table:table-cell office:value-type="string" calcext:value-type="string">
            <text:p>mouse</text:p>
          </table:table-cell>
          <table:table-cell office:value-type="float" office:value="14.76079" calcext:value-type="float">
            <text:p>14.76079</text:p>
          </table:table-cell>
        </table:table-row>
        <table:table-row table:style-name="ro2">
          <table:table-cell office:value-type="string" calcext:value-type="string">
            <text:p>Mouse Pad Genius G-Pad 800S (800 x 300 x 3mm) (6663)</text:p>
          </table:table-cell>
          <table:table-cell office:value-type="string" calcext:value-type="string">
            <text:p>mouse</text:p>
          </table:table-cell>
          <table:table-cell office:value-type="float" office:value="31.09216" calcext:value-type="float">
            <text:p>31.09216</text:p>
          </table:table-cell>
        </table:table-row>
        <table:table-row table:style-name="ro2">
          <table:table-cell office:value-type="string" calcext:value-type="string">
            <text:p>Mouse Pad Genius G-WMP 100 (250 x 230 x 25mm) (6700)</text:p>
          </table:table-cell>
          <table:table-cell office:value-type="string" calcext:value-type="string">
            <text:p>mouse</text:p>
          </table:table-cell>
          <table:table-cell office:value-type="float" office:value="26.2207" calcext:value-type="float">
            <text:p>26.2207</text:p>
          </table:table-cell>
        </table:table-row>
        <table:table-row table:style-name="ro2">
          <table:table-cell office:value-type="string" calcext:value-type="string">
            <text:p>Mouse Pad Genius G-WP 100 (460 x 85 x 25mm)</text:p>
          </table:table-cell>
          <table:table-cell office:value-type="string" calcext:value-type="string">
            <text:p>mouse</text:p>
          </table:table-cell>
          <table:table-cell office:value-type="float" office:value="12.5114" calcext:value-type="float">
            <text:p>12.5114</text:p>
          </table:table-cell>
        </table:table-row>
        <table:table-row table:style-name="ro2">
          <table:table-cell office:value-type="string" calcext:value-type="string">
            <text:p>Mouse Pad Genius Q-Pad 100 (174 x 71 x 24mm)</text:p>
          </table:table-cell>
          <table:table-cell office:value-type="string" calcext:value-type="string">
            <text:p>mouse</text:p>
          </table:table-cell>
          <table:table-cell office:value-type="float" office:value="11.73942" calcext:value-type="float">
            <text:p>11.73942</text:p>
          </table:table-cell>
        </table:table-row>
        <table:table-row table:style-name="ro2">
          <table:table-cell office:value-type="string" calcext:value-type="string">
            <text:p>Mouse TT Talon Elit RGB 5000dpi + Mouse Pad Dasher Mini Black (2660)</text:p>
          </table:table-cell>
          <table:table-cell office:value-type="string" calcext:value-type="string">
            <text:p>mouse</text:p>
          </table:table-cell>
          <table:table-cell office:value-type="float" office:value="23.02157" calcext:value-type="float">
            <text:p>23.02157</text:p>
          </table:table-cell>
        </table:table-row>
        <table:table-row table:style-name="ro2">
          <table:table-cell office:value-type="string" calcext:value-type="string">
            <text:p>Parlante Genius SoundBar 200 USB BLACK BT (9695)</text:p>
          </table:table-cell>
          <table:table-cell office:value-type="string" calcext:value-type="string">
            <text:p>parlantes</text:p>
          </table:table-cell>
          <table:table-cell office:value-type="float" office:value="44.02948" calcext:value-type="float">
            <text:p>44.02948</text:p>
          </table:table-cell>
        </table:table-row>
        <table:table-row table:style-name="ro2">
          <table:table-cell office:value-type="string" calcext:value-type="string">
            <text:p>Parlante Genius SP-HF380 BT USB W00D (8247)</text:p>
          </table:table-cell>
          <table:table-cell office:value-type="string" calcext:value-type="string">
            <text:p>parlantes</text:p>
          </table:table-cell>
          <table:table-cell office:value-type="float" office:value="37.76047" calcext:value-type="float">
            <text:p>37.76047</text:p>
          </table:table-cell>
        </table:table-row>
        <table:table-row table:style-name="ro2">
          <table:table-cell office:value-type="string" calcext:value-type="string">
            <text:p>Parlante Genius SP-HF380 BT USB W00D (New Package) (9527)</text:p>
          </table:table-cell>
          <table:table-cell office:value-type="string" calcext:value-type="string">
            <text:p>parlantes</text:p>
          </table:table-cell>
          <table:table-cell office:value-type="float" office:value="38.51914" calcext:value-type="float">
            <text:p>38.51914</text:p>
          </table:table-cell>
        </table:table-row>
        <table:table-row table:style-name="ro2">
          <table:table-cell office:value-type="string" calcext:value-type="string">
            <text:p>Parlante JBL BLUETOOTH CHARGE 5 Negro (2163)</text:p>
          </table:table-cell>
          <table:table-cell office:value-type="string" calcext:value-type="string">
            <text:p>parlantes</text:p>
          </table:table-cell>
          <table:table-cell office:value-type="float" office:value="397.38336" calcext:value-type="float">
            <text:p>397.38336</text:p>
          </table:table-cell>
        </table:table-row>
        <table:table-row table:style-name="ro2">
          <table:table-cell office:value-type="string" calcext:value-type="string">
            <text:p>PARLANTE JBL BLUETOOTH CHARGE ESSENTIAL 2 GUN METAL (4586)</text:p>
          </table:table-cell>
          <table:table-cell office:value-type="string" calcext:value-type="string">
            <text:p>parlantes</text:p>
          </table:table-cell>
          <table:table-cell office:value-type="float" office:value="302.137" calcext:value-type="float">
            <text:p>302.137</text:p>
          </table:table-cell>
        </table:table-row>
        <table:table-row table:style-name="ro2">
          <table:table-cell office:value-type="string" calcext:value-type="string">
            <text:p>PARLANTE JBL BLUETOOTH FLIP6 NEGRO (3060)</text:p>
          </table:table-cell>
          <table:table-cell office:value-type="string" calcext:value-type="string">
            <text:p>parlantes</text:p>
          </table:table-cell>
          <table:table-cell office:value-type="float" office:value="306.30303" calcext:value-type="float">
            <text:p>306.30303</text:p>
          </table:table-cell>
        </table:table-row>
        <table:table-row table:style-name="ro2">
          <table:table-cell office:value-type="string" calcext:value-type="string">
            <text:p>Parlante JBL BLUETOOTH FLIP6 ROSA (3114)</text:p>
          </table:table-cell>
          <table:table-cell office:value-type="string" calcext:value-type="string">
            <text:p>parlantes</text:p>
          </table:table-cell>
          <table:table-cell office:value-type="float" office:value="306.30303" calcext:value-type="float">
            <text:p>306.30303</text:p>
          </table:table-cell>
        </table:table-row>
        <table:table-row table:style-name="ro2">
          <table:table-cell office:value-type="string" calcext:value-type="string">
            <text:p>Parlante JBL BLUETOOTH FLIP6 VERDE (3138)</text:p>
          </table:table-cell>
          <table:table-cell office:value-type="string" calcext:value-type="string">
            <text:p>parlantes</text:p>
          </table:table-cell>
          <table:table-cell office:value-type="float" office:value="306.30303" calcext:value-type="float">
            <text:p>306.30303</text:p>
          </table:table-cell>
        </table:table-row>
        <table:table-row table:style-name="ro2">
          <table:table-cell office:value-type="string" calcext:value-type="string">
            <text:p>Parlante JBL BLUETOOTH GO3 AZUL SUMERGIBLE (9156)</text:p>
          </table:table-cell>
          <table:table-cell office:value-type="string" calcext:value-type="string">
            <text:p>parlantes</text:p>
          </table:table-cell>
          <table:table-cell office:value-type="float" office:value="114.95847" calcext:value-type="float">
            <text:p>114.95847</text:p>
          </table:table-cell>
        </table:table-row>
        <table:table-row table:style-name="ro2">
          <table:table-cell office:value-type="string" calcext:value-type="string">
            <text:p>Parlante JBL BLUETOOTH GO3 ROJO SUMERGIBLE (5523)</text:p>
          </table:table-cell>
          <table:table-cell office:value-type="string" calcext:value-type="string">
            <text:p>parlantes</text:p>
          </table:table-cell>
          <table:table-cell office:value-type="float" office:value="114.95847" calcext:value-type="float">
            <text:p>114.95847</text:p>
          </table:table-cell>
        </table:table-row>
        <table:table-row table:style-name="ro2">
          <table:table-cell office:value-type="string" calcext:value-type="string">
            <text:p>Parlantes Genius SP-U125 USB BLK (9367)</text:p>
          </table:table-cell>
          <table:table-cell office:value-type="string" calcext:value-type="string">
            <text:p>parlantes</text:p>
          </table:table-cell>
          <table:table-cell office:value-type="float" office:value="27.99093" calcext:value-type="float">
            <text:p>27.99093</text:p>
          </table:table-cell>
        </table:table-row>
        <table:table-row table:style-name="ro2">
          <table:table-cell office:value-type="string" calcext:value-type="string">
            <text:p>Parlantes Genius SW-2.1 300 10W (Black) (9565)</text:p>
          </table:table-cell>
          <table:table-cell office:value-type="string" calcext:value-type="string">
            <text:p>parlantes</text:p>
          </table:table-cell>
          <table:table-cell office:value-type="float" office:value="88.47157" calcext:value-type="float">
            <text:p>88.47157</text:p>
          </table:table-cell>
        </table:table-row>
        <table:table-row table:style-name="ro2">
          <table:table-cell office:value-type="string" calcext:value-type="string">
            <text:p>Parlantes Genius SW-2.1 300X 10W (Black) (9466)</text:p>
          </table:table-cell>
          <table:table-cell office:value-type="string" calcext:value-type="string">
            <text:p>parlantes</text:p>
          </table:table-cell>
          <table:table-cell office:value-type="float" office:value="85.07752" calcext:value-type="float">
            <text:p>85.07752</text:p>
          </table:table-cell>
        </table:table-row>
        <table:table-row table:style-name="ro2">
          <table:table-cell office:value-type="string" calcext:value-type="string">
            <text:p>Parlantes Genius SW-2.1 350 10W (9459)</text:p>
          </table:table-cell>
          <table:table-cell office:value-type="string" calcext:value-type="string">
            <text:p>parlantes</text:p>
          </table:table-cell>
          <table:table-cell office:value-type="float" office:value="129.58616" calcext:value-type="float">
            <text:p>129.58616</text:p>
          </table:table-cell>
        </table:table-row>
        <table:table-row table:style-name="ro2">
          <table:table-cell office:value-type="string" calcext:value-type="string">
            <text:p>Parlantes Genius SW-2.1 350 10W (madera) (9442)</text:p>
          </table:table-cell>
          <table:table-cell office:value-type="string" calcext:value-type="string">
            <text:p>parlantes</text:p>
          </table:table-cell>
          <table:table-cell office:value-type="float" office:value="129.58616" calcext:value-type="float">
            <text:p>129.58616</text:p>
          </table:table-cell>
        </table:table-row>
        <table:table-row table:style-name="ro2">
          <table:table-cell office:value-type="string" calcext:value-type="string">
            <text:p>Parlantes Genius SW-G2.1 1200 BLK 100-24V (9756)</text:p>
          </table:table-cell>
          <table:table-cell office:value-type="string" calcext:value-type="string">
            <text:p>parlantes</text:p>
          </table:table-cell>
          <table:table-cell office:value-type="float" office:value="193.70043" calcext:value-type="float">
            <text:p>193.70043</text:p>
          </table:table-cell>
        </table:table-row>
        <table:table-row table:style-name="ro2">
          <table:table-cell office:value-type="string" calcext:value-type="string">
            <text:p>Parlantes GX/Genius SW-G2.1 1000 BLK 100-240V Gaming (9718)</text:p>
          </table:table-cell>
          <table:table-cell office:value-type="string" calcext:value-type="string">
            <text:p>parlantes</text:p>
          </table:table-cell>
          <table:table-cell office:value-type="float" office:value="150.2699" calcext:value-type="float">
            <text:p>150.2699</text:p>
          </table:table-cell>
        </table:table-row>
        <table:table-row table:style-name="ro2">
          <table:table-cell office:value-type="string" calcext:value-type="string">
            <text:p>STEREO SWITCHING BOX Genius (2100)</text:p>
          </table:table-cell>
          <table:table-cell office:value-type="string" calcext:value-type="string">
            <text:p>parlantes</text:p>
          </table:table-cell>
          <table:table-cell office:value-type="float" office:value="27.81064" calcext:value-type="float">
            <text:p>27.81064</text:p>
          </table:table-cell>
        </table:table-row>
        <table:table-row table:style-name="ro2">
          <table:table-cell office:value-type="string" calcext:value-type="string">
            <text:p>Parlante Genius SP-HF180 6W USB Black (7158)</text:p>
          </table:table-cell>
          <table:table-cell office:value-type="string" calcext:value-type="string">
            <text:p>parlantes</text:p>
          </table:table-cell>
          <table:table-cell office:value-type="float" office:value="27.6848" calcext:value-type="float">
            <text:p>27.6848</text:p>
          </table:table-cell>
        </table:table-row>
        <table:table-row table:style-name="ro2">
          <table:table-cell office:value-type="string" calcext:value-type="string">
            <text:p>Parlante Genius SP-HF180 6W USB WOOD (6991)</text:p>
          </table:table-cell>
          <table:table-cell office:value-type="string" calcext:value-type="string">
            <text:p>parlantes</text:p>
          </table:table-cell>
          <table:table-cell office:value-type="float" office:value="27.6848" calcext:value-type="float">
            <text:p>27.6848</text:p>
          </table:table-cell>
        </table:table-row>
        <table:table-row table:style-name="ro2">
          <table:table-cell office:value-type="string" calcext:value-type="string">
            <text:p>Parlante Genius SP-HF280 6W USB WOOD</text:p>
          </table:table-cell>
          <table:table-cell office:value-type="string" calcext:value-type="string">
            <text:p>parlantes</text:p>
          </table:table-cell>
          <table:table-cell office:value-type="float" office:value="30.55976" calcext:value-type="float">
            <text:p>30.55976</text:p>
          </table:table-cell>
        </table:table-row>
        <table:table-row table:style-name="ro2">
          <table:table-cell office:value-type="string" calcext:value-type="string">
            <text:p>Parlante Genius SP-HF2800 (BT) (9145)</text:p>
          </table:table-cell>
          <table:table-cell office:value-type="string" calcext:value-type="string">
            <text:p>parlantes</text:p>
          </table:table-cell>
          <table:table-cell office:value-type="float" office:value="196.3091592" calcext:value-type="float">
            <text:p>196.3091592</text:p>
          </table:table-cell>
        </table:table-row>
        <table:table-row table:style-name="ro2">
          <table:table-cell office:value-type="string" calcext:value-type="string">
            <text:p>Parlante JBL BLUETOOTH CHARGE 5 ROJO (2187)</text:p>
          </table:table-cell>
          <table:table-cell office:value-type="string" calcext:value-type="string">
            <text:p>parlantes</text:p>
          </table:table-cell>
          <table:table-cell office:value-type="float" office:value="397.38336" calcext:value-type="float">
            <text:p>397.38336</text:p>
          </table:table-cell>
        </table:table-row>
        <table:table-row table:style-name="ro2">
          <table:table-cell office:value-type="string" calcext:value-type="string">
            <text:p>Parlante JBL BLUETOOTH CLIP4 ROJO (9446)</text:p>
          </table:table-cell>
          <table:table-cell office:value-type="string" calcext:value-type="string">
            <text:p>parlantes</text:p>
          </table:table-cell>
          <table:table-cell office:value-type="float" office:value="102.84637" calcext:value-type="float">
            <text:p>102.84637</text:p>
          </table:table-cell>
        </table:table-row>
        <table:table-row table:style-name="ro2">
          <table:table-cell office:value-type="string" calcext:value-type="string">
            <text:p>Parlante JBL BLUETOOTH GO3 NEGRO SUMERGIBLE (5509)</text:p>
          </table:table-cell>
          <table:table-cell office:value-type="string" calcext:value-type="string">
            <text:p>parlantes</text:p>
          </table:table-cell>
          <table:table-cell office:value-type="float" office:value="114.95847" calcext:value-type="float">
            <text:p>114.95847</text:p>
          </table:table-cell>
        </table:table-row>
        <table:table-row table:style-name="ro2">
          <table:table-cell office:value-type="string" calcext:value-type="string">
            <text:p>Parlante Logitech S150 DIGITAL ESTEREO Negro 980-001004</text:p>
          </table:table-cell>
          <table:table-cell office:value-type="string" calcext:value-type="string">
            <text:p>parlantes</text:p>
          </table:table-cell>
          <table:table-cell office:value-type="float" office:value="34.65924" calcext:value-type="float">
            <text:p>34.65924</text:p>
          </table:table-cell>
        </table:table-row>
        <table:table-row table:style-name="ro2">
          <table:table-cell office:value-type="string" calcext:value-type="string">
            <text:p>Parlante Logitech Z120 Stereo 3.5 USB 5W 980-000573</text:p>
          </table:table-cell>
          <table:table-cell office:value-type="string" calcext:value-type="string">
            <text:p>parlantes</text:p>
          </table:table-cell>
          <table:table-cell office:value-type="float" office:value="28.56326" calcext:value-type="float">
            <text:p>28.56326</text:p>
          </table:table-cell>
        </table:table-row>
        <table:table-row table:style-name="ro2">
          <table:table-cell office:value-type="string" calcext:value-type="string">
            <text:p>Parlantes Genius SP-HF500A II 220v (8254)</text:p>
          </table:table-cell>
          <table:table-cell office:value-type="string" calcext:value-type="string">
            <text:p>parlantes</text:p>
          </table:table-cell>
          <table:table-cell office:value-type="float" office:value="122.35883" calcext:value-type="float">
            <text:p>122.35883</text:p>
          </table:table-cell>
        </table:table-row>
        <table:table-row table:style-name="ro2">
          <table:table-cell office:value-type="string" calcext:value-type="string">
            <text:p>Parlantes Genius SP-HF800A II 20W (6373)</text:p>
          </table:table-cell>
          <table:table-cell office:value-type="string" calcext:value-type="string">
            <text:p>parlantes</text:p>
          </table:table-cell>
          <table:table-cell office:value-type="float" office:value="151.13505" calcext:value-type="float">
            <text:p>151.13505</text:p>
          </table:table-cell>
        </table:table-row>
        <table:table-row table:style-name="ro2">
          <table:table-cell office:value-type="string" calcext:value-type="string">
            <text:p>Parlantes Genius SP-Q160 USB BLUE (7141)</text:p>
          </table:table-cell>
          <table:table-cell office:value-type="string" calcext:value-type="string">
            <text:p>parlantes</text:p>
          </table:table-cell>
          <table:table-cell office:value-type="float" office:value="25.98112" calcext:value-type="float">
            <text:p>25.98112</text:p>
          </table:table-cell>
        </table:table-row>
        <table:table-row table:style-name="ro2">
          <table:table-cell office:value-type="string" calcext:value-type="string">
            <text:p>Parlantes Genius SP-Q160 USB GRAY (7110)</text:p>
          </table:table-cell>
          <table:table-cell office:value-type="string" calcext:value-type="string">
            <text:p>parlantes</text:p>
          </table:table-cell>
          <table:table-cell office:value-type="float" office:value="25.98112" calcext:value-type="float">
            <text:p>25.98112</text:p>
          </table:table-cell>
        </table:table-row>
        <table:table-row table:style-name="ro2">
          <table:table-cell office:value-type="string" calcext:value-type="string">
            <text:p>Parlantes GX/Genius SW-G2.1 2000 II BLK 100-240V Gaming</text:p>
          </table:table-cell>
          <table:table-cell office:value-type="string" calcext:value-type="string">
            <text:p>parlantes</text:p>
          </table:table-cell>
          <table:table-cell office:value-type="float" office:value="239.58" calcext:value-type="float">
            <text:p>239.58</text:p>
          </table:table-cell>
        </table:table-row>
        <table:table-row table:style-name="ro2">
          <table:table-cell office:value-type="string" calcext:value-type="string">
            <text:p>Parlantes GX/Genius SW-G2.1 3000 II BLK 100-240V Gaming (8353)</text:p>
          </table:table-cell>
          <table:table-cell office:value-type="string" calcext:value-type="string">
            <text:p>parlantes</text:p>
          </table:table-cell>
          <table:table-cell office:value-type="float" office:value="213.06648" calcext:value-type="float">
            <text:p>213.06648</text:p>
          </table:table-cell>
        </table:table-row>
        <table:table-row table:style-name="ro2">
          <table:table-cell office:value-type="string" calcext:value-type="string">
            <text:p>Teclado+Mouse Genius LuxeMate Q8000 BLK (9275)</text:p>
          </table:table-cell>
          <table:table-cell office:value-type="string" calcext:value-type="string">
            <text:p>teclados</text:p>
          </table:table-cell>
          <table:table-cell office:value-type="float" office:value="42.10492" calcext:value-type="float">
            <text:p>42.10492</text:p>
          </table:table-cell>
        </table:table-row>
        <table:table-row table:style-name="ro2">
          <table:table-cell office:value-type="string" calcext:value-type="string">
            <text:p>Teclado+Mouse Wirel. Genius KM-8100 (New Package) (6250)</text:p>
          </table:table-cell>
          <table:table-cell office:value-type="string" calcext:value-type="string">
            <text:p>teclados</text:p>
          </table:table-cell>
          <table:table-cell office:value-type="float" office:value="41.655185" calcext:value-type="float">
            <text:p>41.655185</text:p>
          </table:table-cell>
        </table:table-row>
        <table:table-row table:style-name="ro2">
          <table:table-cell office:value-type="string" calcext:value-type="string">
            <text:p>Teclado+Mouse Genius KM-200 USB BLK (6229)</text:p>
          </table:table-cell>
          <table:table-cell office:value-type="string" calcext:value-type="string">
            <text:p>teclados</text:p>
          </table:table-cell>
          <table:table-cell office:value-type="float" office:value="28.454855" calcext:value-type="float">
            <text:p>28.454855</text:p>
          </table:table-cell>
        </table:table-row>
        <table:table-row table:style-name="ro2">
          <table:table-cell office:value-type="string" calcext:value-type="string">
            <text:p>Teclado+Mouse Logitech MK120 Black 920-004428</text:p>
          </table:table-cell>
          <table:table-cell office:value-type="string" calcext:value-type="string">
            <text:p>teclados</text:p>
          </table:table-cell>
          <table:table-cell office:value-type="float" office:value="39.564525" calcext:value-type="float">
            <text:p>39.564525</text:p>
          </table:table-cell>
        </table:table-row>
        <table:table-row table:style-name="ro2">
          <table:table-cell office:value-type="string" calcext:value-type="string">
            <text:p>Teclado+Mouse Logitech Wir MK235 Grey 920-007901</text:p>
          </table:table-cell>
          <table:table-cell office:value-type="string" calcext:value-type="string">
            <text:p>teclados</text:p>
          </table:table-cell>
          <table:table-cell office:value-type="float" office:value="54.612415" calcext:value-type="float">
            <text:p>54.612415</text:p>
          </table:table-cell>
        </table:table-row>
        <table:table-row table:style-name="ro2">
          <table:table-cell office:value-type="string" calcext:value-type="string">
            <text:p>Teclado+Mouse Logitech Wir MK270 Blk 920-004432</text:p>
          </table:table-cell>
          <table:table-cell office:value-type="string" calcext:value-type="string">
            <text:p>teclados</text:p>
          </table:table-cell>
          <table:table-cell office:value-type="float" office:value="65.867945" calcext:value-type="float">
            <text:p>65.867945</text:p>
          </table:table-cell>
        </table:table-row>
        <table:table-row table:style-name="ro2">
          <table:table-cell office:value-type="string" calcext:value-type="string">
            <text:p>NumPad Genius 110 USB (9251)</text:p>
          </table:table-cell>
          <table:table-cell office:value-type="string" calcext:value-type="string">
            <text:p>teclados</text:p>
          </table:table-cell>
          <table:table-cell office:value-type="float" office:value="19.56955" calcext:value-type="float">
            <text:p>19.56955</text:p>
          </table:table-cell>
        </table:table-row>
        <table:table-row table:style-name="ro2">
          <table:table-cell office:value-type="string" calcext:value-type="string">
            <text:p>Teclado Corsair K55 RGB PRO XT iCue Macro Key (1637)</text:p>
          </table:table-cell>
          <table:table-cell office:value-type="string" calcext:value-type="string">
            <text:p>teclados</text:p>
          </table:table-cell>
          <table:table-cell office:value-type="float" office:value="101.287615" calcext:value-type="float">
            <text:p>101.287615</text:p>
          </table:table-cell>
        </table:table-row>
        <table:table-row table:style-name="ro2">
          <table:table-cell office:value-type="string" calcext:value-type="string">
            <text:p>Teclado Corsair K55 RGB PRO XT iCue Macro Key English (1590)</text:p>
          </table:table-cell>
          <table:table-cell office:value-type="string" calcext:value-type="string">
            <text:p>teclados</text:p>
          </table:table-cell>
          <table:table-cell office:value-type="float" office:value="99.96272" calcext:value-type="float">
            <text:p>99.96272</text:p>
          </table:table-cell>
        </table:table-row>
        <table:table-row table:style-name="ro2">
          <table:table-cell office:value-type="string" calcext:value-type="string">
            <text:p>Teclado HyperX Alloy Origins 60 Aqua Switch (1311)</text:p>
          </table:table-cell>
          <table:table-cell office:value-type="string" calcext:value-type="string">
            <text:p>teclados</text:p>
          </table:table-cell>
          <table:table-cell office:value-type="float" office:value="155.80279" calcext:value-type="float">
            <text:p>155.80279</text:p>
          </table:table-cell>
        </table:table-row>
        <table:table-row table:style-name="ro2">
          <table:table-cell office:value-type="string" calcext:value-type="string">
            <text:p>Teclado HyperX Alloy Origins 65 Mecanico HKBO1T-RD-US/N (6074)</text:p>
          </table:table-cell>
          <table:table-cell office:value-type="string" calcext:value-type="string">
            <text:p>teclados</text:p>
          </table:table-cell>
          <table:table-cell office:value-type="float" office:value="161.527795" calcext:value-type="float">
            <text:p>161.527795</text:p>
          </table:table-cell>
        </table:table-row>
        <table:table-row table:style-name="ro2">
          <table:table-cell office:value-type="string" calcext:value-type="string">
            <text:p>Teclado Logitech Pop Keys Mecanico Yellow 920-010713</text:p>
          </table:table-cell>
          <table:table-cell office:value-type="string" calcext:value-type="string">
            <text:p>teclados</text:p>
          </table:table-cell>
          <table:table-cell office:value-type="float" office:value="143.55055" calcext:value-type="float">
            <text:p>143.55055</text:p>
          </table:table-cell>
        </table:table-row>
        <table:table-row table:style-name="ro2">
          <table:table-cell office:value-type="string" calcext:value-type="string">
            <text:p>Teclado Logitech Wireless K650 White 920-010964</text:p>
          </table:table-cell>
          <table:table-cell office:value-type="string" calcext:value-type="string">
            <text:p>teclados</text:p>
          </table:table-cell>
          <table:table-cell office:value-type="float" office:value="82.55676" calcext:value-type="float">
            <text:p>82.55676</text:p>
          </table:table-cell>
        </table:table-row>
        <table:table-row table:style-name="ro2">
          <table:table-cell office:value-type="string" calcext:value-type="string">
            <text:p>Teclado Razer BlackWidow V3 Pro Wireless Mechanical Switch Green US Layout Black (5305)</text:p>
          </table:table-cell>
          <table:table-cell office:value-type="string" calcext:value-type="string">
            <text:p>teclados</text:p>
          </table:table-cell>
          <table:table-cell office:value-type="float" office:value="334.45698" calcext:value-type="float">
            <text:p>334.45698</text:p>
          </table:table-cell>
        </table:table-row>
        <table:table-row table:style-name="ro2">
          <table:table-cell office:value-type="string" calcext:value-type="string">
            <text:p>Teclado Razer Huntsman Mini 60% Analog Switch US Layout Black (8146)</text:p>
          </table:table-cell>
          <table:table-cell office:value-type="string" calcext:value-type="string">
            <text:p>teclados</text:p>
          </table:table-cell>
          <table:table-cell office:value-type="float" office:value="225.536025" calcext:value-type="float">
            <text:p>225.536025</text:p>
          </table:table-cell>
        </table:table-row>
        <table:table-row table:style-name="ro2">
          <table:table-cell office:value-type="string" calcext:value-type="string">
            <text:p>Teclado Razer Huntsman Mini 60% Optical Switch Purple Mercury Edition (5756)</text:p>
          </table:table-cell>
          <table:table-cell office:value-type="string" calcext:value-type="string">
            <text:p>teclados</text:p>
          </table:table-cell>
          <table:table-cell office:value-type="float" office:value="169.14898" calcext:value-type="float">
            <text:p>169.14898</text:p>
          </table:table-cell>
        </table:table-row>
        <table:table-row table:style-name="ro2">
          <table:table-cell office:value-type="string" calcext:value-type="string">
            <text:p>Teclado Razer Huntsman V2 Analog Optical SP Layout Black (6692)</text:p>
          </table:table-cell>
          <table:table-cell office:value-type="string" calcext:value-type="string">
            <text:p>teclados</text:p>
          </table:table-cell>
          <table:table-cell office:value-type="float" office:value="502.961745" calcext:value-type="float">
            <text:p>502.961745</text:p>
          </table:table-cell>
        </table:table-row>
        <table:table-row table:style-name="ro2">
          <table:table-cell office:value-type="string" calcext:value-type="string">
            <text:p>Teclado Razer Huntsman V2 Optimal Switch Purple SP Layout Black (7606)</text:p>
          </table:table-cell>
          <table:table-cell office:value-type="string" calcext:value-type="string">
            <text:p>teclados</text:p>
          </table:table-cell>
          <table:table-cell office:value-type="float" office:value="307.54581" calcext:value-type="float">
            <text:p>307.54581</text:p>
          </table:table-cell>
        </table:table-row>
        <table:table-row table:style-name="ro2">
          <table:table-cell office:value-type="string" calcext:value-type="string">
            <text:p>Teclado Razer Huntsman V2 Tenkeyless Optimal Switch Purple US Layout Black</text:p>
          </table:table-cell>
          <table:table-cell office:value-type="string" calcext:value-type="string">
            <text:p>teclados</text:p>
          </table:table-cell>
          <table:table-cell office:value-type="float" office:value="244.789545" calcext:value-type="float">
            <text:p>244.789545</text:p>
          </table:table-cell>
        </table:table-row>
        <table:table-row table:style-name="ro2">
          <table:table-cell office:value-type="string" calcext:value-type="string">
            <text:p>Teclado Corsair K65 RGB Mini 60% Mecanico Cherry MX Speed Black (5772)</text:p>
          </table:table-cell>
          <table:table-cell office:value-type="string" calcext:value-type="string">
            <text:p>teclados</text:p>
          </table:table-cell>
          <table:table-cell office:value-type="float" office:value="166.924615" calcext:value-type="float">
            <text:p>166.924615</text:p>
          </table:table-cell>
        </table:table-row>
        <table:table-row table:style-name="ro2">
          <table:table-cell office:value-type="string" calcext:value-type="string">
            <text:p>Teclado Genius KB-118 Black USB SP CB (5659)</text:p>
          </table:table-cell>
          <table:table-cell office:value-type="string" calcext:value-type="string">
            <text:p>teclados</text:p>
          </table:table-cell>
          <table:table-cell office:value-type="float" office:value="18.244655" calcext:value-type="float">
            <text:p>18.244655</text:p>
          </table:table-cell>
        </table:table-row>
        <table:table-row table:style-name="ro2">
          <table:table-cell office:value-type="string" calcext:value-type="string">
            <text:p>Teclado Genius LuxeMate 100 Black USB (1422)</text:p>
          </table:table-cell>
          <table:table-cell office:value-type="string" calcext:value-type="string">
            <text:p>teclados</text:p>
          </table:table-cell>
          <table:table-cell office:value-type="float" office:value="19.362915" calcext:value-type="float">
            <text:p>19.362915</text:p>
          </table:table-cell>
        </table:table-row>
        <table:table-row table:style-name="ro2">
          <table:table-cell office:value-type="string" calcext:value-type="string">
            <text:p>Teclado Genius SlimStar 230 USB White (7578)</text:p>
          </table:table-cell>
          <table:table-cell office:value-type="string" calcext:value-type="string">
            <text:p>teclados</text:p>
          </table:table-cell>
          <table:table-cell office:value-type="float" office:value="27.2272" calcext:value-type="float">
            <text:p>27.2272</text:p>
          </table:table-cell>
        </table:table-row>
        <table:table-row table:style-name="ro2">
          <table:table-cell office:value-type="string" calcext:value-type="string">
            <text:p>Teclado HyperX Alloy Origins 60 Switch HyperX HKBO1S-RB-US/G (8948)</text:p>
          </table:table-cell>
          <table:table-cell office:value-type="string" calcext:value-type="string">
            <text:p>teclados</text:p>
          </table:table-cell>
          <table:table-cell office:value-type="float" office:value="148.46117" calcext:value-type="float">
            <text:p>148.46117</text:p>
          </table:table-cell>
        </table:table-row>
        <table:table-row table:style-name="ro2">
          <table:table-cell office:value-type="string" calcext:value-type="string">
            <text:p>Teclado Logitech G815 Mechanical RGB Lightsync 920-008984</text:p>
          </table:table-cell>
          <table:table-cell office:value-type="string" calcext:value-type="string">
            <text:p>teclados</text:p>
          </table:table-cell>
          <table:table-cell office:value-type="float" office:value="269.57359" calcext:value-type="float">
            <text:p>269.57359</text:p>
          </table:table-cell>
        </table:table-row>
        <table:table-row table:style-name="ro2">
          <table:table-cell office:value-type="string" calcext:value-type="string">
            <text:p>Teclado Logitech K120 Black 920-004422</text:p>
          </table:table-cell>
          <table:table-cell office:value-type="string" calcext:value-type="string">
            <text:p>teclados</text:p>
          </table:table-cell>
          <table:table-cell office:value-type="float" office:value="25.999545" calcext:value-type="float">
            <text:p>25.999545</text:p>
          </table:table-cell>
        </table:table-row>
        <table:table-row table:style-name="ro2">
          <table:table-cell office:value-type="string" calcext:value-type="string">
            <text:p>Web Cam Logitech Brio 300 Graphite Full HD 960-001413</text:p>
          </table:table-cell>
          <table:table-cell office:value-type="string" calcext:value-type="string">
            <text:p>webcams</text:p>
          </table:table-cell>
          <table:table-cell office:value-type="float" office:value="159.25415" calcext:value-type="float">
            <text:p>159.25415</text:p>
          </table:table-cell>
        </table:table-row>
        <table:table-row table:style-name="ro2">
          <table:table-cell office:value-type="string" calcext:value-type="string">
            <text:p>Web Cam Logitech Brio 300 Rose Full HD 960-001446</text:p>
          </table:table-cell>
          <table:table-cell office:value-type="string" calcext:value-type="string">
            <text:p>webcams</text:p>
          </table:table-cell>
          <table:table-cell office:value-type="float" office:value="159.25415" calcext:value-type="float">
            <text:p>159.25415</text:p>
          </table:table-cell>
        </table:table-row>
        <table:table-row table:style-name="ro2">
          <table:table-cell office:value-type="string" calcext:value-type="string">
            <text:p>Web Cam Logitech Brio 300 White Full HD 960-001440</text:p>
          </table:table-cell>
          <table:table-cell office:value-type="string" calcext:value-type="string">
            <text:p>webcams</text:p>
          </table:table-cell>
          <table:table-cell office:value-type="float" office:value="159.25415" calcext:value-type="float">
            <text:p>159.25415</text:p>
          </table:table-cell>
        </table:table-row>
        <table:table-row table:style-name="ro2">
          <table:table-cell office:value-type="string" calcext:value-type="string">
            <text:p>Web Cam Razer Kiyo Pro USB High Performance Adaptive Light Sensor (7153)</text:p>
          </table:table-cell>
          <table:table-cell office:value-type="string" calcext:value-type="string">
            <text:p>webcams</text:p>
          </table:table-cell>
          <table:table-cell office:value-type="float" office:value="332.4838" calcext:value-type="float">
            <text:p>332.4838</text:p>
          </table:table-cell>
        </table:table-row>
        <table:table-row table:style-name="ro2">
          <table:table-cell office:value-type="string" calcext:value-type="string">
            <text:p>Web Cam Razer Kiyo X USB Full HD (0069)</text:p>
          </table:table-cell>
          <table:table-cell office:value-type="string" calcext:value-type="string">
            <text:p>webcams</text:p>
          </table:table-cell>
          <table:table-cell office:value-type="float" office:value="147.11543" calcext:value-type="float">
            <text:p>147.11543</text:p>
          </table:table-cell>
        </table:table-row>
        <table:table-row table:style-name="ro2">
          <table:table-cell office:value-type="string" calcext:value-type="string">
            <text:p>Mini Tripode para Web Cam (9213)</text:p>
          </table:table-cell>
          <table:table-cell office:value-type="string" calcext:value-type="string">
            <text:p>webcams</text:p>
          </table:table-cell>
          <table:table-cell office:value-type="float" office:value="9.82278" calcext:value-type="float">
            <text:p>9.82278</text:p>
          </table:table-cell>
        </table:table-row>
        <table:table-row table:style-name="ro2">
          <table:table-cell office:value-type="string" calcext:value-type="string">
            <text:p>Web Cam Genius Ecam 8000 (1080p /Rotates 360°) (8391)</text:p>
          </table:table-cell>
          <table:table-cell office:value-type="string" calcext:value-type="string">
            <text:p>webcams</text:p>
          </table:table-cell>
          <table:table-cell office:value-type="float" office:value="63.86138" calcext:value-type="float">
            <text:p>63.86138</text:p>
          </table:table-cell>
        </table:table-row>
        <table:table-row table:style-name="ro2">
          <table:table-cell office:value-type="string" calcext:value-type="string">
            <text:p>Web Cam Genius FaceCam 1000X (New Pack) (8285)</text:p>
          </table:table-cell>
          <table:table-cell office:value-type="string" calcext:value-type="string">
            <text:p>webcams</text:p>
          </table:table-cell>
          <table:table-cell office:value-type="float" office:value="37.98674" calcext:value-type="float">
            <text:p>37.98674</text:p>
          </table:table-cell>
        </table:table-row>
        <table:table-row table:style-name="ro2">
          <table:table-cell office:value-type="string" calcext:value-type="string">
            <text:p>Web Cam Genius Qcam 6000 (1080p / Rotates 360°) (8414)</text:p>
          </table:table-cell>
          <table:table-cell office:value-type="string" calcext:value-type="string">
            <text:p>webcams</text:p>
          </table:table-cell>
          <table:table-cell office:value-type="float" office:value="65.59168" calcext:value-type="float">
            <text:p>65.59168</text:p>
          </table:table-cell>
        </table:table-row>
        <table:table-row table:style-name="ro2">
          <table:table-cell office:value-type="string" calcext:value-type="string">
            <text:p>Web Cam Kelyx LM16 1080P USB w/mic (5768)</text:p>
          </table:table-cell>
          <table:table-cell office:value-type="string" calcext:value-type="string">
            <text:p>webcams</text:p>
          </table:table-cell>
          <table:table-cell office:value-type="float" office:value="17.28969" calcext:value-type="float">
            <text:p>17.28969</text:p>
          </table:table-cell>
        </table:table-row>
        <table:table-row table:style-name="ro2">
          <table:table-cell office:value-type="string" calcext:value-type="string">
            <text:p>Web Cam Logitech C270 black 960-000694</text:p>
          </table:table-cell>
          <table:table-cell office:value-type="string" calcext:value-type="string">
            <text:p>webcams</text:p>
          </table:table-cell>
          <table:table-cell office:value-type="float" office:value="62.76996" calcext:value-type="float">
            <text:p>62.76996</text:p>
          </table:table-cell>
        </table:table-row>
        <table:table-row table:style-name="ro2">
          <table:table-cell office:value-type="string" calcext:value-type="string">
            <text:p>Web Cam Logitech C922 Pro Stream c/Trip 960-001087</text:p>
          </table:table-cell>
          <table:table-cell office:value-type="string" calcext:value-type="string">
            <text:p>webcams</text:p>
          </table:table-cell>
          <table:table-cell office:value-type="float" office:value="175.81179" calcext:value-type="float">
            <text:p>175.81179</text:p>
          </table:table-cell>
        </table:table-row>
        <table:table-row table:style-name="ro2">
          <table:table-cell office:value-type="string" calcext:value-type="string">
            <text:p>Pen Drive Corsair 1Tb Voyager GTX USB 3.1 Premium (5237)</text:p>
          </table:table-cell>
          <table:table-cell office:value-type="string" calcext:value-type="string">
            <text:p>memorias</text:p>
          </table:table-cell>
          <table:table-cell office:value-type="float" office:value="586.69149" calcext:value-type="float">
            <text:p>586.69149</text:p>
          </table:table-cell>
        </table:table-row>
        <table:table-row table:style-name="ro2">
          <table:table-cell office:value-type="string" calcext:value-type="string">
            <text:p>Pen Drive HIKVISION 128GB M200 (4595)</text:p>
          </table:table-cell>
          <table:table-cell office:value-type="string" calcext:value-type="string">
            <text:p>memorias</text:p>
          </table:table-cell>
          <table:table-cell office:value-type="float" office:value="27.84452" calcext:value-type="float">
            <text:p>27.84452</text:p>
          </table:table-cell>
        </table:table-row>
        <table:table-row table:style-name="ro2">
          <table:table-cell office:value-type="string" calcext:value-type="string">
            <text:p>Pen Drive HIKVISION 64GB M200S (3594)</text:p>
          </table:table-cell>
          <table:table-cell office:value-type="string" calcext:value-type="string">
            <text:p>memorias</text:p>
          </table:table-cell>
          <table:table-cell office:value-type="float" office:value="16.89039" calcext:value-type="float">
            <text:p>16.89039</text:p>
          </table:table-cell>
        </table:table-row>
        <table:table-row table:style-name="ro2">
          <table:table-cell office:value-type="string" calcext:value-type="string">
            <text:p>Pen Drive KINGSTON 128GB USB 3.2 <text:s/>DTXM/128GB <text:s/>(6376)</text:p>
          </table:table-cell>
          <table:table-cell office:value-type="string" calcext:value-type="string">
            <text:p>memorias</text:p>
          </table:table-cell>
          <table:table-cell office:value-type="float" office:value="33.6743" calcext:value-type="float">
            <text:p>33.6743</text:p>
          </table:table-cell>
        </table:table-row>
        <table:table-row table:style-name="ro2">
          <table:table-cell office:value-type="string" calcext:value-type="string">
            <text:p>Pen Drive KINGSTON 64GB USB 3.2 DTXM/64GB (6260)</text:p>
          </table:table-cell>
          <table:table-cell office:value-type="string" calcext:value-type="string">
            <text:p>memorias</text:p>
          </table:table-cell>
          <table:table-cell office:value-type="float" office:value="17.74223" calcext:value-type="float">
            <text:p>17.74223</text:p>
          </table:table-cell>
        </table:table-row>
        <table:table-row table:style-name="ro2">
          <table:table-cell office:value-type="string" calcext:value-type="string">
            <text:p>Pen Drive KINGSTON 128GB USB 3.2 DTX (9928)</text:p>
          </table:table-cell>
          <table:table-cell office:value-type="string" calcext:value-type="string">
            <text:p>memorias</text:p>
          </table:table-cell>
          <table:table-cell office:value-type="float" office:value="30.3468" calcext:value-type="float">
            <text:p>30.3468</text:p>
          </table:table-cell>
        </table:table-row>
        <table:table-row table:style-name="ro2">
          <table:table-cell office:value-type="string" calcext:value-type="string">
            <text:p>Pen Drive KINGSTON DT70 128GB USB TYPE C <text:s/>3.2 (5371)</text:p>
          </table:table-cell>
          <table:table-cell office:value-type="string" calcext:value-type="string">
            <text:p>memorias</text:p>
          </table:table-cell>
          <table:table-cell office:value-type="float" office:value="30.66624" calcext:value-type="float">
            <text:p>30.66624</text:p>
          </table:table-cell>
        </table:table-row>
        <table:table-row table:style-name="ro2">
          <table:table-cell office:value-type="string" calcext:value-type="string">
            <text:p>MicroSD HIKVISION 128GB Clase 10 UHS-I V30 (6588)</text:p>
          </table:table-cell>
          <table:table-cell office:value-type="string" calcext:value-type="string">
            <text:p>memorias</text:p>
          </table:table-cell>
          <table:table-cell office:value-type="float" office:value="29.37517" calcext:value-type="float">
            <text:p>29.37517</text:p>
          </table:table-cell>
        </table:table-row>
        <table:table-row table:style-name="ro2">
          <table:table-cell office:value-type="string" calcext:value-type="string">
            <text:p>MicroSD HIKVISION 32GB Clase 10 UHS-I V10 (6564)</text:p>
          </table:table-cell>
          <table:table-cell office:value-type="string" calcext:value-type="string">
            <text:p>memorias</text:p>
          </table:table-cell>
          <table:table-cell office:value-type="float" office:value="11.64625" calcext:value-type="float">
            <text:p>11.64625</text:p>
          </table:table-cell>
        </table:table-row>
        <table:table-row table:style-name="ro2">
          <table:table-cell office:value-type="string" calcext:value-type="string">
            <text:p>MicroSD HIKVISION 64GB Clase 10 UHS-I V30 (6571)</text:p>
          </table:table-cell>
          <table:table-cell office:value-type="string" calcext:value-type="string">
            <text:p>memorias</text:p>
          </table:table-cell>
          <table:table-cell office:value-type="float" office:value="12.31175" calcext:value-type="float">
            <text:p>12.31175</text:p>
          </table:table-cell>
        </table:table-row>
        <table:table-row table:style-name="ro2">
          <table:table-cell office:value-type="string" calcext:value-type="string">
            <text:p>MicroSD KINGSTON 128GB c/Adap Clase 10 UHS-I (U1) 100MB/s Canvas Plus (8703)</text:p>
          </table:table-cell>
          <table:table-cell office:value-type="string" calcext:value-type="string">
            <text:p>memorias</text:p>
          </table:table-cell>
          <table:table-cell office:value-type="float" office:value="46.47852" calcext:value-type="float">
            <text:p>46.47852</text:p>
          </table:table-cell>
        </table:table-row>
        <table:table-row table:style-name="ro2">
          <table:table-cell office:value-type="string" calcext:value-type="string">
            <text:p>MicroSD KINGSTON 32GB c/Adap Clase 10 UHS-I (U1) 100MB/s Canvas Plus (8680)</text:p>
          </table:table-cell>
          <table:table-cell office:value-type="string" calcext:value-type="string">
            <text:p>memorias</text:p>
          </table:table-cell>
          <table:table-cell office:value-type="float" office:value="17.01018" calcext:value-type="float">
            <text:p>17.01018</text:p>
          </table:table-cell>
        </table:table-row>
        <table:table-row table:style-name="ro2">
          <table:table-cell office:value-type="string" calcext:value-type="string">
            <text:p>MicroSD KINGSTON 64GB c/Adap Clase 10 UHS-I (U1) 100MB/s Canvas Plus (8697)</text:p>
          </table:table-cell>
          <table:table-cell office:value-type="string" calcext:value-type="string">
            <text:p>memorias</text:p>
          </table:table-cell>
          <table:table-cell office:value-type="float" office:value="20.05817" calcext:value-type="float">
            <text:p>20.05817</text:p>
          </table:table-cell>
        </table:table-row>
        <table:table-row table:style-name="ro2">
          <table:table-cell office:value-type="string" calcext:value-type="string">
            <text:p>Notebook Gigabyte AORUS YD 15.6" FHD 240Hz i7 32Gb (2x16) 1Tb RTX 3080Q W10H (1891)</text:p>
          </table:table-cell>
          <table:table-cell office:value-type="string" calcext:value-type="string">
            <text:p>notebooks</text:p>
          </table:table-cell>
          <table:table-cell office:value-type="float" office:value="4216.13192" calcext:value-type="float">
            <text:p>4216.13192</text:p>
          </table:table-cell>
        </table:table-row>
        <table:table-row table:style-name="ro2">
          <table:table-cell office:value-type="string" calcext:value-type="string">
            <text:p>Notebook Lenovo <text:s/>IP 3 15ALC6 R3 8GB(4G+4G) 256G SIN SO <text:s/>(3544</text:p>
          </table:table-cell>
          <table:table-cell office:value-type="string" calcext:value-type="string">
            <text:p>notebooks</text:p>
          </table:table-cell>
          <table:table-cell office:value-type="float" office:value="1206.5053" calcext:value-type="float">
            <text:p>1206.5053</text:p>
          </table:table-cell>
        </table:table-row>
        <table:table-row table:style-name="ro2">
          <table:table-cell office:value-type="string" calcext:value-type="string">
            <text:p>Notebook Lenovo <text:s/>IP 3 15IGL05 N4120 4G 256G <text:s/>11S</text:p>
          </table:table-cell>
          <table:table-cell office:value-type="string" calcext:value-type="string">
            <text:p>notebooks</text:p>
          </table:table-cell>
          <table:table-cell office:value-type="float" office:value="949.08671" calcext:value-type="float">
            <text:p>949.08671</text:p>
          </table:table-cell>
        </table:table-row>
        <table:table-row table:style-name="ro2">
          <table:table-cell office:value-type="string" calcext:value-type="string">
            <text:p>Notebook Lenovo <text:s/>Legion 5 PRO 16ACH6H R7 <text:s/>16G (8GBX2) <text:s text:c="2"/>RTX 3070 W11S (3686)</text:p>
          </table:table-cell>
          <table:table-cell office:value-type="string" calcext:value-type="string">
            <text:p>notebooks</text:p>
          </table:table-cell>
          <table:table-cell office:value-type="float" office:value="3771.81805" calcext:value-type="float">
            <text:p>3771.81805</text:p>
          </table:table-cell>
        </table:table-row>
        <table:table-row table:style-name="ro2">
          <table:table-cell office:value-type="string" calcext:value-type="string">
            <text:p>Notebook Lenovo <text:s/>NB Legion 5 15ACH6H R5 16GB 512G RTX 3060 W11S</text:p>
          </table:table-cell>
          <table:table-cell office:value-type="string" calcext:value-type="string">
            <text:p>notebooks</text:p>
          </table:table-cell>
          <table:table-cell office:value-type="float" office:value="3287.53854" calcext:value-type="float">
            <text:p>3287.53854</text:p>
          </table:table-cell>
        </table:table-row>
        <table:table-row table:style-name="ro2">
          <table:table-cell office:value-type="string" calcext:value-type="string">
            <text:p>Notebook Lenovo IP 3 15ALC6 R5 <text:s/>8GB (4G+4G) 256G 11S (6220)</text:p>
          </table:table-cell>
          <table:table-cell office:value-type="string" calcext:value-type="string">
            <text:p>notebooks</text:p>
          </table:table-cell>
          <table:table-cell office:value-type="float" office:value="1555.08639" calcext:value-type="float">
            <text:p>1555.08639</text:p>
          </table:table-cell>
        </table:table-row>
        <table:table-row table:style-name="ro2">
          <table:table-cell office:value-type="string" calcext:value-type="string">
            <text:p>Notebook Lenovo IP 3 15ITL6 I7 4G 4G 256G 11S</text:p>
          </table:table-cell>
          <table:table-cell office:value-type="string" calcext:value-type="string">
            <text:p>notebooks</text:p>
          </table:table-cell>
          <table:table-cell office:value-type="float" office:value="1921.38947" calcext:value-type="float">
            <text:p>1921.38947</text:p>
          </table:table-cell>
        </table:table-row>
        <table:table-row table:style-name="ro2">
          <table:table-cell office:value-type="string" calcext:value-type="string">
            <text:p>Notebook Lenovo NB IP 1 14IGL05 N4020 4G 128G W11S (6882)</text:p>
          </table:table-cell>
          <table:table-cell office:value-type="string" calcext:value-type="string">
            <text:p>notebooks</text:p>
          </table:table-cell>
          <table:table-cell office:value-type="float" office:value="892.177" calcext:value-type="float">
            <text:p>892.177</text:p>
          </table:table-cell>
        </table:table-row>
        <table:table-row table:style-name="ro2">
          <table:table-cell office:value-type="string" calcext:value-type="string">
            <text:p>Notebook Lenovo  IP 3 14IML05 I5 8GB(4G+4G) 256G 11S (0811)</text:p>
          </table:table-cell>
          <table:table-cell office:value-type="string" calcext:value-type="string">
            <text:p>notebooks</text:p>
          </table:table-cell>
          <table:table-cell office:value-type="float" office:value="1403.720175" calcext:value-type="float">
            <text:p>1403.720175</text:p>
          </table:table-cell>
        </table:table-row>
        <table:table-row table:style-name="ro2">
          <table:table-cell office:value-type="string" calcext:value-type="string">
            <text:p>Notebook MSI Pulse GL76 17.3" FHD 360Hz Core i7 16Gb (2x8) 1Tb RTX 3070Q W11H (9745)</text:p>
          </table:table-cell>
          <table:table-cell office:value-type="string" calcext:value-type="string">
            <text:p>notebooks</text:p>
          </table:table-cell>
          <table:table-cell office:value-type="float" office:value="4403.14875" calcext:value-type="float">
            <text:p>4403.14875</text:p>
          </table:table-cell>
        </table:table-row>
        <table:table-row table:style-name="ro2">
          <table:table-cell office:value-type="string" calcext:value-type="string">
            <text:p>Pc Kelyx AMD Ryzen 5-4600G 8G SSD 480Gb (GIGA)</text:p>
          </table:table-cell>
          <table:table-cell office:value-type="string" calcext:value-type="string">
            <text:p>pc</text:p>
          </table:table-cell>
          <table:table-cell office:value-type="float" office:value="751.47072" calcext:value-type="float">
            <text:p>751.47072</text:p>
          </table:table-cell>
        </table:table-row>
        <table:table-row table:style-name="ro2">
          <table:table-cell office:value-type="string" calcext:value-type="string">
            <text:p>Pc Kelyx AMD Ryzen 7-5700G 8G SSD 480Gb (MSI)</text:p>
          </table:table-cell>
          <table:table-cell office:value-type="string" calcext:value-type="string">
            <text:p>pc</text:p>
          </table:table-cell>
          <table:table-cell office:value-type="float" office:value="1084.7122" calcext:value-type="float">
            <text:p>1084.7122</text:p>
          </table:table-cell>
        </table:table-row>
        <table:table-row table:style-name="ro2">
          <table:table-cell office:value-type="string" calcext:value-type="string">
            <text:p>Pc Kelyx Intel Celeron G5900 4G SSD 240Gb (MSI)</text:p>
          </table:table-cell>
          <table:table-cell office:value-type="string" calcext:value-type="string">
            <text:p>pc</text:p>
          </table:table-cell>
          <table:table-cell office:value-type="float" office:value="440.95909" calcext:value-type="float">
            <text:p>440.95909</text:p>
          </table:table-cell>
        </table:table-row>
        <table:table-row table:style-name="ro2">
          <table:table-cell office:value-type="string" calcext:value-type="string">
            <text:p>Pc Kelyx Intel Core i3-10105 8G SSD 240Gb (MSI)</text:p>
          </table:table-cell>
          <table:table-cell office:value-type="string" calcext:value-type="string">
            <text:p>pc</text:p>
          </table:table-cell>
          <table:table-cell office:value-type="float" office:value="676.93626" calcext:value-type="float">
            <text:p>676.93626</text:p>
          </table:table-cell>
        </table:table-row>
        <table:table-row table:style-name="ro2">
          <table:table-cell office:value-type="string" calcext:value-type="string">
            <text:p>Pc Kelyx Intel Core i7-10700 8Gb SSD 480Gb (MSI)</text:p>
          </table:table-cell>
          <table:table-cell office:value-type="string" calcext:value-type="string">
            <text:p>pc</text:p>
          </table:table-cell>
          <table:table-cell office:value-type="float" office:value="1231.25288" calcext:value-type="float">
            <text:p>1231.25288</text:p>
          </table:table-cell>
        </table:table-row>
        <table:table-row table:style-name="ro2">
          <table:table-cell office:value-type="string" calcext:value-type="string">
            <text:p>Pc Slim Kelyx Intel Core i3-10105 8G SSD 480Gb (MSI)</text:p>
          </table:table-cell>
          <table:table-cell office:value-type="string" calcext:value-type="string">
            <text:p>pc</text:p>
          </table:table-cell>
          <table:table-cell office:value-type="float" office:value="727.3552" calcext:value-type="float">
            <text:p>727.3552</text:p>
          </table:table-cell>
        </table:table-row>
        <table:table-row table:style-name="ro2">
          <table:table-cell office:value-type="string" calcext:value-type="string">
            <text:p>Sist. Kelyx Intel Core i3-10105 8G SSD 240Gb + LG 19" (MSI)</text:p>
          </table:table-cell>
          <table:table-cell office:value-type="string" calcext:value-type="string">
            <text:p>pc</text:p>
          </table:table-cell>
          <table:table-cell office:value-type="float" office:value="830.04064" calcext:value-type="float">
            <text:p>830.04064</text:p>
          </table:table-cell>
        </table:table-row>
        <table:table-row table:style-name="ro2">
          <table:table-cell office:value-type="string" calcext:value-type="string">
            <text:p>Sist. Kelyx Intel Core i3-10105 8G SSD 240Gb + LG 22" (MSI)</text:p>
          </table:table-cell>
          <table:table-cell office:value-type="string" calcext:value-type="string">
            <text:p>pc</text:p>
          </table:table-cell>
          <table:table-cell office:value-type="float" office:value="875.11138" calcext:value-type="float">
            <text:p>875.11138</text:p>
          </table:table-cell>
        </table:table-row>
        <table:table-row table:style-name="ro2">
          <table:table-cell office:value-type="string" calcext:value-type="string">
            <text:p>Sist. Kelyx Intel Core i5-10400 8G SSD 240Gb + LG 19" (MSI)</text:p>
          </table:table-cell>
          <table:table-cell office:value-type="string" calcext:value-type="string">
            <text:p>pc</text:p>
          </table:table-cell>
          <table:table-cell office:value-type="float" office:value="947.65242" calcext:value-type="float">
            <text:p>947.65242</text:p>
          </table:table-cell>
        </table:table-row>
        <table:table-row table:style-name="ro2">
          <table:table-cell office:value-type="string" calcext:value-type="string">
            <text:p>UB400 TP-Link Bluetooth USB Nano Adapter (9664)</text:p>
          </table:table-cell>
          <table:table-cell office:value-type="string" calcext:value-type="string">
            <text:p>redes</text:p>
          </table:table-cell>
          <table:table-cell office:value-type="float" office:value="16.883295" calcext:value-type="float">
            <text:p>16.883295</text:p>
          </table:table-cell>
        </table:table-row>
        <table:table-row table:style-name="ro2">
          <table:table-cell office:value-type="string" calcext:value-type="string">
            <text:p>UB500 TP-Link Bluetooth 5.0 USB Nano Adapter (3446)</text:p>
          </table:table-cell>
          <table:table-cell office:value-type="string" calcext:value-type="string">
            <text:p>redes</text:p>
          </table:table-cell>
          <table:table-cell office:value-type="float" office:value="26.899015" calcext:value-type="float">
            <text:p>26.899015</text:p>
          </table:table-cell>
        </table:table-row>
        <table:table-row table:style-name="ro2">
          <table:table-cell office:value-type="string" calcext:value-type="string">
            <text:p>Deco X50 Pack de 2 Mesh TP Link AX3000 Wifi Gigabit (7079)</text:p>
          </table:table-cell>
          <table:table-cell office:value-type="string" calcext:value-type="string">
            <text:p>redes</text:p>
          </table:table-cell>
          <table:table-cell office:value-type="float" office:value="475.21188" calcext:value-type="float">
            <text:p>475.21188</text:p>
          </table:table-cell>
        </table:table-row>
        <table:table-row table:style-name="ro2">
          <table:table-cell office:value-type="string" calcext:value-type="string">
            <text:p>EAP610-OUTDOOR AX1800 Dual Band Wifi 6 (0232)</text:p>
          </table:table-cell>
          <table:table-cell office:value-type="string" calcext:value-type="string">
            <text:p>redes</text:p>
          </table:table-cell>
          <table:table-cell office:value-type="float" office:value="301.78434" calcext:value-type="float">
            <text:p>301.78434</text:p>
          </table:table-cell>
        </table:table-row>
        <table:table-row table:style-name="ro2">
          <table:table-cell office:value-type="string" calcext:value-type="string">
            <text:p>CPE510 CPE 5 GHz 300 MBps 13dbi High Power AP (0922)</text:p>
          </table:table-cell>
          <table:table-cell office:value-type="string" calcext:value-type="string">
            <text:p>redes</text:p>
          </table:table-cell>
          <table:table-cell office:value-type="float" office:value="135.6498" calcext:value-type="float">
            <text:p>135.6498</text:p>
          </table:table-cell>
        </table:table-row>
        <table:table-row table:style-name="ro2">
          <table:table-cell office:value-type="string" calcext:value-type="string">
            <text:p>CPE605 CPE 5 GHz 150 MBps 23dbi High Power AP (9887)</text:p>
          </table:table-cell>
          <table:table-cell office:value-type="string" calcext:value-type="string">
            <text:p>redes</text:p>
          </table:table-cell>
          <table:table-cell office:value-type="float" office:value="139.56371" calcext:value-type="float">
            <text:p>139.56371</text:p>
          </table:table-cell>
        </table:table-row>
        <table:table-row table:style-name="ro2">
          <table:table-cell office:value-type="string" calcext:value-type="string">
            <text:p>CPE610 CPE 5 GHz 300 MBps 23dbi High Power AP (1027)</text:p>
          </table:table-cell>
          <table:table-cell office:value-type="string" calcext:value-type="string">
            <text:p>redes</text:p>
          </table:table-cell>
          <table:table-cell office:value-type="float" office:value="155.02487" calcext:value-type="float">
            <text:p>155.02487</text:p>
          </table:table-cell>
        </table:table-row>
        <table:table-row table:style-name="ro2">
          <table:table-cell office:value-type="string" calcext:value-type="string">
            <text:p>CPE710 CPE 5 GHz 867 MBps 23dbi High Power AP (9702)</text:p>
          </table:table-cell>
          <table:table-cell office:value-type="string" calcext:value-type="string">
            <text:p>redes</text:p>
          </table:table-cell>
          <table:table-cell office:value-type="float" office:value="161.527795" calcext:value-type="float">
            <text:p>161.527795</text:p>
          </table:table-cell>
        </table:table-row>
        <table:table-row table:style-name="ro2">
          <table:table-cell office:value-type="string" calcext:value-type="string">
            <text:p>Deco E4 Pack de 3 Mesh TP Link AC1200 Wifi System (6794)</text:p>
          </table:table-cell>
          <table:table-cell office:value-type="string" calcext:value-type="string">
            <text:p>redes</text:p>
          </table:table-cell>
          <table:table-cell office:value-type="float" office:value="319.469865" calcext:value-type="float">
            <text:p>319.469865</text:p>
          </table:table-cell>
        </table:table-row>
        <table:table-row table:style-name="ro2">
          <table:table-cell office:value-type="string" calcext:value-type="string">
            <text:p>Deco X20 Pack de 2 Mesh TP Link AX1800 Wifi Gigabit (2287)</text:p>
          </table:table-cell>
          <table:table-cell office:value-type="string" calcext:value-type="string">
            <text:p>redes</text:p>
          </table:table-cell>
          <table:table-cell office:value-type="float" office:value="362.7052" calcext:value-type="float">
            <text:p>362.7052</text:p>
          </table:table-cell>
        </table:table-row>
        <table:table-row table:style-name="ro2">
          <table:table-cell office:value-type="string" calcext:value-type="string">
            <text:p>Deco X60 Pack de 2 Mesh TP Link AX3000 Wifi Gigabit (5599)</text:p>
          </table:table-cell>
          <table:table-cell office:value-type="string" calcext:value-type="string">
            <text:p>redes</text:p>
          </table:table-cell>
          <table:table-cell office:value-type="float" office:value="548.883335" calcext:value-type="float">
            <text:p>548.883335</text:p>
          </table:table-cell>
        </table:table-row>
        <table:table-row table:style-name="ro2">
          <table:table-cell office:value-type="string" calcext:value-type="string">
            <text:p>EAP225-OUTDOOR AC1200 Dual Band 2 Antenas Mimo 2x2 3571</text:p>
          </table:table-cell>
          <table:table-cell office:value-type="string" calcext:value-type="string">
            <text:p>redes</text:p>
          </table:table-cell>
          <table:table-cell office:value-type="float" office:value="227.00678" calcext:value-type="float">
            <text:p>227.00678</text:p>
          </table:table-cell>
        </table:table-row>
        <table:table-row table:style-name="ro2">
          <table:table-cell office:value-type="string" calcext:value-type="string">
            <text:p>EAP660HD AX3600 Mbps AP Gigabit MU-Mimo Ceilling Wall Mount <text:s/>(9719)</text:p>
          </table:table-cell>
          <table:table-cell office:value-type="string" calcext:value-type="string">
            <text:p>redes</text:p>
          </table:table-cell>
          <table:table-cell office:value-type="float" office:value="531.6597" calcext:value-type="float">
            <text:p>531.6597</text:p>
          </table:table-cell>
        </table:table-row>
        <table:table-row table:style-name="ro2">
          <table:table-cell office:value-type="string" calcext:value-type="string">
            <text:p>MW300RE Mercusys Range Extender 300Mbps 3 Ant Ext (6648)</text:p>
          </table:table-cell>
          <table:table-cell office:value-type="string" calcext:value-type="string">
            <text:p>redes</text:p>
          </table:table-cell>
          <table:table-cell office:value-type="float" office:value="42.44526" calcext:value-type="float">
            <text:p>42.44526</text:p>
          </table:table-cell>
        </table:table-row>
        <table:table-row table:style-name="ro2">
          <table:table-cell office:value-type="string" calcext:value-type="string">
            <text:p>RE200 Range Extender Dual Band AC750 Universal (0433)</text:p>
          </table:table-cell>
          <table:table-cell office:value-type="string" calcext:value-type="string">
            <text:p>redes</text:p>
          </table:table-cell>
          <table:table-cell office:value-type="float" office:value="56.8854" calcext:value-type="float">
            <text:p>56.8854</text:p>
          </table:table-cell>
        </table:table-row>
        <table:table-row table:style-name="ro2">
          <table:table-cell office:value-type="string" calcext:value-type="string">
            <text:p>TL-WA850RE Range Extender 300Mbps Universal (0854)</text:p>
          </table:table-cell>
          <table:table-cell office:value-type="string" calcext:value-type="string">
            <text:p>redes</text:p>
          </table:table-cell>
          <table:table-cell office:value-type="float" office:value="50.44325" calcext:value-type="float">
            <text:p>50.44325</text:p>
          </table:table-cell>
        </table:table-row>
        <table:table-row table:style-name="ro2">
          <table:table-cell office:value-type="string" calcext:value-type="string">
            <text:p>Bobina Hikvision Cable UTP Cat5e Interior 305m (100% Cobre) (6842)</text:p>
          </table:table-cell>
          <table:table-cell office:value-type="string" calcext:value-type="string">
            <text:p>redes</text:p>
          </table:table-cell>
          <table:table-cell office:value-type="float" office:value="266.47951" calcext:value-type="float">
            <text:p>266.47951</text:p>
          </table:table-cell>
        </table:table-row>
        <table:table-row table:style-name="ro2">
          <table:table-cell office:value-type="string" calcext:value-type="string">
            <text:p>DS-P7001-04 OLT TP-Link GPON 4 puertos+2P 10G+1P Giga Uplink (3163)</text:p>
          </table:table-cell>
          <table:table-cell office:value-type="string" calcext:value-type="string">
            <text:p>redes</text:p>
          </table:table-cell>
          <table:table-cell office:value-type="float" office:value="1806.707045" calcext:value-type="float">
            <text:p>1806.707045</text:p>
          </table:table-cell>
        </table:table-row>
        <table:table-row table:style-name="ro2">
          <table:table-cell office:value-type="string" calcext:value-type="string">
            <text:p>XC220-G3V Modem Router GPON Voip Gigabit Dual Band AC1200 (4245)</text:p>
          </table:table-cell>
          <table:table-cell office:value-type="string" calcext:value-type="string">
            <text:p>redes</text:p>
          </table:table-cell>
          <table:table-cell office:value-type="float" office:value="107.875625" calcext:value-type="float">
            <text:p>107.875625</text:p>
          </table:table-cell>
        </table:table-row>
        <table:table-row table:style-name="ro2">
          <table:table-cell office:value-type="string" calcext:value-type="string">
            <text:p>XN020-G3 Modem Router GPON B+ Gigabit Wifi N300 TP Link (4085)</text:p>
          </table:table-cell>
          <table:table-cell office:value-type="string" calcext:value-type="string">
            <text:p>redes</text:p>
          </table:table-cell>
          <table:table-cell office:value-type="float" office:value="70.462535" calcext:value-type="float">
            <text:p>70.462535</text:p>
          </table:table-cell>
        </table:table-row>
        <table:table-row table:style-name="ro2">
          <table:table-cell office:value-type="string" calcext:value-type="string">
            <text:p>XX230v Modem Router GPON Voip Gigabit Dual Band AX1800 (5570)</text:p>
          </table:table-cell>
          <table:table-cell office:value-type="string" calcext:value-type="string">
            <text:p>redes</text:p>
          </table:table-cell>
          <table:table-cell office:value-type="float" office:value="110.622655" calcext:value-type="float">
            <text:p>110.622655</text:p>
          </table:table-cell>
        </table:table-row>
        <table:table-row table:style-name="ro2">
          <table:table-cell office:value-type="string" calcext:value-type="string">
            <text:p>DS-P7001-08 OLT TP-Link GPON 8 puertos+2P 10G+1P Giga Uplink (3170)</text:p>
          </table:table-cell>
          <table:table-cell office:value-type="string" calcext:value-type="string">
            <text:p>redes</text:p>
          </table:table-cell>
          <table:table-cell office:value-type="float" office:value="3150.06549" calcext:value-type="float">
            <text:p>3150.06549</text:p>
          </table:table-cell>
        </table:table-row>
        <table:table-row table:style-name="ro2">
          <table:table-cell office:value-type="string" calcext:value-type="string">
            <text:p>XN020-G3V Modem Router GPON Voip Gigabit Wifi N300 TP Link (6282)</text:p>
          </table:table-cell>
          <table:table-cell office:value-type="string" calcext:value-type="string">
            <text:p>redes</text:p>
          </table:table-cell>
          <table:table-cell office:value-type="float" office:value="74.58308" calcext:value-type="float">
            <text:p>74.58308</text:p>
          </table:table-cell>
        </table:table-row>
        <table:table-row table:style-name="ro2">
          <table:table-cell office:value-type="string" calcext:value-type="string">
            <text:p>UE300C Adaptador USB 3.0 TIPO C a Eth Gigabit RJ45 White (2599)</text:p>
          </table:table-cell>
          <table:table-cell office:value-type="string" calcext:value-type="string">
            <text:p>redes</text:p>
          </table:table-cell>
          <table:table-cell office:value-type="float" office:value="31.38498" calcext:value-type="float">
            <text:p>31.38498</text:p>
          </table:table-cell>
        </table:table-row>
        <table:table-row table:style-name="ro2">
          <table:table-cell office:value-type="string" calcext:value-type="string">
            <text:p>TG-3468 P.Red Gigabit Tp-Link PCIe (1049)</text:p>
          </table:table-cell>
          <table:table-cell office:value-type="string" calcext:value-type="string">
            <text:p>redes</text:p>
          </table:table-cell>
          <table:table-cell office:value-type="float" office:value="23.8238" calcext:value-type="float">
            <text:p>23.8238</text:p>
          </table:table-cell>
        </table:table-row>
        <table:table-row table:style-name="ro2">
          <table:table-cell office:value-type="string" calcext:value-type="string">
            <text:p>UE200 Adaptador USB 2.0 a Ethernet RJ45 (4614)</text:p>
          </table:table-cell>
          <table:table-cell office:value-type="string" calcext:value-type="string">
            <text:p>redes</text:p>
          </table:table-cell>
          <table:table-cell office:value-type="float" office:value="25.31562" calcext:value-type="float">
            <text:p>25.31562</text:p>
          </table:table-cell>
        </table:table-row>
        <table:table-row table:style-name="ro2">
          <table:table-cell office:value-type="string" calcext:value-type="string">
            <text:p>UE306 Adaptador USB 3.0 a Ethernet Gigabit RJ45 Black (7376)</text:p>
          </table:table-cell>
          <table:table-cell office:value-type="string" calcext:value-type="string">
            <text:p>redes</text:p>
          </table:table-cell>
          <table:table-cell office:value-type="float" office:value="36.53595" calcext:value-type="float">
            <text:p>36.53595</text:p>
          </table:table-cell>
        </table:table-row>
        <table:table-row table:style-name="ro2">
          <table:table-cell office:value-type="string" calcext:value-type="string">
            <text:p>UE330 Adap USB 3.0 a Ethernet Gigabit RJ45 + Minihub (4553)</text:p>
          </table:table-cell>
          <table:table-cell office:value-type="string" calcext:value-type="string">
            <text:p>redes</text:p>
          </table:table-cell>
          <table:table-cell office:value-type="float" office:value="44.53526" calcext:value-type="float">
            <text:p>44.53526</text:p>
          </table:table-cell>
        </table:table-row>
        <table:table-row table:style-name="ro2">
          <table:table-cell office:value-type="string" calcext:value-type="string">
            <text:p>UH400 Hub USB 4 Puertos 3.0 TP Link (1477)</text:p>
          </table:table-cell>
          <table:table-cell office:value-type="string" calcext:value-type="string">
            <text:p>redes</text:p>
          </table:table-cell>
          <table:table-cell office:value-type="float" office:value="26.048165" calcext:value-type="float">
            <text:p>26.048165</text:p>
          </table:table-cell>
        </table:table-row>
        <table:table-row table:style-name="ro2">
          <table:table-cell office:value-type="string" calcext:value-type="string">
            <text:p>Archer TX3000E P.RedW y BT PCIX AX3000 2 Ant Ext c/Base (8897)</text:p>
          </table:table-cell>
          <table:table-cell office:value-type="string" calcext:value-type="string">
            <text:p>redes</text:p>
          </table:table-cell>
          <table:table-cell office:value-type="float" office:value="123.774365" calcext:value-type="float">
            <text:p>123.774365</text:p>
          </table:table-cell>
        </table:table-row>
        <table:table-row table:style-name="ro2">
          <table:table-cell office:value-type="string" calcext:value-type="string">
            <text:p>ARCHER T2E P.RedW PCIX AC600 1 Ant (6518)</text:p>
          </table:table-cell>
          <table:table-cell office:value-type="string" calcext:value-type="string">
            <text:p>redes</text:p>
          </table:table-cell>
          <table:table-cell office:value-type="float" office:value="40.269515" calcext:value-type="float">
            <text:p>40.269515</text:p>
          </table:table-cell>
        </table:table-row>
        <table:table-row table:style-name="ro2">
          <table:table-cell office:value-type="string" calcext:value-type="string">
            <text:p>ARCHER T4E P.RedW PCIX AC1200 2 Ant (9931)</text:p>
          </table:table-cell>
          <table:table-cell office:value-type="string" calcext:value-type="string">
            <text:p>redes</text:p>
          </table:table-cell>
          <table:table-cell office:value-type="float" office:value="56.387045" calcext:value-type="float">
            <text:p>56.387045</text:p>
          </table:table-cell>
        </table:table-row>
        <table:table-row table:style-name="ro2">
          <table:table-cell office:value-type="string" calcext:value-type="string">
            <text:p>ARCHER T5E P.RedW PCIE 1200Mb 2 Ant Wifi + Bluetooth (8965)</text:p>
          </table:table-cell>
          <table:table-cell office:value-type="string" calcext:value-type="string">
            <text:p>redes</text:p>
          </table:table-cell>
          <table:table-cell office:value-type="float" office:value="73.452665" calcext:value-type="float">
            <text:p>73.452665</text:p>
          </table:table-cell>
        </table:table-row>
        <table:table-row table:style-name="ro2">
          <table:table-cell office:value-type="string" calcext:value-type="string">
            <text:p>ARCHER T6E P.RedW PCIX 1300Mb 2 AntDet (2559)</text:p>
          </table:table-cell>
          <table:table-cell office:value-type="string" calcext:value-type="string">
            <text:p>redes</text:p>
          </table:table-cell>
          <table:table-cell office:value-type="float" office:value="57.97935" calcext:value-type="float">
            <text:p>57.97935</text:p>
          </table:table-cell>
        </table:table-row>
        <table:table-row table:style-name="ro2">
          <table:table-cell office:value-type="string" calcext:value-type="string">
            <text:p>TL-WN781ND PRedW PCIEX 150Mbp(LN) AntDet (0511)</text:p>
          </table:table-cell>
          <table:table-cell office:value-type="string" calcext:value-type="string">
            <text:p>redes</text:p>
          </table:table-cell>
          <table:table-cell office:value-type="float" office:value="28.75873" calcext:value-type="float">
            <text:p>28.75873</text:p>
          </table:table-cell>
        </table:table-row>
        <table:table-row table:style-name="ro2">
          <table:table-cell office:value-type="string" calcext:value-type="string">
            <text:p>TL-WN881ND P.RedW PCIX 300Mb 2 AntDet (0573)</text:p>
          </table:table-cell>
          <table:table-cell office:value-type="string" calcext:value-type="string">
            <text:p>redes</text:p>
          </table:table-cell>
          <table:table-cell office:value-type="float" office:value="38.032995" calcext:value-type="float">
            <text:p>38.032995</text:p>
          </table:table-cell>
        </table:table-row>
        <table:table-row table:style-name="ro2">
          <table:table-cell office:value-type="string" calcext:value-type="string">
            <text:p>Archer T2UB Nano P.RedW + Bluetooth USB AC600 Dual band</text:p>
          </table:table-cell>
          <table:table-cell office:value-type="string" calcext:value-type="string">
            <text:p>redes</text:p>
          </table:table-cell>
          <table:table-cell office:value-type="float" office:value="37.255075" calcext:value-type="float">
            <text:p>37.255075</text:p>
          </table:table-cell>
        </table:table-row>
        <table:table-row table:style-name="ro2">
          <table:table-cell office:value-type="string" calcext:value-type="string">
            <text:p>Archer T3U Nano P.RedW USB AC1300 Dual band (2667)</text:p>
          </table:table-cell>
          <table:table-cell office:value-type="string" calcext:value-type="string">
            <text:p>redes</text:p>
          </table:table-cell>
          <table:table-cell office:value-type="float" office:value="38.6529" calcext:value-type="float">
            <text:p>38.6529</text:p>
          </table:table-cell>
        </table:table-row>
        <table:table-row table:style-name="ro2">
          <table:table-cell office:value-type="string" calcext:value-type="string">
            <text:p>Archer TX20U Plus P.RedW USB AX1800 D.Band High Gain 2 Ant (7888)</text:p>
          </table:table-cell>
          <table:table-cell office:value-type="string" calcext:value-type="string">
            <text:p>redes</text:p>
          </table:table-cell>
          <table:table-cell office:value-type="float" office:value="65.44252" calcext:value-type="float">
            <text:p>65.44252</text:p>
          </table:table-cell>
        </table:table-row>
        <table:table-row table:style-name="ro2">
          <table:table-cell office:value-type="string" calcext:value-type="string">
            <text:p>MU6H High Gain P.RedW USB Mercusys Dual Band AC650 (8064)</text:p>
          </table:table-cell>
          <table:table-cell office:value-type="string" calcext:value-type="string">
            <text:p>redes</text:p>
          </table:table-cell>
          <table:table-cell office:value-type="float" office:value="24.297845" calcext:value-type="float">
            <text:p>24.297845</text:p>
          </table:table-cell>
        </table:table-row>
        <table:table-row table:style-name="ro2">
          <table:table-cell office:value-type="string" calcext:value-type="string">
            <text:p>MW150US Nano P.RedW USB Mercusys 150Mbps (0325)</text:p>
          </table:table-cell>
          <table:table-cell office:value-type="string" calcext:value-type="string">
            <text:p>redes</text:p>
          </table:table-cell>
          <table:table-cell office:value-type="float" office:value="11.83897" calcext:value-type="float">
            <text:p>11.83897</text:p>
          </table:table-cell>
        </table:table-row>
        <table:table-row table:style-name="ro2">
          <table:table-cell office:value-type="string" calcext:value-type="string">
            <text:p>MW300UH Nano P.RedW USB Mercusys 300Mbps 2 Antenas (9602)</text:p>
          </table:table-cell>
          <table:table-cell office:value-type="string" calcext:value-type="string">
            <text:p>redes</text:p>
          </table:table-cell>
          <table:table-cell office:value-type="float" office:value="20.34747" calcext:value-type="float">
            <text:p>20.34747</text:p>
          </table:table-cell>
        </table:table-row>
        <table:table-row table:style-name="ro2">
          <table:table-cell office:value-type="string" calcext:value-type="string">
            <text:p>MW300UM Mini P.RedW USB Mercusys 300Mbps (0349)</text:p>
          </table:table-cell>
          <table:table-cell office:value-type="string" calcext:value-type="string">
            <text:p>redes</text:p>
          </table:table-cell>
          <table:table-cell office:value-type="float" office:value="15.862275" calcext:value-type="float">
            <text:p>15.862275</text:p>
          </table:table-cell>
        </table:table-row>
        <table:table-row table:style-name="ro2">
          <table:table-cell office:value-type="string" calcext:value-type="string">
            <text:p>Archer T2U P.RedW USB AC600 Dual band (9917)</text:p>
          </table:table-cell>
          <table:table-cell office:value-type="string" calcext:value-type="string">
            <text:p>redes</text:p>
          </table:table-cell>
          <table:table-cell office:value-type="float" office:value="34.69037" calcext:value-type="float">
            <text:p>34.69037</text:p>
          </table:table-cell>
        </table:table-row>
        <table:table-row table:style-name="ro2">
          <table:table-cell office:value-type="string" calcext:value-type="string">
            <text:p>Archer T3U P.RedW USB AC1300 Dual band Mu Mimo (3830)</text:p>
          </table:table-cell>
          <table:table-cell office:value-type="string" calcext:value-type="string">
            <text:p>redes</text:p>
          </table:table-cell>
          <table:table-cell office:value-type="float" office:value="40.925885" calcext:value-type="float">
            <text:p>40.925885</text:p>
          </table:table-cell>
        </table:table-row>
        <table:table-row table:style-name="ro2">
          <table:table-cell office:value-type="string" calcext:value-type="string">
            <text:p>Archer T3U Plus P.RedW USB AC1300 Alta Pot.Dual Mimo (3413)</text:p>
          </table:table-cell>
          <table:table-cell office:value-type="string" calcext:value-type="string">
            <text:p>redes</text:p>
          </table:table-cell>
          <table:table-cell office:value-type="float" office:value="53.251055" calcext:value-type="float">
            <text:p>53.251055</text:p>
          </table:table-cell>
        </table:table-row>
        <table:table-row table:style-name="ro2">
          <table:table-cell office:value-type="string" calcext:value-type="string">
            <text:p>Archer T4U P.RedW USB AC1300 D.Band (7318)</text:p>
          </table:table-cell>
          <table:table-cell office:value-type="string" calcext:value-type="string">
            <text:p>redes</text:p>
          </table:table-cell>
          <table:table-cell office:value-type="float" office:value="55.779295" calcext:value-type="float">
            <text:p>55.779295</text:p>
          </table:table-cell>
        </table:table-row>
        <table:table-row table:style-name="ro2">
          <table:table-cell office:value-type="string" calcext:value-type="string">
            <text:p>Archer T4U Plus High Gain P.RedW USB AC1300 D.Band (2636)</text:p>
          </table:table-cell>
          <table:table-cell office:value-type="string" calcext:value-type="string">
            <text:p>redes</text:p>
          </table:table-cell>
          <table:table-cell office:value-type="float" office:value="71.386315" calcext:value-type="float">
            <text:p>71.386315</text:p>
          </table:table-cell>
        </table:table-row>
        <table:table-row table:style-name="ro2">
          <table:table-cell office:value-type="string" calcext:value-type="string">
            <text:p>Archer T9UH P.RedW USB AC1900 D.Band HP (6137)</text:p>
          </table:table-cell>
          <table:table-cell office:value-type="string" calcext:value-type="string">
            <text:p>redes</text:p>
          </table:table-cell>
          <table:table-cell office:value-type="float" office:value="71.848205" calcext:value-type="float">
            <text:p>71.848205</text:p>
          </table:table-cell>
        </table:table-row>
        <table:table-row table:style-name="ro2">
          <table:table-cell office:value-type="string" calcext:value-type="string">
            <text:p>TL-WN722N P.RedW USB 150Mbps (LN) ConAnt (0467)</text:p>
          </table:table-cell>
          <table:table-cell office:value-type="string" calcext:value-type="string">
            <text:p>redes</text:p>
          </table:table-cell>
          <table:table-cell office:value-type="float" office:value="27.54323" calcext:value-type="float">
            <text:p>27.54323</text:p>
          </table:table-cell>
        </table:table-row>
        <table:table-row table:style-name="ro2">
          <table:table-cell office:value-type="string" calcext:value-type="string">
            <text:p>TL-WN725N Nano P.RedW USB 150Mbps (LN) (0719)</text:p>
          </table:table-cell>
          <table:table-cell office:value-type="string" calcext:value-type="string">
            <text:p>redes</text:p>
          </table:table-cell>
          <table:table-cell office:value-type="float" office:value="23.252515" calcext:value-type="float">
            <text:p>23.252515</text:p>
          </table:table-cell>
        </table:table-row>
        <table:table-row table:style-name="ro2">
          <table:table-cell office:value-type="string" calcext:value-type="string">
            <text:p>TL-WN8200ND PRedW USB HiPow 300M C/ 2Ant (0740)</text:p>
          </table:table-cell>
          <table:table-cell office:value-type="string" calcext:value-type="string">
            <text:p>redes</text:p>
          </table:table-cell>
          <table:table-cell office:value-type="float" office:value="39.6253" calcext:value-type="float">
            <text:p>39.6253</text:p>
          </table:table-cell>
        </table:table-row>
        <table:table-row table:style-name="ro2">
          <table:table-cell office:value-type="string" calcext:value-type="string">
            <text:p>TL-WN821N P.RedW USB 300Mbps (N) S/Ant (0368)</text:p>
          </table:table-cell>
          <table:table-cell office:value-type="string" calcext:value-type="string">
            <text:p>redes</text:p>
          </table:table-cell>
          <table:table-cell office:value-type="float" office:value="24.5531" calcext:value-type="float">
            <text:p>24.5531</text:p>
          </table:table-cell>
        </table:table-row>
        <table:table-row table:style-name="ro2">
          <table:table-cell office:value-type="string" calcext:value-type="string">
            <text:p>TL-WN822N PRedW USB HiPower 300M 2Ant (0542)</text:p>
          </table:table-cell>
          <table:table-cell office:value-type="string" calcext:value-type="string">
            <text:p>redes</text:p>
          </table:table-cell>
          <table:table-cell office:value-type="float" office:value="35.17657" calcext:value-type="float">
            <text:p>35.17657</text:p>
          </table:table-cell>
        </table:table-row>
        <table:table-row table:style-name="ro2">
          <table:table-cell office:value-type="string" calcext:value-type="string">
            <text:p>TL-WN823N Mini P.RedW USB 300 Mbps (N)</text:p>
          </table:table-cell>
          <table:table-cell office:value-type="string" calcext:value-type="string">
            <text:p>redes</text:p>
          </table:table-cell>
          <table:table-cell office:value-type="float" office:value="26.582985" calcext:value-type="float">
            <text:p>26.582985</text:p>
          </table:table-cell>
        </table:table-row>
        <table:table-row table:style-name="ro2">
          <table:table-cell office:value-type="string" calcext:value-type="string">
            <text:p>ARCHER AX23 AX1800 Wir DualBand Gigabit Tp-Link (7048)</text:p>
          </table:table-cell>
          <table:table-cell office:value-type="string" calcext:value-type="string">
            <text:p>redes</text:p>
          </table:table-cell>
          <table:table-cell office:value-type="float" office:value="209.69806" calcext:value-type="float">
            <text:p>209.69806</text:p>
          </table:table-cell>
        </table:table-row>
        <table:table-row table:style-name="ro2">
          <table:table-cell office:value-type="string" calcext:value-type="string">
            <text:p>ARCHER C5 AC1200 4 Ant Agile Cfg Gigabit Wir D.Band Tp-Link (3687)</text:p>
          </table:table-cell>
          <table:table-cell office:value-type="string" calcext:value-type="string">
            <text:p>redes</text:p>
          </table:table-cell>
          <table:table-cell office:value-type="float" office:value="71.05813" calcext:value-type="float">
            <text:p>71.05813</text:p>
          </table:table-cell>
        </table:table-row>
        <table:table-row table:style-name="ro2">
          <table:table-cell office:value-type="string" calcext:value-type="string">
            <text:p>EC220-F5 AC1200 WISP Agile Cfg 10/100 D.Band Tp-(4108)</text:p>
          </table:table-cell>
          <table:table-cell office:value-type="string" calcext:value-type="string">
            <text:p>redes</text:p>
          </table:table-cell>
          <table:table-cell office:value-type="float" office:value="50.698505" calcext:value-type="float">
            <text:p>50.698505</text:p>
          </table:table-cell>
        </table:table-row>
        <table:table-row table:style-name="ro2">
          <table:table-cell office:value-type="string" calcext:value-type="string">
            <text:p>EC225-G5 AC1300 WISP Agile Cfg Gigabit MuMimo D.Band Tp-Link (4535)</text:p>
          </table:table-cell>
          <table:table-cell office:value-type="string" calcext:value-type="string">
            <text:p>redes</text:p>
          </table:table-cell>
          <table:table-cell office:value-type="float" office:value="68.72437" calcext:value-type="float">
            <text:p>68.72437</text:p>
          </table:table-cell>
        </table:table-row>
        <table:table-row table:style-name="ro2">
          <table:table-cell office:value-type="string" calcext:value-type="string">
            <text:p>MR20 Router Wir Mercusys AC750 Dual Band 2 <text:s/>(0653)</text:p>
          </table:table-cell>
          <table:table-cell office:value-type="string" calcext:value-type="string">
            <text:p>redes</text:p>
          </table:table-cell>
          <table:table-cell office:value-type="float" office:value="39.60099" calcext:value-type="float">
            <text:p>39.60099</text:p>
          </table:table-cell>
        </table:table-row>
        <table:table-row table:style-name="ro2">
          <table:table-cell office:value-type="string" calcext:value-type="string">
            <text:p>MR30G Router Wir Mercusys Gigabit <text:s/>AC1200 <text:s/>4 Ant (0615)</text:p>
          </table:table-cell>
          <table:table-cell office:value-type="string" calcext:value-type="string">
            <text:p>redes</text:p>
          </table:table-cell>
          <table:table-cell office:value-type="float" office:value="55.03784" calcext:value-type="float">
            <text:p>55.03784</text:p>
          </table:table-cell>
        </table:table-row>
        <table:table-row table:style-name="ro2">
          <table:table-cell office:value-type="string" calcext:value-type="string">
            <text:p>MW302R Rou Wi Mercusys 300Mbps N 2 Ant (0912)</text:p>
          </table:table-cell>
          <table:table-cell office:value-type="string" calcext:value-type="string">
            <text:p>redes</text:p>
          </table:table-cell>
          <table:table-cell office:value-type="float" office:value="23.228205" calcext:value-type="float">
            <text:p>23.228205</text:p>
          </table:table-cell>
        </table:table-row>
        <table:table-row table:style-name="ro2">
          <table:table-cell office:value-type="string" calcext:value-type="string">
            <text:p>ARCHER C24 AC750 4 Ant Agile Cfg <text:s/>Wir D.Band Tp-Link (9474)</text:p>
          </table:table-cell>
          <table:table-cell office:value-type="string" calcext:value-type="string">
            <text:p>redes</text:p>
          </table:table-cell>
          <table:table-cell office:value-type="float" office:value="53.26321" calcext:value-type="float">
            <text:p>53.26321</text:p>
          </table:table-cell>
        </table:table-row>
        <table:table-row table:style-name="ro2">
          <table:table-cell office:value-type="string" calcext:value-type="string">
            <text:p>ARCHER C80 AC1900 Wir Dual Band 4 Antenas Tp-Link(8873)</text:p>
          </table:table-cell>
          <table:table-cell office:value-type="string" calcext:value-type="string">
            <text:p>redes</text:p>
          </table:table-cell>
          <table:table-cell office:value-type="float" office:value="117.818415" calcext:value-type="float">
            <text:p>117.818415</text:p>
          </table:table-cell>
        </table:table-row>
        <table:table-row table:style-name="ro2">
          <table:table-cell office:value-type="string" calcext:value-type="string">
            <text:p>MW305R Rou Wi Mercusys 300Mbps N 3 Ant (0400)</text:p>
          </table:table-cell>
          <table:table-cell office:value-type="string" calcext:value-type="string">
            <text:p>redes</text:p>
          </table:table-cell>
          <table:table-cell office:value-type="float" office:value="26.899015" calcext:value-type="float">
            <text:p>26.899015</text:p>
          </table:table-cell>
        </table:table-row>
        <table:table-row table:style-name="ro2">
          <table:table-cell office:value-type="string" calcext:value-type="string">
            <text:p>MW325R Rou Wi Mercusys 300Mbps N 4 Ant (0424)</text:p>
          </table:table-cell>
          <table:table-cell office:value-type="string" calcext:value-type="string">
            <text:p>redes</text:p>
          </table:table-cell>
          <table:table-cell office:value-type="float" office:value="30.55767" calcext:value-type="float">
            <text:p>30.55767</text:p>
          </table:table-cell>
        </table:table-row>
        <table:table-row table:style-name="ro2">
          <table:table-cell office:value-type="string" calcext:value-type="string">
            <text:p>TL-MR3020 Mini Rou Wi 3G 150Mb (2345)</text:p>
          </table:table-cell>
          <table:table-cell office:value-type="string" calcext:value-type="string">
            <text:p>redes</text:p>
          </table:table-cell>
          <table:table-cell office:value-type="float" office:value="45.398925" calcext:value-type="float">
            <text:p>45.398925</text:p>
          </table:table-cell>
        </table:table-row>
        <table:table-row table:style-name="ro2">
          <table:table-cell office:value-type="string" calcext:value-type="string">
            <text:p>TL-WR820N Rou Wi 300Mbps N 2 Antenas Fijas (3086)</text:p>
          </table:table-cell>
          <table:table-cell office:value-type="string" calcext:value-type="string">
            <text:p>redes</text:p>
          </table:table-cell>
          <table:table-cell office:value-type="float" office:value="41.93475" calcext:value-type="float">
            <text:p>41.93475</text:p>
          </table:table-cell>
        </table:table-row>
        <table:table-row table:style-name="ro2">
          <table:table-cell office:value-type="string" calcext:value-type="string">
            <text:p>TL-WR840N Rou Wi 300Mbps N 2 Antenas Fijas (0533)</text:p>
          </table:table-cell>
          <table:table-cell office:value-type="string" calcext:value-type="string">
            <text:p>redes</text:p>
          </table:table-cell>
          <table:table-cell office:value-type="float" office:value="55.779295" calcext:value-type="float">
            <text:p>55.779295</text:p>
          </table:table-cell>
        </table:table-row>
        <table:table-row table:style-name="ro2">
          <table:table-cell office:value-type="string" calcext:value-type="string">
            <text:p>TL-WR841HP Rou Wi 300Mbps 2Ant Hi Power (0625)</text:p>
          </table:table-cell>
          <table:table-cell office:value-type="string" calcext:value-type="string">
            <text:p>redes</text:p>
          </table:table-cell>
          <table:table-cell office:value-type="float" office:value="103.46336" calcext:value-type="float">
            <text:p>103.46336</text:p>
          </table:table-cell>
        </table:table-row>
        <table:table-row table:style-name="ro2">
          <table:table-cell office:value-type="string" calcext:value-type="string">
            <text:p>TL-WR850N WISP Agile Config Rou Wi 300Mbps para ISP (4431)</text:p>
          </table:table-cell>
          <table:table-cell office:value-type="string" calcext:value-type="string">
            <text:p>redes</text:p>
          </table:table-cell>
          <table:table-cell office:value-type="float" office:value="41.98337" calcext:value-type="float">
            <text:p>41.98337</text:p>
          </table:table-cell>
        </table:table-row>
        <table:table-row table:style-name="ro2">
          <table:table-cell office:value-type="string" calcext:value-type="string">
            <text:p>TL-WR940N Rou Wi 450Mbps (N) 3 Ant Fijas (1464)</text:p>
          </table:table-cell>
          <table:table-cell office:value-type="string" calcext:value-type="string">
            <text:p>redes</text:p>
          </table:table-cell>
          <table:table-cell office:value-type="float" office:value="58.623565" calcext:value-type="float">
            <text:p>58.623565</text:p>
          </table:table-cell>
        </table:table-row>
        <table:table-row table:style-name="ro2">
          <table:table-cell office:value-type="string" calcext:value-type="string">
            <text:p>EAP615 Wall AX1800 Mbps AP <text:s/>p/caja de Pared</text:p>
          </table:table-cell>
          <table:table-cell office:value-type="string" calcext:value-type="string">
            <text:p>redes</text:p>
          </table:table-cell>
          <table:table-cell office:value-type="float" office:value="102.819145" calcext:value-type="float">
            <text:p>102.819145</text:p>
          </table:table-cell>
        </table:table-row>
        <table:table-row table:style-name="ro2">
          <table:table-cell office:value-type="string" calcext:value-type="string">
            <text:p>EAP655 Wall AX3000 Mbps AP Gigabit p/caja de Pared (3576)</text:p>
          </table:table-cell>
          <table:table-cell office:value-type="string" calcext:value-type="string">
            <text:p>redes</text:p>
          </table:table-cell>
          <table:table-cell office:value-type="float" office:value="161.49133" calcext:value-type="float">
            <text:p>161.49133</text:p>
          </table:table-cell>
        </table:table-row>
        <table:table-row table:style-name="ro2">
          <table:table-cell office:value-type="string" calcext:value-type="string">
            <text:p>TL-SG2008P Switch Gigabit Smart 8P (4 POE) Tp-Link (2957)</text:p>
          </table:table-cell>
          <table:table-cell office:value-type="string" calcext:value-type="string">
            <text:p>redes</text:p>
          </table:table-cell>
          <table:table-cell office:value-type="float" office:value="158.03931" calcext:value-type="float">
            <text:p>158.03931</text:p>
          </table:table-cell>
        </table:table-row>
        <table:table-row table:style-name="ro2">
          <table:table-cell office:value-type="string" calcext:value-type="string">
            <text:p>TL-SG2210MP Switch Gigabit Jetstream 8P POE+SFP Tp-Link (0674)</text:p>
          </table:table-cell>
          <table:table-cell office:value-type="string" calcext:value-type="string">
            <text:p>redes</text:p>
          </table:table-cell>
          <table:table-cell office:value-type="float" office:value="373.08557" calcext:value-type="float">
            <text:p>373.08557</text:p>
          </table:table-cell>
        </table:table-row>
        <table:table-row table:style-name="ro2">
          <table:table-cell office:value-type="string" calcext:value-type="string">
            <text:p>TL-SG3428X Switch Jetstream 24 + 4 SFP 10G L2 Gigabit Managed (0522)</text:p>
          </table:table-cell>
          <table:table-cell office:value-type="string" calcext:value-type="string">
            <text:p>redes</text:p>
          </table:table-cell>
          <table:table-cell office:value-type="float" office:value="682.84359" calcext:value-type="float">
            <text:p>682.84359</text:p>
          </table:table-cell>
        </table:table-row>
        <table:table-row table:style-name="ro2">
          <table:table-cell office:value-type="string" calcext:value-type="string">
            <text:p>TL-SG3452XP Switch Gigabit L2 JetStream 48P Poe + 4SFP 10G Tp-Link (6495)</text:p>
          </table:table-cell>
          <table:table-cell office:value-type="string" calcext:value-type="string">
            <text:p>redes</text:p>
          </table:table-cell>
          <table:table-cell office:value-type="float" office:value="1614.001675" calcext:value-type="float">
            <text:p>1614.001675</text:p>
          </table:table-cell>
        </table:table-row>
        <table:table-row table:style-name="ro2">
          <table:table-cell office:value-type="string" calcext:value-type="string">
            <text:p>TL-SG2008 T1500G-8T Switch Gigabit Smart 8P Tp-Link (0546)</text:p>
          </table:table-cell>
          <table:table-cell office:value-type="string" calcext:value-type="string">
            <text:p>redes</text:p>
          </table:table-cell>
          <table:table-cell office:value-type="float" office:value="105.347385" calcext:value-type="float">
            <text:p>105.347385</text:p>
          </table:table-cell>
        </table:table-row>
        <table:table-row table:style-name="ro2">
          <table:table-cell office:value-type="string" calcext:value-type="string">
            <text:p>TL-SG2210P Switch Gigabit Smart 8P POE SFP Tp-Link (0698)</text:p>
          </table:table-cell>
          <table:table-cell office:value-type="string" calcext:value-type="string">
            <text:p>redes</text:p>
          </table:table-cell>
          <table:table-cell office:value-type="float" office:value="347.280505" calcext:value-type="float">
            <text:p>347.280505</text:p>
          </table:table-cell>
        </table:table-row>
        <table:table-row table:style-name="ro2">
          <table:table-cell office:value-type="string" calcext:value-type="string">
            <text:p>TL-SG3210 Switch JetStream L2 Gigabit 8P +2 SFP (6396)</text:p>
          </table:table-cell>
          <table:table-cell office:value-type="string" calcext:value-type="string">
            <text:p>redes</text:p>
          </table:table-cell>
          <table:table-cell office:value-type="float" office:value="247.08684" calcext:value-type="float">
            <text:p>247.08684</text:p>
          </table:table-cell>
        </table:table-row>
        <table:table-row table:style-name="ro2">
          <table:table-cell office:value-type="string" calcext:value-type="string">
            <text:p>TL-SG3428 Switch Jetstream 24 + 4 SFP L2 Gigabit Managed (0713)</text:p>
          </table:table-cell>
          <table:table-cell office:value-type="string" calcext:value-type="string">
            <text:p>redes</text:p>
          </table:table-cell>
          <table:table-cell office:value-type="float" office:value="558.01174" calcext:value-type="float">
            <text:p>558.01174</text:p>
          </table:table-cell>
        </table:table-row>
        <table:table-row table:style-name="ro2">
          <table:table-cell office:value-type="string" calcext:value-type="string">
            <text:p>TL-SG3428MP Switch Jetstream 24 POE + 4 SFP L2 Gigabit Managed <text:s/>(0737)</text:p>
          </table:table-cell>
          <table:table-cell office:value-type="string" calcext:value-type="string">
            <text:p>redes</text:p>
          </table:table-cell>
          <table:table-cell office:value-type="float" office:value="1092.965445" calcext:value-type="float">
            <text:p>1092.965445</text:p>
          </table:table-cell>
        </table:table-row>
        <table:table-row table:style-name="ro2">
          <table:table-cell office:value-type="string" calcext:value-type="string">
            <text:p>TL-SG3428XMP Switch Giga 2.5G Jet 24P POE +4 SFP 10G Tp-Link (0773)</text:p>
          </table:table-cell>
          <table:table-cell office:value-type="string" calcext:value-type="string">
            <text:p>redes</text:p>
          </table:table-cell>
          <table:table-cell office:value-type="float" office:value="1320.093775" calcext:value-type="float">
            <text:p>1320.093775</text:p>
          </table:table-cell>
        </table:table-row>
        <table:table-row table:style-name="ro2">
          <table:table-cell office:value-type="string" calcext:value-type="string">
            <text:p>TL-SG3452 T2600G-52TS Switch Gigabit L2 JetStream 48P + 4SFP Tp-Link (0751)</text:p>
          </table:table-cell>
          <table:table-cell office:value-type="string" calcext:value-type="string">
            <text:p>redes</text:p>
          </table:table-cell>
          <table:table-cell office:value-type="float" office:value="963.806415" calcext:value-type="float">
            <text:p>963.806415</text:p>
          </table:table-cell>
        </table:table-row>
        <table:table-row table:style-name="ro2">
          <table:table-cell office:value-type="string" calcext:value-type="string">
            <text:p>Switch Hikvision 4p PoE IEEE 802.3af/at Power Budget 60w Unmanaged (2876)</text:p>
          </table:table-cell>
          <table:table-cell office:value-type="string" calcext:value-type="string">
            <text:p>redes</text:p>
          </table:table-cell>
          <table:table-cell office:value-type="float" office:value="99.634535" calcext:value-type="float">
            <text:p>99.634535</text:p>
          </table:table-cell>
        </table:table-row>
        <table:table-row table:style-name="ro2">
          <table:table-cell office:value-type="string" calcext:value-type="string">
            <text:p>TL-SF1024D Switch 24P Tp-Link Desktop (1498)</text:p>
          </table:table-cell>
          <table:table-cell office:value-type="string" calcext:value-type="string">
            <text:p>redes</text:p>
          </table:table-cell>
          <table:table-cell office:value-type="float" office:value="81.985475" calcext:value-type="float">
            <text:p>81.985475</text:p>
          </table:table-cell>
        </table:table-row>
        <table:table-row table:style-name="ro2">
          <table:table-cell office:value-type="string" calcext:value-type="string">
            <text:p>TL-SG1008MP Switch 8P Giga (8 ptos POE) Desk/Rack (6770)</text:p>
          </table:table-cell>
          <table:table-cell office:value-type="string" calcext:value-type="string">
            <text:p>redes</text:p>
          </table:table-cell>
          <table:table-cell office:value-type="float" office:value="162.19632" calcext:value-type="float">
            <text:p>162.19632</text:p>
          </table:table-cell>
        </table:table-row>
        <table:table-row table:style-name="ro2">
          <table:table-cell office:value-type="string" calcext:value-type="string">
            <text:p>TL-SG1016PE Switch 16P Giga (8 POE) Tp-Link Smart Rack/Desk (8865)</text:p>
          </table:table-cell>
          <table:table-cell office:value-type="string" calcext:value-type="string">
            <text:p>redes</text:p>
          </table:table-cell>
          <table:table-cell office:value-type="float" office:value="242.698885" calcext:value-type="float">
            <text:p>242.698885</text:p>
          </table:table-cell>
        </table:table-row>
        <table:table-row table:style-name="ro2">
          <table:table-cell office:value-type="string" calcext:value-type="string">
            <text:p>TL-SG105E Switch 5P TpLink Smart Gigabit Acero (2037)</text:p>
          </table:table-cell>
          <table:table-cell office:value-type="string" calcext:value-type="string">
            <text:p>redes</text:p>
          </table:table-cell>
          <table:table-cell office:value-type="float" office:value="53.33614" calcext:value-type="float">
            <text:p>53.33614</text:p>
          </table:table-cell>
        </table:table-row>
        <table:table-row table:style-name="ro2">
          <table:table-cell office:value-type="string" calcext:value-type="string">
            <text:p>TL-SG1210P Switch Gigabit 9P 8POE+ 1SFP Tp-Link (2980)</text:p>
          </table:table-cell>
          <table:table-cell office:value-type="string" calcext:value-type="string">
            <text:p>redes</text:p>
          </table:table-cell>
          <table:table-cell office:value-type="float" office:value="142.04333" calcext:value-type="float">
            <text:p>142.04333</text:p>
          </table:table-cell>
        </table:table-row>
        <table:table-row table:style-name="ro2">
          <table:table-cell office:value-type="string" calcext:value-type="string">
            <text:p>TL-SF1005D Switch 5P Tp-Link MiniDesktop (0064)</text:p>
          </table:table-cell>
          <table:table-cell office:value-type="string" calcext:value-type="string">
            <text:p>redes</text:p>
          </table:table-cell>
          <table:table-cell office:value-type="float" office:value="21.380645" calcext:value-type="float">
            <text:p>21.380645</text:p>
          </table:table-cell>
        </table:table-row>
        <table:table-row table:style-name="ro2">
          <table:table-cell office:value-type="string" calcext:value-type="string">
            <text:p>TL-SF1008D Switch 8P Tp-Link MiniDesktop (0071)</text:p>
          </table:table-cell>
          <table:table-cell office:value-type="string" calcext:value-type="string">
            <text:p>redes</text:p>
          </table:table-cell>
          <table:table-cell office:value-type="float" office:value="30.02285" calcext:value-type="float">
            <text:p>30.02285</text:p>
          </table:table-cell>
        </table:table-row>
        <table:table-row table:style-name="ro2">
          <table:table-cell office:value-type="string" calcext:value-type="string">
            <text:p>TL-SF1016D Switch 16P Tp-Link Desktop (0293)</text:p>
          </table:table-cell>
          <table:table-cell office:value-type="string" calcext:value-type="string">
            <text:p>redes</text:p>
          </table:table-cell>
          <table:table-cell office:value-type="float" office:value="34.42296" calcext:value-type="float">
            <text:p>34.42296</text:p>
          </table:table-cell>
        </table:table-row>
        <table:table-row table:style-name="ro2">
          <table:table-cell office:value-type="string" calcext:value-type="string">
            <text:p>TL-SG1005D Switch 5P TpLink Gigabit Desk (1798)</text:p>
          </table:table-cell>
          <table:table-cell office:value-type="string" calcext:value-type="string">
            <text:p>redes</text:p>
          </table:table-cell>
          <table:table-cell office:value-type="float" office:value="43.527055" calcext:value-type="float">
            <text:p>43.527055</text:p>
          </table:table-cell>
        </table:table-row>
        <table:table-row table:style-name="ro2">
          <table:table-cell office:value-type="string" calcext:value-type="string">
            <text:p>TL-SG1008P Switch 8P Giga (4 ptos POE) Tp-Link Desk (1160)</text:p>
          </table:table-cell>
          <table:table-cell office:value-type="string" calcext:value-type="string">
            <text:p>redes</text:p>
          </table:table-cell>
          <table:table-cell office:value-type="float" office:value="98.96601" calcext:value-type="float">
            <text:p>98.96601</text:p>
          </table:table-cell>
        </table:table-row>
        <table:table-row table:style-name="ro2">
          <table:table-cell office:value-type="string" calcext:value-type="string">
            <text:p>TL-SG1016 Switch Gigabit 16P Tp-Link R19(0095)</text:p>
          </table:table-cell>
          <table:table-cell office:value-type="string" calcext:value-type="string">
            <text:p>redes</text:p>
          </table:table-cell>
          <table:table-cell office:value-type="float" office:value="145.44673" calcext:value-type="float">
            <text:p>145.44673</text:p>
          </table:table-cell>
        </table:table-row>
        <table:table-row table:style-name="ro2">
          <table:table-cell office:value-type="string" calcext:value-type="string">
            <text:p>TL-SG1016DE Switch 16P Giga Tp-Link Smart Rack/Desk(1269)</text:p>
          </table:table-cell>
          <table:table-cell office:value-type="string" calcext:value-type="string">
            <text:p>redes</text:p>
          </table:table-cell>
          <table:table-cell office:value-type="float" office:value="129.83971" calcext:value-type="float">
            <text:p>129.83971</text:p>
          </table:table-cell>
        </table:table-row>
        <table:table-row table:style-name="ro2">
          <table:table-cell office:value-type="string" calcext:value-type="string">
            <text:p>TL-SG1024 Switch Gigabit 24P Tp-Link R19 (0101)</text:p>
          </table:table-cell>
          <table:table-cell office:value-type="string" calcext:value-type="string">
            <text:p>redes</text:p>
          </table:table-cell>
          <table:table-cell office:value-type="float" office:value="196.971775" calcext:value-type="float">
            <text:p>196.971775</text:p>
          </table:table-cell>
        </table:table-row>
        <table:table-row table:style-name="ro2">
          <table:table-cell office:value-type="string" calcext:value-type="string">
            <text:p>TL-SG1024D Switch 24P Gigabit Tp-Link Desktop (0620)</text:p>
          </table:table-cell>
          <table:table-cell office:value-type="string" calcext:value-type="string">
            <text:p>redes</text:p>
          </table:table-cell>
          <table:table-cell office:value-type="float" office:value="162.99855" calcext:value-type="float">
            <text:p>162.99855</text:p>
          </table:table-cell>
        </table:table-row>
        <table:table-row table:style-name="ro2">
          <table:table-cell office:value-type="string" calcext:value-type="string">
            <text:p>TL-SG1024DE Switch 24P Gigabit Smart Tp-Link Desk/Rack (1245)</text:p>
          </table:table-cell>
          <table:table-cell office:value-type="string" calcext:value-type="string">
            <text:p>redes</text:p>
          </table:table-cell>
          <table:table-cell office:value-type="float" office:value="183.15154" calcext:value-type="float">
            <text:p>183.15154</text:p>
          </table:table-cell>
        </table:table-row>
        <table:table-row table:style-name="ro2">
          <table:table-cell office:value-type="string" calcext:value-type="string">
            <text:p>TL-SG1048 Switch Gigabit 48P Tp-Link (1559)</text:p>
          </table:table-cell>
          <table:table-cell office:value-type="string" calcext:value-type="string">
            <text:p>redes</text:p>
          </table:table-cell>
          <table:table-cell office:value-type="float" office:value="494.19799" calcext:value-type="float">
            <text:p>494.19799</text:p>
          </table:table-cell>
        </table:table-row>
        <table:table-row table:style-name="ro2">
          <table:table-cell office:value-type="string" calcext:value-type="string">
            <text:p>TL-SG105 Switch 5P TpLink Gigabit Acero (1146)</text:p>
          </table:table-cell>
          <table:table-cell office:value-type="string" calcext:value-type="string">
            <text:p>redes</text:p>
          </table:table-cell>
          <table:table-cell office:value-type="float" office:value="42.20216" calcext:value-type="float">
            <text:p>42.20216</text:p>
          </table:table-cell>
        </table:table-row>
        <table:table-row table:style-name="ro2">
          <table:table-cell office:value-type="string" calcext:value-type="string">
            <text:p>TL-SG108 Switch 8P TpLink Gigabit Acero (1153)</text:p>
          </table:table-cell>
          <table:table-cell office:value-type="string" calcext:value-type="string">
            <text:p>redes</text:p>
          </table:table-cell>
          <table:table-cell office:value-type="float" office:value="77.35442" calcext:value-type="float">
            <text:p>77.35442</text:p>
          </table:table-cell>
        </table:table-row>
        <table:table-row table:style-name="ro2">
          <table:table-cell office:value-type="string" calcext:value-type="string">
            <text:p>TL-SG116E Switch 16P TpLink Gigabit No Gestionable Pro (4301)</text:p>
          </table:table-cell>
          <table:table-cell office:value-type="string" calcext:value-type="string">
            <text:p>redes</text:p>
          </table:table-cell>
          <table:table-cell office:value-type="float" office:value="162.816225" calcext:value-type="float">
            <text:p>162.816225</text:p>
          </table:table-cell>
        </table:table-row>
        <table:table-row table:style-name="ro2">
          <table:table-cell office:value-type="string" calcext:value-type="string">
            <text:p>T206320-CART.MAGENTA (XP-2101)</text:p>
          </table:table-cell>
          <table:table-cell office:value-type="string" calcext:value-type="string">
            <text:p>impresion</text:p>
          </table:table-cell>
          <table:table-cell office:value-type="float" office:value="20.238075" calcext:value-type="float">
            <text:p>20.238075</text:p>
          </table:table-cell>
        </table:table-row>
        <table:table-row table:style-name="ro2">
          <table:table-cell office:value-type="string" calcext:value-type="string">
            <text:p>L4150/4160 - TINTA. AMARILLO T504420</text:p>
          </table:table-cell>
          <table:table-cell office:value-type="string" calcext:value-type="string">
            <text:p>impresion</text:p>
          </table:table-cell>
          <table:table-cell office:value-type="float" office:value="23.35905" calcext:value-type="float">
            <text:p>23.35905</text:p>
          </table:table-cell>
        </table:table-row>
        <table:table-row table:style-name="ro2">
          <table:table-cell office:value-type="string" calcext:value-type="string">
            <text:p>L800 - CART.MAGENTA (8289)</text:p>
          </table:table-cell>
          <table:table-cell office:value-type="string" calcext:value-type="string">
            <text:p>impresion</text:p>
          </table:table-cell>
          <table:table-cell office:value-type="float" office:value="27.1524" calcext:value-type="float">
            <text:p>27.1524</text:p>
          </table:table-cell>
        </table:table-row>
        <table:table-row table:style-name="ro2">
          <table:table-cell office:value-type="string" calcext:value-type="string">
            <text:p>L8180/ L8160 <text:s text:c="2"/>- TINTA. AMARILLO T555420</text:p>
          </table:table-cell>
          <table:table-cell office:value-type="string" calcext:value-type="string">
            <text:p>impresion</text:p>
          </table:table-cell>
          <table:table-cell office:value-type="float" office:value="43.08447" calcext:value-type="float">
            <text:p>43.08447</text:p>
          </table:table-cell>
        </table:table-row>
        <table:table-row table:style-name="ro2">
          <table:table-cell office:value-type="string" calcext:value-type="string">
            <text:p>L8180/ L8160 <text:s text:c="2"/>- TINTA. MAGENTA T555320</text:p>
          </table:table-cell>
          <table:table-cell office:value-type="string" calcext:value-type="string">
            <text:p>impresion</text:p>
          </table:table-cell>
          <table:table-cell office:value-type="float" office:value="43.08447" calcext:value-type="float">
            <text:p>43.08447</text:p>
          </table:table-cell>
        </table:table-row>
        <table:table-row table:style-name="ro2">
          <table:table-cell office:value-type="string" calcext:value-type="string">
            <text:p>L8180/ L8160 <text:s text:c="2"/>- TINTA.GRIS T555520</text:p>
          </table:table-cell>
          <table:table-cell office:value-type="string" calcext:value-type="string">
            <text:p>impresion</text:p>
          </table:table-cell>
          <table:table-cell office:value-type="float" office:value="43.08447" calcext:value-type="float">
            <text:p>43.08447</text:p>
          </table:table-cell>
        </table:table-row>
        <table:table-row table:style-name="ro2">
          <table:table-cell office:value-type="string" calcext:value-type="string">
            <text:p>L8180/ L8160 - TINTA. CYAN T555220</text:p>
          </table:table-cell>
          <table:table-cell office:value-type="string" calcext:value-type="string">
            <text:p>impresion</text:p>
          </table:table-cell>
          <table:table-cell office:value-type="float" office:value="43.08447" calcext:value-type="float">
            <text:p>43.08447</text:p>
          </table:table-cell>
        </table:table-row>
        <table:table-row table:style-name="ro2">
          <table:table-cell office:value-type="string" calcext:value-type="string">
            <text:p>L8180/ L8160 - TINTA. NEGRO T554120</text:p>
          </table:table-cell>
          <table:table-cell office:value-type="string" calcext:value-type="string">
            <text:p>impresion</text:p>
          </table:table-cell>
          <table:table-cell office:value-type="float" office:value="43.08447" calcext:value-type="float">
            <text:p>43.08447</text:p>
          </table:table-cell>
        </table:table-row>
        <table:table-row table:style-name="ro2">
          <table:table-cell office:value-type="string" calcext:value-type="string">
            <text:p>L8180/ L8160 - TINTA. NEGRO T555120</text:p>
          </table:table-cell>
          <table:table-cell office:value-type="string" calcext:value-type="string">
            <text:p>impresion</text:p>
          </table:table-cell>
          <table:table-cell office:value-type="float" office:value="43.08447" calcext:value-type="float">
            <text:p>43.08447</text:p>
          </table:table-cell>
        </table:table-row>
        <table:table-row table:style-name="ro2">
          <table:table-cell office:value-type="string" calcext:value-type="string">
            <text:p>HD Toshiba Externo Canvio 1TB Black <text:s/>(1329)</text:p>
          </table:table-cell>
          <table:table-cell office:value-type="string" calcext:value-type="string">
            <text:p>discos</text:p>
          </table:table-cell>
          <table:table-cell office:value-type="float" office:value="153.71213" calcext:value-type="float">
            <text:p>153.71213</text:p>
          </table:table-cell>
        </table:table-row>
        <table:table-row table:style-name="ro2">
          <table:table-cell office:value-type="string" calcext:value-type="string">
            <text:p>HD Toshiba Externo Canvio 2TB Black 3.0 (1346)</text:p>
          </table:table-cell>
          <table:table-cell office:value-type="string" calcext:value-type="string">
            <text:p>discos</text:p>
          </table:table-cell>
          <table:table-cell office:value-type="float" office:value="207.82619" calcext:value-type="float">
            <text:p>207.82619</text:p>
          </table:table-cell>
        </table:table-row>
        <table:table-row table:style-name="ro2">
          <table:table-cell office:value-type="string" calcext:value-type="string">
            <text:p>HD Toshiba Externo Canvio 4TB Black 3.0 (0875)</text:p>
          </table:table-cell>
          <table:table-cell office:value-type="string" calcext:value-type="string">
            <text:p>discos</text:p>
          </table:table-cell>
          <table:table-cell office:value-type="float" office:value="331.88012" calcext:value-type="float">
            <text:p>331.88012</text:p>
          </table:table-cell>
        </table:table-row>
        <table:table-row table:style-name="ro2">
          <table:table-cell office:value-type="string" calcext:value-type="string">
            <text:p>External HD Toshiba Canvio Basics 4TB USB 3.0 <text:s/>(0462)</text:p>
          </table:table-cell>
          <table:table-cell office:value-type="string" calcext:value-type="string">
            <text:p>discos</text:p>
          </table:table-cell>
          <table:table-cell office:value-type="float" office:value="284.47562" calcext:value-type="float">
            <text:p>284.47562</text:p>
          </table:table-cell>
        </table:table-row>
        <table:table-row table:style-name="ro2">
          <table:table-cell office:value-type="string" calcext:value-type="string">
            <text:p>HD SEAGATE External 1TB USB 3.0 Expansion Black (0148)</text:p>
          </table:table-cell>
          <table:table-cell office:value-type="string" calcext:value-type="string">
            <text:p>discos</text:p>
          </table:table-cell>
          <table:table-cell office:value-type="float" office:value="156.94536" calcext:value-type="float">
            <text:p>156.94536</text:p>
          </table:table-cell>
        </table:table-row>
        <table:table-row table:style-name="ro2">
          <table:table-cell office:value-type="string" calcext:value-type="string">
            <text:p>HD SEAGATE External 2TB USB 3.0 Expansion Black nuevo (0247)</text:p>
          </table:table-cell>
          <table:table-cell office:value-type="string" calcext:value-type="string">
            <text:p>discos</text:p>
          </table:table-cell>
          <table:table-cell office:value-type="float" office:value="208.154375" calcext:value-type="float">
            <text:p>208.154375</text:p>
          </table:table-cell>
        </table:table-row>
        <table:table-row table:style-name="ro2">
          <table:table-cell office:value-type="string" calcext:value-type="string">
            <text:p>HD SEAGATE External 4TB USB 3.0 Expansion Black (0254)</text:p>
          </table:table-cell>
          <table:table-cell office:value-type="string" calcext:value-type="string">
            <text:p>discos</text:p>
          </table:table-cell>
          <table:table-cell office:value-type="float" office:value="340.92344" calcext:value-type="float">
            <text:p>340.92344</text:p>
          </table:table-cell>
        </table:table-row>
        <table:table-row table:style-name="ro2">
          <table:table-cell office:value-type="string" calcext:value-type="string">
            <text:p>HD SEAGATE External 5TB USB 3.0 Expansion Black nuevo (0261)</text:p>
          </table:table-cell>
          <table:table-cell office:value-type="string" calcext:value-type="string">
            <text:p>discos</text:p>
          </table:table-cell>
          <table:table-cell office:value-type="float" office:value="400.02105" calcext:value-type="float">
            <text:p>400.02105</text:p>
          </table:table-cell>
        </table:table-row>
        <table:table-row table:style-name="ro2">
          <table:table-cell office:value-type="string" calcext:value-type="string">
            <text:p>HD WD Element Externo 1TB USB 3.0 (5448)</text:p>
          </table:table-cell>
          <table:table-cell office:value-type="string" calcext:value-type="string">
            <text:p>discos</text:p>
          </table:table-cell>
          <table:table-cell office:value-type="float" office:value="159.25481" calcext:value-type="float">
            <text:p>159.25481</text:p>
          </table:table-cell>
        </table:table-row>
        <table:table-row table:style-name="ro2">
          <table:table-cell office:value-type="string" calcext:value-type="string">
            <text:p>HD WD Element Externo 2TB USB 3.0 (5363)</text:p>
          </table:table-cell>
          <table:table-cell office:value-type="string" calcext:value-type="string">
            <text:p>discos</text:p>
          </table:table-cell>
          <table:table-cell office:value-type="float" office:value="215.058415" calcext:value-type="float">
            <text:p>215.058415</text:p>
          </table:table-cell>
        </table:table-row>
        <table:table-row table:style-name="ro2">
          <table:table-cell office:value-type="string" calcext:value-type="string">
            <text:p>HD WD Element Externo 4TB USB 3.0 (5981)</text:p>
          </table:table-cell>
          <table:table-cell office:value-type="string" calcext:value-type="string">
            <text:p>discos</text:p>
          </table:table-cell>
          <table:table-cell office:value-type="float" office:value="320.60028" calcext:value-type="float">
            <text:p>320.60028</text:p>
          </table:table-cell>
        </table:table-row>
        <table:table-row table:style-name="ro2">
          <table:table-cell office:value-type="string" calcext:value-type="string">
            <text:p>HD SEAGATE 2 TB SATA III SkyHawk</text:p>
          </table:table-cell>
          <table:table-cell office:value-type="string" calcext:value-type="string">
            <text:p>discos</text:p>
          </table:table-cell>
          <table:table-cell office:value-type="float" office:value="107.74192" calcext:value-type="float">
            <text:p>107.74192</text:p>
          </table:table-cell>
        </table:table-row>
        <table:table-row table:style-name="ro2">
          <table:table-cell office:value-type="string" calcext:value-type="string">
            <text:p>HD SEAGATE 1TB SATA III 64Mb Barracuda <text:s/>ST1000DM010</text:p>
          </table:table-cell>
          <table:table-cell office:value-type="string" calcext:value-type="string">
            <text:p>discos</text:p>
          </table:table-cell>
          <table:table-cell office:value-type="float" office:value="129.025325" calcext:value-type="float">
            <text:p>129.025325</text:p>
          </table:table-cell>
        </table:table-row>
        <table:table-row table:style-name="ro2">
          <table:table-cell office:value-type="string" calcext:value-type="string">
            <text:p>HD SEAGATE 2 TB SATA III SkyHawk</text:p>
          </table:table-cell>
          <table:table-cell office:value-type="string" calcext:value-type="string">
            <text:p>discos</text:p>
          </table:table-cell>
          <table:table-cell office:value-type="float" office:value="114.5001" calcext:value-type="float">
            <text:p>114.5001</text:p>
          </table:table-cell>
        </table:table-row>
        <table:table-row table:style-name="ro2">
          <table:table-cell office:value-type="string" calcext:value-type="string">
            <text:p>HD SEAGATE 2TB SATA III <text:s/>64Mb Barracuda 7200 RPM</text:p>
          </table:table-cell>
          <table:table-cell office:value-type="string" calcext:value-type="string">
            <text:p>discos</text:p>
          </table:table-cell>
          <table:table-cell office:value-type="float" office:value="163.764315" calcext:value-type="float">
            <text:p>163.764315</text:p>
          </table:table-cell>
        </table:table-row>
        <table:table-row table:style-name="ro2">
          <table:table-cell office:value-type="string" calcext:value-type="string">
            <text:p>HD SEAGATE 4 TB SATA III SkyHawk 256mb</text:p>
          </table:table-cell>
          <table:table-cell office:value-type="string" calcext:value-type="string">
            <text:p>discos</text:p>
          </table:table-cell>
          <table:table-cell office:value-type="float" office:value="172.57669" calcext:value-type="float">
            <text:p>172.57669</text:p>
          </table:table-cell>
        </table:table-row>
        <table:table-row table:style-name="ro2">
          <table:table-cell office:value-type="string" calcext:value-type="string">
            <text:p>HD SEAGATE 4TB SATA III 64Mb Barracuda</text:p>
          </table:table-cell>
          <table:table-cell office:value-type="string" calcext:value-type="string">
            <text:p>discos</text:p>
          </table:table-cell>
          <table:table-cell office:value-type="float" office:value="260.834145" calcext:value-type="float">
            <text:p>260.834145</text:p>
          </table:table-cell>
        </table:table-row>
        <table:table-row table:style-name="ro2">
          <table:table-cell office:value-type="string" calcext:value-type="string">
            <text:p>HD Western Digital 2TB SATA III PURPLE SURVEILLANCE</text:p>
          </table:table-cell>
          <table:table-cell office:value-type="string" calcext:value-type="string">
            <text:p>discos</text:p>
          </table:table-cell>
          <table:table-cell office:value-type="float" office:value="141.666525" calcext:value-type="float">
            <text:p>141.666525</text:p>
          </table:table-cell>
        </table:table-row>
        <table:table-row table:style-name="ro2">
          <table:table-cell office:value-type="string" calcext:value-type="string">
            <text:p>WD HD BLUE 1TB SATA3 64MB 7200</text:p>
          </table:table-cell>
          <table:table-cell office:value-type="string" calcext:value-type="string">
            <text:p>discos</text:p>
          </table:table-cell>
          <table:table-cell office:value-type="float" office:value="128.55128" calcext:value-type="float">
            <text:p>128.55128</text:p>
          </table:table-cell>
        </table:table-row>
        <table:table-row table:style-name="ro2">
          <table:table-cell office:value-type="string" calcext:value-type="string">
            <text:p>WD HD BLUE 2TB SATA3 256MB 5400</text:p>
          </table:table-cell>
          <table:table-cell office:value-type="string" calcext:value-type="string">
            <text:p>discos</text:p>
          </table:table-cell>
          <table:table-cell office:value-type="float" office:value="157.929915" calcext:value-type="float">
            <text:p>157.929915</text:p>
          </table:table-cell>
        </table:table-row>
        <table:table-row table:style-name="ro2">
          <table:table-cell office:value-type="string" calcext:value-type="string">
            <text:p>Disco SSD HIKVISION 1024Gb E100 SATA (4754)</text:p>
          </table:table-cell>
          <table:table-cell office:value-type="string" calcext:value-type="string">
            <text:p>discos</text:p>
          </table:table-cell>
          <table:table-cell office:value-type="float" office:value="124.357805" calcext:value-type="float">
            <text:p>124.357805</text:p>
          </table:table-cell>
        </table:table-row>
        <table:table-row table:style-name="ro2">
          <table:table-cell office:value-type="string" calcext:value-type="string">
            <text:p>Disco SSD HIKVISION 256Gb E100 SATA (8579)</text:p>
          </table:table-cell>
          <table:table-cell office:value-type="string" calcext:value-type="string">
            <text:p>discos</text:p>
          </table:table-cell>
          <table:table-cell office:value-type="float" office:value="52.67977" calcext:value-type="float">
            <text:p>52.67977</text:p>
          </table:table-cell>
        </table:table-row>
        <table:table-row table:style-name="ro2">
          <table:table-cell office:value-type="string" calcext:value-type="string">
            <text:p>Disco SSD HIKVISION 512Gb E100 SATA (4747)</text:p>
          </table:table-cell>
          <table:table-cell office:value-type="string" calcext:value-type="string">
            <text:p>discos</text:p>
          </table:table-cell>
          <table:table-cell office:value-type="float" office:value="76.345555" calcext:value-type="float">
            <text:p>76.345555</text:p>
          </table:table-cell>
        </table:table-row>
        <table:table-row table:style-name="ro2">
          <table:table-cell office:value-type="string" calcext:value-type="string">
            <text:p>Disco SSD Markvision 480Gb Sata Interno BULK(6228)</text:p>
          </table:table-cell>
          <table:table-cell office:value-type="string" calcext:value-type="string">
            <text:p>discos</text:p>
          </table:table-cell>
          <table:table-cell office:value-type="float" office:value="76.45495" calcext:value-type="float">
            <text:p>76.45495</text:p>
          </table:table-cell>
        </table:table-row>
        <table:table-row table:style-name="ro2">
          <table:table-cell office:value-type="string" calcext:value-type="string">
            <text:p>Disco SSD Markvision 960Gb Sata Interno BULK (9397)</text:p>
          </table:table-cell>
          <table:table-cell office:value-type="string" calcext:value-type="string">
            <text:p>discos</text:p>
          </table:table-cell>
          <table:table-cell office:value-type="float" office:value="95.283045" calcext:value-type="float">
            <text:p>95.283045</text:p>
          </table:table-cell>
        </table:table-row>
        <table:table-row table:style-name="ro2">
          <table:table-cell office:value-type="string" calcext:value-type="string">
            <text:p>Disco SSD KINGSTON A400 240 GB SATA Interno 7 mm (1219)</text:p>
          </table:table-cell>
          <table:table-cell office:value-type="string" calcext:value-type="string">
            <text:p>discos</text:p>
          </table:table-cell>
          <table:table-cell office:value-type="float" office:value="60.775" calcext:value-type="float">
            <text:p>60.775</text:p>
          </table:table-cell>
        </table:table-row>
        <table:table-row table:style-name="ro2">
          <table:table-cell office:value-type="string" calcext:value-type="string">
            <text:p>Disco SSD KINGSTON A400 480 GB SATA Interno 7 mm (3442)</text:p>
          </table:table-cell>
          <table:table-cell office:value-type="string" calcext:value-type="string">
            <text:p>discos</text:p>
          </table:table-cell>
          <table:table-cell office:value-type="float" office:value="82.4109" calcext:value-type="float">
            <text:p>82.4109</text:p>
          </table:table-cell>
        </table:table-row>
        <table:table-row table:style-name="ro2">
          <table:table-cell office:value-type="string" calcext:value-type="string">
            <text:p>Disco SSD KINGSTON A400 960 GB SATA Interno 7 mm (7357)</text:p>
          </table:table-cell>
          <table:table-cell office:value-type="string" calcext:value-type="string">
            <text:p>discos</text:p>
          </table:table-cell>
          <table:table-cell office:value-type="float" office:value="142.01902" calcext:value-type="float">
            <text:p>142.01902</text:p>
          </table:table-cell>
        </table:table-row>
        <table:table-row table:style-name="ro2">
          <table:table-cell office:value-type="string" calcext:value-type="string">
            <text:p>Disco SSD M.2 HIKVISION 512Gb G64000E NVMe Gen4 (6621)</text:p>
          </table:table-cell>
          <table:table-cell office:value-type="string" calcext:value-type="string">
            <text:p>discos</text:p>
          </table:table-cell>
          <table:table-cell office:value-type="float" office:value="164.04388" calcext:value-type="float">
            <text:p>164.04388</text:p>
          </table:table-cell>
        </table:table-row>
        <table:table-row table:style-name="ro2">
          <table:table-cell office:value-type="string" calcext:value-type="string">
            <text:p>Disco SSD M.2 KINGSTON SNV2S 1000GB NVMe PCIe 4.0 (9919)</text:p>
          </table:table-cell>
          <table:table-cell office:value-type="string" calcext:value-type="string">
            <text:p>discos</text:p>
          </table:table-cell>
          <table:table-cell office:value-type="float" office:value="157.13984" calcext:value-type="float">
            <text:p>157.13984</text:p>
          </table:table-cell>
        </table:table-row>
        <table:table-row table:style-name="ro2">
          <table:table-cell office:value-type="string" calcext:value-type="string">
            <text:p>Disco SSD M.2 KINGSTON SNV2S 250GB NVMe PCIe 4.0 (9889)</text:p>
          </table:table-cell>
          <table:table-cell office:value-type="string" calcext:value-type="string">
            <text:p>discos</text:p>
          </table:table-cell>
          <table:table-cell office:value-type="float" office:value="65.867945" calcext:value-type="float">
            <text:p>65.867945</text:p>
          </table:table-cell>
        </table:table-row>
        <table:table-row table:style-name="ro2">
          <table:table-cell office:value-type="string" calcext:value-type="string">
            <text:p>Disco SSD M.2 KINGSTON SNV2S 500GB NVMe PCIe 4.0 (9858)</text:p>
          </table:table-cell>
          <table:table-cell office:value-type="string" calcext:value-type="string">
            <text:p>discos</text:p>
          </table:table-cell>
          <table:table-cell office:value-type="float" office:value="98.74722" calcext:value-type="float">
            <text:p>98.74722</text:p>
          </table:table-cell>
        </table:table-row>
        <table:table-row table:style-name="ro2">
          <table:table-cell office:value-type="string" calcext:value-type="string">
            <text:p>Disco SSD M.2 Markvision 128Gb PCIe Gen3 x4 BULK (9403)</text:p>
          </table:table-cell>
          <table:table-cell office:value-type="string" calcext:value-type="string">
            <text:p>discos</text:p>
          </table:table-cell>
          <table:table-cell office:value-type="float" office:value="25.634895" calcext:value-type="float">
            <text:p>25.634895</text:p>
          </table:table-cell>
        </table:table-row>
        <table:table-row table:style-name="ro2">
          <table:table-cell office:value-type="string" calcext:value-type="string">
            <text:p>Disco SSD M.2 GIGABYTE 128GB PCIe 4x NVMe (6866)</text:p>
          </table:table-cell>
          <table:table-cell office:value-type="string" calcext:value-type="string">
            <text:p>discos</text:p>
          </table:table-cell>
          <table:table-cell office:value-type="float" office:value="29.02614" calcext:value-type="float">
            <text:p>29.02614</text:p>
          </table:table-cell>
        </table:table-row>
        <table:table-row table:style-name="ro2">
          <table:table-cell office:value-type="string" calcext:value-type="string">
            <text:p>Television CANDY SMART TV LED 32 HD ANDROID 11 <text:s/>32GTV1400 (7321)</text:p>
          </table:table-cell>
          <table:table-cell office:value-type="string" calcext:value-type="string">
            <text:p>electro</text:p>
          </table:table-cell>
          <table:table-cell office:value-type="float" office:value="255.552" calcext:value-type="float">
            <text:p>255.552</text:p>
          </table:table-cell>
        </table:table-row>
        <table:table-row table:style-name="ro2">
          <table:table-cell office:value-type="string" calcext:value-type="string">
            <text:p>Estabilizador Lyonn Electronico TCA-2000N-V 6 Bocas 220v 0026</text:p>
          </table:table-cell>
          <table:table-cell office:value-type="string" calcext:value-type="string">
            <text:p>electro</text:p>
          </table:table-cell>
          <table:table-cell office:value-type="float" office:value="40.35592" calcext:value-type="float">
            <text:p>40.35592</text:p>
          </table:table-cell>
        </table:table-row>
        <table:table-row table:style-name="ro2">
          <table:table-cell office:value-type="string" calcext:value-type="string">
            <text:p>Estabilizador Surelectric 6 Bocas 220v-1000va (0017)</text:p>
          </table:table-cell>
          <table:table-cell office:value-type="string" calcext:value-type="string">
            <text:p>electro</text:p>
          </table:table-cell>
          <table:table-cell office:value-type="float" office:value="18.86456" calcext:value-type="float">
            <text:p>18.86456</text:p>
          </table:table-cell>
        </table:table-row>
        <table:table-row table:style-name="ro2">
          <table:table-cell office:value-type="string" calcext:value-type="string">
            <text:p>Prolongador Multi-Toma Dear Power 6 tomas 220V + Prot. Termico (0024</text:p>
          </table:table-cell>
          <table:table-cell office:value-type="string" calcext:value-type="string">
            <text:p>electro</text:p>
          </table:table-cell>
          <table:table-cell office:value-type="float" office:value="9.70299" calcext:value-type="float">
            <text:p>9.70299</text:p>
          </table:table-cell>
        </table:table-row>
        <table:table-row table:style-name="ro2">
          <table:table-cell office:value-type="string" calcext:value-type="string">
            <text:p>UPS LYONN CTB <text:s/>1200VA (Display LCD)</text:p>
          </table:table-cell>
          <table:table-cell office:value-type="string" calcext:value-type="string">
            <text:p>electro</text:p>
          </table:table-cell>
          <table:table-cell office:value-type="float" office:value="152.88559" calcext:value-type="float">
            <text:p>152.88559</text:p>
          </table:table-cell>
        </table:table-row>
        <table:table-row table:style-name="ro2">
          <table:table-cell office:value-type="string" calcext:value-type="string">
            <text:p>UPS LYONN DESIRE 500VA (DISPLAY LCD)</text:p>
          </table:table-cell>
          <table:table-cell office:value-type="string" calcext:value-type="string">
            <text:p>electro</text:p>
          </table:table-cell>
          <table:table-cell office:value-type="float" office:value="68.858075" calcext:value-type="float">
            <text:p>68.858075</text:p>
          </table:table-cell>
        </table:table-row>
        <table:table-row table:style-name="ro2">
          <table:table-cell office:value-type="string" calcext:value-type="string">
            <text:p>CPU Cooler TT UX100 ARGB Lighting Intel &amp; AMD (1598)</text:p>
          </table:table-cell>
          <table:table-cell office:value-type="string" calcext:value-type="string">
            <text:p>coolers</text:p>
          </table:table-cell>
          <table:table-cell office:value-type="float" office:value="47.5167" calcext:value-type="float">
            <text:p>47.5167</text:p>
          </table:table-cell>
        </table:table-row>
        <table:table-row table:style-name="ro2">
          <table:table-cell office:value-type="string" calcext:value-type="string">
            <text:p>CPU Cooler TT UX200 SE ARGB Lighting Intel &amp; AMD (0538)</text:p>
          </table:table-cell>
          <table:table-cell office:value-type="string" calcext:value-type="string">
            <text:p>coolers</text:p>
          </table:table-cell>
          <table:table-cell office:value-type="float" office:value="83.7199" calcext:value-type="float">
            <text:p>83.7199</text:p>
          </table:table-cell>
        </table:table-row>
        <table:table-row table:style-name="ro2">
          <table:table-cell office:value-type="string" calcext:value-type="string">
            <text:p>Fan Cooler Corsair ML140 ELITE 140mm Blue Magnetic Levitation (0264)</text:p>
          </table:table-cell>
          <table:table-cell office:value-type="string" calcext:value-type="string">
            <text:p>coolers</text:p>
          </table:table-cell>
          <table:table-cell office:value-type="float" office:value="51.36329" calcext:value-type="float">
            <text:p>51.36329</text:p>
          </table:table-cell>
        </table:table-row>
        <table:table-row table:style-name="ro2">
          <table:table-cell office:value-type="string" calcext:value-type="string">
            <text:p>Fan Cooler Corsair ML140 ELITE 140mm Red Magnetic Levitation (0240)</text:p>
          </table:table-cell>
          <table:table-cell office:value-type="string" calcext:value-type="string">
            <text:p>coolers</text:p>
          </table:table-cell>
          <table:table-cell office:value-type="float" office:value="51.36329" calcext:value-type="float">
            <text:p>51.36329</text:p>
          </table:table-cell>
        </table:table-row>
        <table:table-row table:style-name="ro2">
          <table:table-cell office:value-type="string" calcext:value-type="string">
            <text:p>Fan Cooler Corsair ML140 ELITE 140mm White Magnetic Levitation (0257)</text:p>
          </table:table-cell>
          <table:table-cell office:value-type="string" calcext:value-type="string">
            <text:p>coolers</text:p>
          </table:table-cell>
          <table:table-cell office:value-type="float" office:value="51.36329" calcext:value-type="float">
            <text:p>51.36329</text:p>
          </table:table-cell>
        </table:table-row>
        <table:table-row table:style-name="ro2">
          <table:table-cell office:value-type="string" calcext:value-type="string">
            <text:p>Fan Cooler Corsair ML140 PRO RGB PWM 140mm Magnetic Levitation Node Pro Pack x2 (5507)</text:p>
          </table:table-cell>
          <table:table-cell office:value-type="string" calcext:value-type="string">
            <text:p>coolers</text:p>
          </table:table-cell>
          <table:table-cell office:value-type="float" office:value="102.72658" calcext:value-type="float">
            <text:p>102.72658</text:p>
          </table:table-cell>
        </table:table-row>
        <table:table-row table:style-name="ro2">
          <table:table-cell office:value-type="string" calcext:value-type="string">
            <text:p>Fan Cooler TT Pure 12 ARGB Sync 120mm Pack x3 (5401)</text:p>
          </table:table-cell>
          <table:table-cell office:value-type="string" calcext:value-type="string">
            <text:p>coolers</text:p>
          </table:table-cell>
          <table:table-cell office:value-type="float" office:value="118.83168" calcext:value-type="float">
            <text:p>118.83168</text:p>
          </table:table-cell>
        </table:table-row>
        <table:table-row table:style-name="ro2">
          <table:table-cell office:value-type="string" calcext:value-type="string">
            <text:p>Fuente Corsair RM750X 750W 80 Plus Gold Fully Modular (5218)</text:p>
          </table:table-cell>
          <table:table-cell office:value-type="string" calcext:value-type="string">
            <text:p>fuentes</text:p>
          </table:table-cell>
          <table:table-cell office:value-type="float" office:value="185.6745" calcext:value-type="float">
            <text:p>185.6745</text:p>
          </table:table-cell>
        </table:table-row>
        <table:table-row table:style-name="ro2">
          <table:table-cell office:value-type="string" calcext:value-type="string">
            <text:p>Fuente Thermaltake Smart BM2 650W 80+ Bronze Semi Modular</text:p>
          </table:table-cell>
          <table:table-cell office:value-type="string" calcext:value-type="string">
            <text:p>fuentes</text:p>
          </table:table-cell>
          <table:table-cell office:value-type="float" office:value="132.39457" calcext:value-type="float">
            <text:p>132.39457</text:p>
          </table:table-cell>
        </table:table-row>
        <table:table-row table:style-name="ro2">
          <table:table-cell office:value-type="string" calcext:value-type="string">
            <text:p>Fuente Thermaltake Toughpower GF1 1000W 80+ Gold Modular (8368)</text:p>
          </table:table-cell>
          <table:table-cell office:value-type="string" calcext:value-type="string">
            <text:p>fuentes</text:p>
          </table:table-cell>
          <table:table-cell office:value-type="float" office:value="294.27079" calcext:value-type="float">
            <text:p>294.27079</text:p>
          </table:table-cell>
        </table:table-row>
        <table:table-row table:style-name="ro2">
          <table:table-cell office:value-type="string" calcext:value-type="string">
            <text:p>Fuente Thermaltake Toughpower GF1 650W 80+ Gold Modular (5531)</text:p>
          </table:table-cell>
          <table:table-cell office:value-type="string" calcext:value-type="string">
            <text:p>fuentes</text:p>
          </table:table-cell>
          <table:table-cell office:value-type="float" office:value="152.14661" calcext:value-type="float">
            <text:p>152.14661</text:p>
          </table:table-cell>
        </table:table-row>
        <table:table-row table:style-name="ro2">
          <table:table-cell office:value-type="string" calcext:value-type="string">
            <text:p>Fuente Thermaltake Toughpower GF1 750W 80+ Gold Modular (5586)</text:p>
          </table:table-cell>
          <table:table-cell office:value-type="string" calcext:value-type="string">
            <text:p>fuentes</text:p>
          </table:table-cell>
          <table:table-cell office:value-type="float" office:value="184.68956" calcext:value-type="float">
            <text:p>184.68956</text:p>
          </table:table-cell>
        </table:table-row>
        <table:table-row table:style-name="ro2">
          <table:table-cell office:value-type="string" calcext:value-type="string">
            <text:p>Fuente Thermaltake Toughpower GF1 850W 80+ Gold Modular (5609)</text:p>
          </table:table-cell>
          <table:table-cell office:value-type="string" calcext:value-type="string">
            <text:p>fuentes</text:p>
          </table:table-cell>
          <table:table-cell office:value-type="float" office:value="190.31969" calcext:value-type="float">
            <text:p>190.31969</text:p>
          </table:table-cell>
        </table:table-row>
        <table:table-row table:style-name="ro2">
          <table:table-cell office:value-type="string" calcext:value-type="string">
            <text:p>Fuente Gigabyte 550W 80 plus Bronze (1575)</text:p>
          </table:table-cell>
          <table:table-cell office:value-type="string" calcext:value-type="string">
            <text:p>fuentes</text:p>
          </table:table-cell>
          <table:table-cell office:value-type="float" office:value="104.04427" calcext:value-type="float">
            <text:p>104.04427</text:p>
          </table:table-cell>
        </table:table-row>
        <table:table-row table:style-name="ro2">
          <table:table-cell office:value-type="string" calcext:value-type="string">
            <text:p>Fuente MSI MPG A850GF 850W 80 Plus Gold Modular (4273)</text:p>
          </table:table-cell>
          <table:table-cell office:value-type="string" calcext:value-type="string">
            <text:p>fuentes</text:p>
          </table:table-cell>
          <table:table-cell office:value-type="float" office:value="193.50078" calcext:value-type="float">
            <text:p>193.50078</text:p>
          </table:table-cell>
        </table:table-row>
        <table:table-row table:style-name="ro2">
          <table:table-cell office:value-type="string" calcext:value-type="string">
            <text:p>Gabinete c/Fuente Corsair SPEC Delta Mid-Tower TG RGB + Fuente CV550 550W 80+ Bronze (6360)</text:p>
          </table:table-cell>
          <table:table-cell office:value-type="string" calcext:value-type="string">
            <text:p>gabinetes</text:p>
          </table:table-cell>
          <table:table-cell office:value-type="float" office:value="225.40232" calcext:value-type="float">
            <text:p>225.40232</text:p>
          </table:table-cell>
        </table:table-row>
        <table:table-row table:style-name="ro2">
          <table:table-cell office:value-type="string" calcext:value-type="string">
            <text:p>Gabinete Corsair ICUE 5000T RGB TG Mid-Tower Black (5160)</text:p>
          </table:table-cell>
          <table:table-cell office:value-type="string" calcext:value-type="string">
            <text:p>gabinetes</text:p>
          </table:table-cell>
          <table:table-cell office:value-type="float" office:value="552.116565" calcext:value-type="float">
            <text:p>552.116565</text:p>
          </table:table-cell>
        </table:table-row>
        <table:table-row table:style-name="ro2">
          <table:table-cell office:value-type="string" calcext:value-type="string">
            <text:p>Gabinete Corsair iCUE 5000X RGB QL Edition Mid-Tower True White (0393)</text:p>
          </table:table-cell>
          <table:table-cell office:value-type="string" calcext:value-type="string">
            <text:p>gabinetes</text:p>
          </table:table-cell>
          <table:table-cell office:value-type="float" office:value="533.689585" calcext:value-type="float">
            <text:p>533.689585</text:p>
          </table:table-cell>
        </table:table-row>
        <table:table-row table:style-name="ro2">
          <table:table-cell office:value-type="string" calcext:value-type="string">
            <text:p>Gabinete MSI MPG GUNGNIR 110R TG ATX Fan Front ARGB x3 / Back ARGB x1 White (9301)</text:p>
          </table:table-cell>
          <table:table-cell office:value-type="string" calcext:value-type="string">
            <text:p>gabinetes</text:p>
          </table:table-cell>
          <table:table-cell office:value-type="float" office:value="284.427" calcext:value-type="float">
            <text:p>284.427</text:p>
          </table:table-cell>
        </table:table-row>
        <table:table-row table:style-name="ro2">
          <table:table-cell office:value-type="string" calcext:value-type="string">
            <text:p>Gabinete MSI MPG SEKIRA 100R Mid-Tower Fan Front RGB x3 / Back RGB x1 (7505)</text:p>
          </table:table-cell>
          <table:table-cell office:value-type="string" calcext:value-type="string">
            <text:p>gabinetes</text:p>
          </table:table-cell>
          <table:table-cell office:value-type="float" office:value="222.80115" calcext:value-type="float">
            <text:p>222.80115</text:p>
          </table:table-cell>
        </table:table-row>
        <table:table-row table:style-name="ro2">
          <table:table-cell office:value-type="string" calcext:value-type="string">
            <text:p>Gabinete TT AH T200 Micro Case TG x2 Pink (6883)</text:p>
          </table:table-cell>
          <table:table-cell office:value-type="string" calcext:value-type="string">
            <text:p>gabinetes</text:p>
          </table:table-cell>
          <table:table-cell office:value-type="float" office:value="263.386695" calcext:value-type="float">
            <text:p>263.386695</text:p>
          </table:table-cell>
        </table:table-row>
        <table:table-row table:style-name="ro2">
          <table:table-cell office:value-type="string" calcext:value-type="string">
            <text:p>Gabinete TT AH T200 Mid-ToweGabinete TT AH T200 Mid-Tower TG x 2 Snow White (5749)</text:p>
          </table:table-cell>
          <table:table-cell office:value-type="string" calcext:value-type="string">
            <text:p>gabinetes</text:p>
          </table:table-cell>
          <table:table-cell office:value-type="float" office:value="324.17385" calcext:value-type="float">
            <text:p>324.17385</text:p>
          </table:table-cell>
        </table:table-row>
        <table:table-row table:style-name="ro2">
          <table:table-cell office:value-type="string" calcext:value-type="string">
            <text:p>Gabinete TT AH T200 Mid-Tower TG x 2 Black (5732)</text:p>
          </table:table-cell>
          <table:table-cell office:value-type="string" calcext:value-type="string">
            <text:p>gabinetes</text:p>
          </table:table-cell>
          <table:table-cell office:value-type="float" office:value="323.991525" calcext:value-type="float">
            <text:p>323.991525</text:p>
          </table:table-cell>
        </table:table-row>
        <table:table-row table:style-name="ro2">
          <table:table-cell office:value-type="string" calcext:value-type="string">
            <text:p>Gabinete TT AH T600 Tempered Glass*2 Full Tower Black (4001)</text:p>
          </table:table-cell>
          <table:table-cell office:value-type="string" calcext:value-type="string">
            <text:p>gabinetes</text:p>
          </table:table-cell>
          <table:table-cell office:value-type="float" office:value="381.98303" calcext:value-type="float">
            <text:p>381.98303</text:p>
          </table:table-cell>
        </table:table-row>
        <table:table-row table:style-name="ro2">
          <table:table-cell office:value-type="string" calcext:value-type="string">
            <text:p>Gabinete TT AH T600 Tempered Glass*2 Full Tower White (5039)</text:p>
          </table:table-cell>
          <table:table-cell office:value-type="string" calcext:value-type="string">
            <text:p>gabinetes</text:p>
          </table:table-cell>
          <table:table-cell office:value-type="float" office:value="484.59554" calcext:value-type="float">
            <text:p>484.59554</text:p>
          </table:table-cell>
        </table:table-row>
        <table:table-row table:style-name="ro2">
          <table:table-cell office:value-type="string" calcext:value-type="string">
            <text:p>Gabinete TT Divider 300 Mid-Tower TG x2 Fan x3 ARGB + Fan x1 Black</text:p>
          </table:table-cell>
          <table:table-cell office:value-type="string" calcext:value-type="string">
            <text:p>gabinetes</text:p>
          </table:table-cell>
          <table:table-cell office:value-type="float" office:value="263.265145" calcext:value-type="float">
            <text:p>263.265145</text:p>
          </table:table-cell>
        </table:table-row>
        <table:table-row table:style-name="ro2">
          <table:table-cell office:value-type="string" calcext:value-type="string">
            <text:p>Gabinete TT Divider 300 Mid-Tower TG x2 Fan x3 ARGB + Fan x1 White <text:s/>(7590)</text:p>
          </table:table-cell>
          <table:table-cell office:value-type="string" calcext:value-type="string">
            <text:p>gabinetes</text:p>
          </table:table-cell>
          <table:table-cell office:value-type="float" office:value="212.85836" calcext:value-type="float">
            <text:p>212.85836</text:p>
          </table:table-cell>
        </table:table-row>
        <table:table-row table:style-name="ro2">
          <table:table-cell office:value-type="string" calcext:value-type="string">
            <text:p>Gabinete TT Divider 370 Mid-Tower TG Fan x3 ARGB PWM Black (5718)</text:p>
          </table:table-cell>
          <table:table-cell office:value-type="string" calcext:value-type="string">
            <text:p>gabinetes</text:p>
          </table:table-cell>
          <table:table-cell office:value-type="float" office:value="234.76167" calcext:value-type="float">
            <text:p>234.76167</text:p>
          </table:table-cell>
        </table:table-row>
        <table:table-row table:style-name="ro2">
          <table:table-cell office:value-type="string" calcext:value-type="string">
            <text:p>Gabinete TT Divider 370 Mid-Tower TG Fan x3 ARGB PWM Snow White (7873)</text:p>
          </table:table-cell>
          <table:table-cell office:value-type="string" calcext:value-type="string">
            <text:p>gabinetes</text:p>
          </table:table-cell>
          <table:table-cell office:value-type="float" office:value="244.060245" calcext:value-type="float">
            <text:p>244.060245</text:p>
          </table:table-cell>
        </table:table-row>
        <table:table-row table:style-name="ro2">
          <table:table-cell office:value-type="string" calcext:value-type="string">
            <text:p>Gabinete TT H570 Mid-Tower TG Fan x3 ARGB Mesh Front Snow White (3690)</text:p>
          </table:table-cell>
          <table:table-cell office:value-type="string" calcext:value-type="string">
            <text:p>gabinetes</text:p>
          </table:table-cell>
          <table:table-cell office:value-type="float" office:value="211.47269" calcext:value-type="float">
            <text:p>211.47269</text:p>
          </table:table-cell>
        </table:table-row>
        <table:table-row table:style-name="ro2">
          <table:table-cell office:value-type="string" calcext:value-type="string">
            <text:p>Gabinete TT H700 Mid-Tower TG Fan x2 VGA Bracket Black (9563)</text:p>
          </table:table-cell>
          <table:table-cell office:value-type="string" calcext:value-type="string">
            <text:p>gabinetes</text:p>
          </table:table-cell>
          <table:table-cell office:value-type="float" office:value="194.55293" calcext:value-type="float">
            <text:p>194.55293</text:p>
          </table:table-cell>
        </table:table-row>
        <table:table-row table:style-name="ro2">
          <table:table-cell office:value-type="string" calcext:value-type="string">
            <text:p>Gabinete TT H700 Mid-Tower TG Fan x2 VGA Bracket Snow White (9570)</text:p>
          </table:table-cell>
          <table:table-cell office:value-type="string" calcext:value-type="string">
            <text:p>gabinetes</text:p>
          </table:table-cell>
          <table:table-cell office:value-type="float" office:value="165.0649" calcext:value-type="float">
            <text:p>165.0649</text:p>
          </table:table-cell>
        </table:table-row>
        <table:table-row table:style-name="ro2">
          <table:table-cell office:value-type="string" calcext:value-type="string">
            <text:p>Gabinete TT The Tower 500 Mid-Tower TG x3 Fan x 2 Black (1016)</text:p>
          </table:table-cell>
          <table:table-cell office:value-type="string" calcext:value-type="string">
            <text:p>gabinetes</text:p>
          </table:table-cell>
          <table:table-cell office:value-type="float" office:value="251.97315" calcext:value-type="float">
            <text:p>251.97315</text:p>
          </table:table-cell>
        </table:table-row>
        <table:table-row table:style-name="ro2">
          <table:table-cell office:value-type="string" calcext:value-type="string">
            <text:p>Gabinete TT The Tower 500 Mid-Tower TG x3 Fan x 2 Snow White (1023)</text:p>
          </table:table-cell>
          <table:table-cell office:value-type="string" calcext:value-type="string">
            <text:p>gabinetes</text:p>
          </table:table-cell>
          <table:table-cell office:value-type="float" office:value="262.924805" calcext:value-type="float">
            <text:p>262.924805</text:p>
          </table:table-cell>
        </table:table-row>
        <table:table-row table:style-name="ro2">
          <table:table-cell office:value-type="string" calcext:value-type="string">
            <text:p>Gabinete TT V350 Mid-Tower TG Fan x3 ARGB + Fan x1 Black (0798)</text:p>
          </table:table-cell>
          <table:table-cell office:value-type="string" calcext:value-type="string">
            <text:p>gabinetes</text:p>
          </table:table-cell>
          <table:table-cell office:value-type="float" office:value="221.97461" calcext:value-type="float">
            <text:p>221.97461</text:p>
          </table:table-cell>
        </table:table-row>
        <table:table-row table:style-name="ro2">
          <table:table-cell office:value-type="string" calcext:value-type="string">
            <text:p>Gabinete TT V350 Mid-Tower TG Fan x3 ARGB + Fan x1 Snow White (0804)</text:p>
          </table:table-cell>
          <table:table-cell office:value-type="string" calcext:value-type="string">
            <text:p>gabinetes</text:p>
          </table:table-cell>
          <table:table-cell office:value-type="float" office:value="229.80243" calcext:value-type="float">
            <text:p>229.80243</text:p>
          </table:table-cell>
        </table:table-row>
        <table:table-row table:style-name="ro2">
          <table:table-cell office:value-type="string" calcext:value-type="string">
            <text:p>Gabinete TT View 51 Full Tower TG x3 Fan x3 ARGB Snow White (3851)</text:p>
          </table:table-cell>
          <table:table-cell office:value-type="string" calcext:value-type="string">
            <text:p>gabinetes</text:p>
          </table:table-cell>
          <table:table-cell office:value-type="float" office:value="333.326565" calcext:value-type="float">
            <text:p>333.326565</text:p>
          </table:table-cell>
        </table:table-row>
        <table:table-row table:style-name="ro2">
          <table:table-cell office:value-type="string" calcext:value-type="string">
            <text:p>Gabinete TT Divider 170 Micro-Case TG Fan x2 ARGB PWM Snow White (1207)</text:p>
          </table:table-cell>
          <table:table-cell office:value-type="string" calcext:value-type="string">
            <text:p>gabinetes</text:p>
          </table:table-cell>
          <table:table-cell office:value-type="float" office:value="172.102645" calcext:value-type="float">
            <text:p>172.102645</text:p>
          </table:table-cell>
        </table:table-row>
        <table:table-row table:style-name="ro2">
          <table:table-cell office:value-type="string" calcext:value-type="string">
            <text:p>Gabinete TT Divider 170 Micro-Case TG Fan x2 ARGB PWM Black (1191)</text:p>
          </table:table-cell>
          <table:table-cell office:value-type="string" calcext:value-type="string">
            <text:p>gabinetes</text:p>
          </table:table-cell>
          <table:table-cell office:value-type="float" office:value="155.328745" calcext:value-type="float">
            <text:p>155.328745</text:p>
          </table:table-cell>
        </table:table-row>
        <table:table-row table:style-name="ro2">
          <table:table-cell office:value-type="string" calcext:value-type="string">
            <text:p>Gabinete Corsair 220T RGB Tempered Glass Mid-Tower Smart ICUE Black (8584)</text:p>
          </table:table-cell>
          <table:table-cell office:value-type="string" calcext:value-type="string">
            <text:p>gabinetes</text:p>
          </table:table-cell>
          <table:table-cell office:value-type="float" office:value="232.01464" calcext:value-type="float">
            <text:p>232.01464</text:p>
          </table:table-cell>
        </table:table-row>
        <table:table-row table:style-name="ro2">
          <table:table-cell office:value-type="string" calcext:value-type="string">
            <text:p>Gabinete Corsair 220T RGB Tempered Glass Mid-Tower Smart ICUE White (8607)</text:p>
          </table:table-cell>
          <table:table-cell office:value-type="string" calcext:value-type="string">
            <text:p>gabinetes</text:p>
          </table:table-cell>
          <table:table-cell office:value-type="float" office:value="240.219265" calcext:value-type="float">
            <text:p>240.219265</text:p>
          </table:table-cell>
        </table:table-row>
        <table:table-row table:style-name="ro2">
          <table:table-cell office:value-type="string" calcext:value-type="string">
            <text:p>Gabinete Corsair Airflow 275R Mid-Tower Tempered Glass Black (0793)</text:p>
          </table:table-cell>
          <table:table-cell office:value-type="string" calcext:value-type="string">
            <text:p>gabinetes</text:p>
          </table:table-cell>
          <table:table-cell office:value-type="float" office:value="136.96254" calcext:value-type="float">
            <text:p>136.96254</text:p>
          </table:table-cell>
        </table:table-row>
        <table:table-row table:style-name="ro2">
          <table:table-cell office:value-type="string" calcext:value-type="string">
            <text:p>Gabinete Corsair iCUE 4000X RGB TG Mid-Tower Black (6633)</text:p>
          </table:table-cell>
          <table:table-cell office:value-type="string" calcext:value-type="string">
            <text:p>gabinetes</text:p>
          </table:table-cell>
          <table:table-cell office:value-type="float" office:value="261.5756" calcext:value-type="float">
            <text:p>261.5756</text:p>
          </table:table-cell>
        </table:table-row>
        <table:table-row table:style-name="ro2">
          <table:table-cell office:value-type="string" calcext:value-type="string">
            <text:p>Gabinete Corsair iCUE 4000X RGB TG Mid-Tower White (6657)</text:p>
          </table:table-cell>
          <table:table-cell office:value-type="string" calcext:value-type="string">
            <text:p>gabinetes</text:p>
          </table:table-cell>
          <table:table-cell office:value-type="float" office:value="284.427" calcext:value-type="float">
            <text:p>284.427</text:p>
          </table:table-cell>
        </table:table-row>
        <table:table-row table:style-name="ro2">
          <table:table-cell office:value-type="string" calcext:value-type="string">
            <text:p>Gabinete Corsair iCUE 5000X RGB TG Mid-Tower ATX Black (7517)</text:p>
          </table:table-cell>
          <table:table-cell office:value-type="string" calcext:value-type="string">
            <text:p>gabinetes</text:p>
          </table:table-cell>
          <table:table-cell office:value-type="float" office:value="372.757385" calcext:value-type="float">
            <text:p>372.757385</text:p>
          </table:table-cell>
        </table:table-row>
        <table:table-row table:style-name="ro2">
          <table:table-cell office:value-type="string" calcext:value-type="string">
            <text:p>Gabinete Corsair iCUE 7000X RGB TG Full-Tower ATX White (9459)</text:p>
          </table:table-cell>
          <table:table-cell office:value-type="string" calcext:value-type="string">
            <text:p>gabinetes</text:p>
          </table:table-cell>
          <table:table-cell office:value-type="float" office:value="503.04683" calcext:value-type="float">
            <text:p>503.04683</text:p>
          </table:table-cell>
        </table:table-row>
        <table:table-row table:style-name="ro2">
          <table:table-cell office:value-type="string" calcext:value-type="string">
            <text:p>Gabinete Gigabyte AC300G AORUS Mid-Tower TG ATX Black (1223)</text:p>
          </table:table-cell>
          <table:table-cell office:value-type="string" calcext:value-type="string">
            <text:p>gabinetes</text:p>
          </table:table-cell>
          <table:table-cell office:value-type="float" office:value="250.8792" calcext:value-type="float">
            <text:p>250.8792</text:p>
          </table:table-cell>
        </table:table-row>
        <table:table-row table:style-name="ro2">
          <table:table-cell office:value-type="string" calcext:value-type="string">
            <text:p>Gabinete Gigabyte C200G Mid-Tower TG ATX Black (1247)</text:p>
          </table:table-cell>
          <table:table-cell office:value-type="string" calcext:value-type="string">
            <text:p>gabinetes</text:p>
          </table:table-cell>
          <table:table-cell office:value-type="float" office:value="191.00367" calcext:value-type="float">
            <text:p>191.00367</text:p>
          </table:table-cell>
        </table:table-row>
        <table:table-row table:style-name="ro2">
          <table:table-cell office:value-type="string" calcext:value-type="string">
            <text:p>Gabinete TT Level 20 Mid Tower RS ARGB (3035)</text:p>
          </table:table-cell>
          <table:table-cell office:value-type="string" calcext:value-type="string">
            <text:p>gabinetes</text:p>
          </table:table-cell>
          <table:table-cell office:value-type="float" office:value="309.9525" calcext:value-type="float">
            <text:p>309.9525</text:p>
          </table:table-cell>
        </table:table-row>
        <table:table-row table:style-name="ro2">
          <table:table-cell office:value-type="string" calcext:value-type="string">
            <text:p>Kit Kelyx Modelo LC728-12 Fuente 500W Tec/Mouse</text:p>
          </table:table-cell>
          <table:table-cell office:value-type="string" calcext:value-type="string">
            <text:p>gabinetes</text:p>
          </table:table-cell>
          <table:table-cell office:value-type="float" office:value="78.05941" calcext:value-type="float">
            <text:p>78.05941</text:p>
          </table:table-cell>
        </table:table-row>
        <table:table-row table:style-name="ro2">
          <table:table-cell office:value-type="string" calcext:value-type="string">
            <text:p>Kit Kelyx Modelo LC727-08A SLIM Fuente 500W Tec/Mou/Parl/C. Reader</text:p>
          </table:table-cell>
          <table:table-cell office:value-type="string" calcext:value-type="string">
            <text:p>gabinetes</text:p>
          </table:table-cell>
          <table:table-cell office:value-type="float" office:value="110.70774" calcext:value-type="float">
            <text:p>110.70774</text:p>
          </table:table-cell>
        </table:table-row>
        <table:table-row table:style-name="ro2">
          <table:table-cell office:value-type="string" calcext:value-type="string">
            <text:p>Kit Kelyx Modelo LC727-14 Fuente 500W Tec/Mou/Parl</text:p>
          </table:table-cell>
          <table:table-cell office:value-type="string" calcext:value-type="string">
            <text:p>gabinetes</text:p>
          </table:table-cell>
          <table:table-cell office:value-type="float" office:value="87.37014" calcext:value-type="float">
            <text:p>87.37014</text:p>
          </table:table-cell>
        </table:table-row>
        <table:table-row table:style-name="ro2">
          <table:table-cell office:value-type="string" calcext:value-type="string">
            <text:p>Auricular Corsair HS45 Gaming Surround 7.1 Carbon (1660)</text:p>
          </table:table-cell>
          <table:table-cell office:value-type="string" calcext:value-type="string">
            <text:p>auriculares</text:p>
          </table:table-cell>
          <table:table-cell office:value-type="float" office:value="104.53674" calcext:value-type="float">
            <text:p>104.53674</text:p>
          </table:table-cell>
        </table:table-row>
        <table:table-row table:style-name="ro2">
          <table:table-cell office:value-type="string" calcext:value-type="string">
            <text:p>Auricular Corsair HS55 Gaming Stereo Carbon (3630)</text:p>
          </table:table-cell>
          <table:table-cell office:value-type="string" calcext:value-type="string">
            <text:p>auriculares</text:p>
          </table:table-cell>
          <table:table-cell office:value-type="float" office:value="103.71152" calcext:value-type="float">
            <text:p>103.71152</text:p>
          </table:table-cell>
        </table:table-row>
        <table:table-row table:style-name="ro2">
          <table:table-cell office:value-type="string" calcext:value-type="string">
            <text:p>Auricular Corsair HS55 Gaming Stereo White (3678)</text:p>
          </table:table-cell>
          <table:table-cell office:value-type="string" calcext:value-type="string">
            <text:p>auriculares</text:p>
          </table:table-cell>
          <table:table-cell office:value-type="float" office:value="103.89786" calcext:value-type="float">
            <text:p>103.89786</text:p>
          </table:table-cell>
        </table:table-row>
        <table:table-row table:style-name="ro2">
          <table:table-cell office:value-type="string" calcext:value-type="string">
            <text:p>Auricular Corsair HS55 Gaming Surround 7.1 Carbon (3715)</text:p>
          </table:table-cell>
          <table:table-cell office:value-type="string" calcext:value-type="string">
            <text:p>auriculares</text:p>
          </table:table-cell>
          <table:table-cell office:value-type="float" office:value="120.7217" calcext:value-type="float">
            <text:p>120.7217</text:p>
          </table:table-cell>
        </table:table-row>
        <table:table-row table:style-name="ro2">
          <table:table-cell office:value-type="string" calcext:value-type="string">
            <text:p>Auricular Corsair HS55 Gaming Surround 7.1 White(3753)</text:p>
          </table:table-cell>
          <table:table-cell office:value-type="string" calcext:value-type="string">
            <text:p>auriculares</text:p>
          </table:table-cell>
          <table:table-cell office:value-type="float" office:value="120.7217" calcext:value-type="float">
            <text:p>120.7217</text:p>
          </table:table-cell>
        </table:table-row>
        <table:table-row table:style-name="ro2">
          <table:table-cell office:value-type="string" calcext:value-type="string">
            <text:p>Auricular Corsair HS65 Gaming Surround 7.1 Carbon (3791)</text:p>
          </table:table-cell>
          <table:table-cell office:value-type="string" calcext:value-type="string">
            <text:p>auriculares</text:p>
          </table:table-cell>
          <table:table-cell office:value-type="float" office:value="132.10175" calcext:value-type="float">
            <text:p>132.10175</text:p>
          </table:table-cell>
        </table:table-row>
        <table:table-row table:style-name="ro2">
          <table:table-cell office:value-type="string" calcext:value-type="string">
            <text:p>Auricular Corsair HS65 Gaming Surround 7.1 White (3838)</text:p>
          </table:table-cell>
          <table:table-cell office:value-type="string" calcext:value-type="string">
            <text:p>auriculares</text:p>
          </table:table-cell>
          <table:table-cell office:value-type="float" office:value="143.3487" calcext:value-type="float">
            <text:p>143.3487</text:p>
          </table:table-cell>
        </table:table-row>
        <table:table-row table:style-name="ro2">
          <table:table-cell office:value-type="string" calcext:value-type="string">
            <text:p>Auricular Corsair HS80 RGB Gaming Surround 7.1 Carbon (4491)</text:p>
          </table:table-cell>
          <table:table-cell office:value-type="string" calcext:value-type="string">
            <text:p>auriculares</text:p>
          </table:table-cell>
          <table:table-cell office:value-type="float" office:value="202.5782" calcext:value-type="float">
            <text:p>202.5782</text:p>
          </table:table-cell>
        </table:table-row>
        <table:table-row table:style-name="ro2">
          <table:table-cell office:value-type="string" calcext:value-type="string">
            <text:p>Auricular Corsair HS80 RGB Gaming Surround 7.1 White (4538)</text:p>
          </table:table-cell>
          <table:table-cell office:value-type="string" calcext:value-type="string">
            <text:p>auriculares</text:p>
          </table:table-cell>
          <table:table-cell office:value-type="float" office:value="202.5782" calcext:value-type="float">
            <text:p>202.5782</text:p>
          </table:table-cell>
        </table:table-row>
        <table:table-row table:style-name="ro2">
          <table:table-cell office:value-type="string" calcext:value-type="string">
            <text:p>Auricular HyperX Cloud Blue PS5/PS4 HHSC2-FA-BL/N (7415)</text:p>
          </table:table-cell>
          <table:table-cell office:value-type="string" calcext:value-type="string">
            <text:p>auriculares</text:p>
          </table:table-cell>
          <table:table-cell office:value-type="float" office:value="134.11156" calcext:value-type="float">
            <text:p>134.11156</text:p>
          </table:table-cell>
        </table:table-row>
        <table:table-row table:style-name="ro2">
          <table:table-cell office:value-type="string" calcext:value-type="string">
            <text:p>Auricular HyperX Cloud Flight Wireless HX-HSCF-BK/AM (8207)</text:p>
          </table:table-cell>
          <table:table-cell office:value-type="string" calcext:value-type="string">
            <text:p>auriculares</text:p>
          </table:table-cell>
          <table:table-cell office:value-type="float" office:value="219.29556" calcext:value-type="float">
            <text:p>219.29556</text:p>
          </table:table-cell>
        </table:table-row>
        <table:table-row table:style-name="ro2">
          <table:table-cell office:value-type="string" calcext:value-type="string">
            <text:p>Auricular HyperX Cloud Flight Wireless PS5/PS4 HHSF1-GA-BK/G (7309)</text:p>
          </table:table-cell>
          <table:table-cell office:value-type="string" calcext:value-type="string">
            <text:p>auriculares</text:p>
          </table:table-cell>
          <table:table-cell office:value-type="float" office:value="219.0826" calcext:value-type="float">
            <text:p>219.0826</text:p>
          </table:table-cell>
        </table:table-row>
        <table:table-row table:style-name="ro2">
          <table:table-cell office:value-type="string" calcext:value-type="string">
            <text:p>Auricular HyperX Cloud II 7.1 Gun Metal KHX-HSCP-GM (8429)</text:p>
          </table:table-cell>
          <table:table-cell office:value-type="string" calcext:value-type="string">
            <text:p>auriculares</text:p>
          </table:table-cell>
          <table:table-cell office:value-type="float" office:value="199.23739" calcext:value-type="float">
            <text:p>199.23739</text:p>
          </table:table-cell>
        </table:table-row>
        <table:table-row table:style-name="ro2">
          <table:table-cell office:value-type="string" calcext:value-type="string">
            <text:p>Auricular HyperX Cloud II 7.1 Red KHX-HSCP-RD (8436)</text:p>
          </table:table-cell>
          <table:table-cell office:value-type="string" calcext:value-type="string">
            <text:p>auriculares</text:p>
          </table:table-cell>
          <table:table-cell office:value-type="float" office:value="199.23739" calcext:value-type="float">
            <text:p>199.23739</text:p>
          </table:table-cell>
        </table:table-row>
        <table:table-row table:style-name="ro2">
          <table:table-cell office:value-type="string" calcext:value-type="string">
            <text:p>Auricular HyperX Cloud Stinger Black HX-HSCS-BK/NA (4983)</text:p>
          </table:table-cell>
          <table:table-cell office:value-type="string" calcext:value-type="string">
            <text:p>auriculares</text:p>
          </table:table-cell>
          <table:table-cell office:value-type="float" office:value="102.16756" calcext:value-type="float">
            <text:p>102.16756</text:p>
          </table:table-cell>
        </table:table-row>
        <table:table-row table:style-name="ro2">
          <table:table-cell office:value-type="string" calcext:value-type="string">
            <text:p>Auricular HyperX Cloud Stinger Core Gaming Headset Black PC (2489)</text:p>
          </table:table-cell>
          <table:table-cell office:value-type="string" calcext:value-type="string">
            <text:p>auriculares</text:p>
          </table:table-cell>
          <table:table-cell office:value-type="float" office:value="76.6656" calcext:value-type="float">
            <text:p>76.6656</text:p>
          </table:table-cell>
        </table:table-row>
        <table:table-row table:style-name="ro2">
          <table:table-cell office:value-type="string" calcext:value-type="string">
            <text:p>Auricular Razer Barracuda Pro Wireless Bluetooth Audio Amplifier Black (8853)</text:p>
          </table:table-cell>
          <table:table-cell office:value-type="string" calcext:value-type="string">
            <text:p>auriculares</text:p>
          </table:table-cell>
          <table:table-cell office:value-type="float" office:value="509.46687" calcext:value-type="float">
            <text:p>509.46687</text:p>
          </table:table-cell>
        </table:table-row>
        <table:table-row table:style-name="ro2">
          <table:table-cell office:value-type="string" calcext:value-type="string">
            <text:p>Auricular Razer Barracuda Wireless Bluetooth Black (8877)</text:p>
          </table:table-cell>
          <table:table-cell office:value-type="string" calcext:value-type="string">
            <text:p>auriculares</text:p>
          </table:table-cell>
          <table:table-cell office:value-type="float" office:value="346.56578" calcext:value-type="float">
            <text:p>346.56578</text:p>
          </table:table-cell>
        </table:table-row>
        <table:table-row table:style-name="ro2">
          <table:table-cell office:value-type="string" calcext:value-type="string">
            <text:p>Auricular Razer Barracuda X (2022) Wireless Mercury White (9881)</text:p>
          </table:table-cell>
          <table:table-cell office:value-type="string" calcext:value-type="string">
            <text:p>auriculares</text:p>
          </table:table-cell>
          <table:table-cell office:value-type="float" office:value="270.21962" calcext:value-type="float">
            <text:p>270.21962</text:p>
          </table:table-cell>
        </table:table-row>
        <table:table-row table:style-name="ro2">
          <table:table-cell office:value-type="string" calcext:value-type="string">
            <text:p>Auricular Razer Barracuda X (2022) Wireless Quartz Edition (9904)</text:p>
          </table:table-cell>
          <table:table-cell office:value-type="string" calcext:value-type="string">
            <text:p>auriculares</text:p>
          </table:table-cell>
          <table:table-cell office:value-type="float" office:value="270.21962" calcext:value-type="float">
            <text:p>270.21962</text:p>
          </table:table-cell>
        </table:table-row>
        <table:table-row table:style-name="ro2">
          <table:table-cell office:value-type="string" calcext:value-type="string">
            <text:p>Auricular Razer BlackShark V2 Pro Wireless Black (8327)</text:p>
          </table:table-cell>
          <table:table-cell office:value-type="string" calcext:value-type="string">
            <text:p>auriculares</text:p>
          </table:table-cell>
          <table:table-cell office:value-type="float" office:value="411.21245" calcext:value-type="float">
            <text:p>411.21245</text:p>
          </table:table-cell>
        </table:table-row>
        <table:table-row table:style-name="ro2">
          <table:table-cell office:value-type="string" calcext:value-type="string">
            <text:p>Auricular Razer BlackShark V2 Pro Wireless White Edition (9454)</text:p>
          </table:table-cell>
          <table:table-cell office:value-type="string" calcext:value-type="string">
            <text:p>auriculares</text:p>
          </table:table-cell>
          <table:table-cell office:value-type="float" office:value="366.67719" calcext:value-type="float">
            <text:p>366.67719</text:p>
          </table:table-cell>
        </table:table-row>
        <table:table-row table:style-name="ro2">
          <table:table-cell office:value-type="string" calcext:value-type="string">
            <text:p>Auricular Razer BlackShark V2 USB Sound Card Black (8389)</text:p>
          </table:table-cell>
          <table:table-cell office:value-type="string" calcext:value-type="string">
            <text:p>auriculares</text:p>
          </table:table-cell>
          <table:table-cell office:value-type="float" office:value="246.72747" calcext:value-type="float">
            <text:p>246.72747</text:p>
          </table:table-cell>
        </table:table-row>
        <table:table-row table:style-name="ro2">
          <table:table-cell office:value-type="string" calcext:value-type="string">
            <text:p>Auricular Razer BlackShark V2 X White (9843)</text:p>
          </table:table-cell>
          <table:table-cell office:value-type="string" calcext:value-type="string">
            <text:p>auriculares</text:p>
          </table:table-cell>
          <table:table-cell office:value-type="float" office:value="101.8215" calcext:value-type="float">
            <text:p>101.8215</text:p>
          </table:table-cell>
        </table:table-row>
        <table:table-row table:style-name="ro2">
          <table:table-cell office:value-type="string" calcext:value-type="string">
            <text:p>Auricular Razer Kaira for XBOX Series Wireless White (9195)</text:p>
          </table:table-cell>
          <table:table-cell office:value-type="string" calcext:value-type="string">
            <text:p>auriculares</text:p>
          </table:table-cell>
          <table:table-cell office:value-type="float" office:value="201.82162" calcext:value-type="float">
            <text:p>201.82162</text:p>
          </table:table-cell>
        </table:table-row>
        <table:table-row table:style-name="ro2">
          <table:table-cell office:value-type="string" calcext:value-type="string">
            <text:p>Auricular Razer Kaira Pro for PS5 Wireless White/Black (9317)</text:p>
          </table:table-cell>
          <table:table-cell office:value-type="string" calcext:value-type="string">
            <text:p>auriculares</text:p>
          </table:table-cell>
          <table:table-cell office:value-type="float" office:value="403.66755" calcext:value-type="float">
            <text:p>403.66755</text:p>
          </table:table-cell>
        </table:table-row>
        <table:table-row table:style-name="ro2">
          <table:table-cell office:value-type="string" calcext:value-type="string">
            <text:p>Auricular Razer Kaira Pro Wireless for XBOX White (9171)</text:p>
          </table:table-cell>
          <table:table-cell office:value-type="string" calcext:value-type="string">
            <text:p>auriculares</text:p>
          </table:table-cell>
          <table:table-cell office:value-type="float" office:value="240.9121" calcext:value-type="float">
            <text:p>240.9121</text:p>
          </table:table-cell>
        </table:table-row>
        <table:table-row table:style-name="ro2">
          <table:table-cell office:value-type="string" calcext:value-type="string">
            <text:p>Auricular Razer Kaira X for PS5 White/Black (9225)</text:p>
          </table:table-cell>
          <table:table-cell office:value-type="string" calcext:value-type="string">
            <text:p>auriculares</text:p>
          </table:table-cell>
          <table:table-cell office:value-type="float" office:value="155.90003" calcext:value-type="float">
            <text:p>155.90003</text:p>
          </table:table-cell>
        </table:table-row>
        <table:table-row table:style-name="ro2">
          <table:table-cell office:value-type="string" calcext:value-type="string">
            <text:p>Auricular Razer Kaira X for XBOX Series Electic Volt (Green) (9614)</text:p>
          </table:table-cell>
          <table:table-cell office:value-type="string" calcext:value-type="string">
            <text:p>auriculares</text:p>
          </table:table-cell>
          <table:table-cell office:value-type="float" office:value="127.54973" calcext:value-type="float">
            <text:p>127.54973</text:p>
          </table:table-cell>
        </table:table-row>
        <table:table-row table:style-name="ro2">
          <table:table-cell office:value-type="string" calcext:value-type="string">
            <text:p>Auricular Razer Kaira X for XBOX Series Pulse Red (9591)</text:p>
          </table:table-cell>
          <table:table-cell office:value-type="string" calcext:value-type="string">
            <text:p>auriculares</text:p>
          </table:table-cell>
          <table:table-cell office:value-type="float" office:value="127.54973" calcext:value-type="float">
            <text:p>127.54973</text:p>
          </table:table-cell>
        </table:table-row>
        <table:table-row table:style-name="ro2">
          <table:table-cell office:value-type="string" calcext:value-type="string">
            <text:p>Auricular Razer Kaira X for XBOX Series Shock Blue (9577)</text:p>
          </table:table-cell>
          <table:table-cell office:value-type="string" calcext:value-type="string">
            <text:p>auriculares</text:p>
          </table:table-cell>
          <table:table-cell office:value-type="float" office:value="127.54973" calcext:value-type="float">
            <text:p>127.54973</text:p>
          </table:table-cell>
        </table:table-row>
        <table:table-row table:style-name="ro2">
          <table:table-cell office:value-type="string" calcext:value-type="string">
            <text:p>Auricular Razer Kaira X for XBOX Series White (9386)</text:p>
          </table:table-cell>
          <table:table-cell office:value-type="string" calcext:value-type="string">
            <text:p>auriculares</text:p>
          </table:table-cell>
          <table:table-cell office:value-type="float" office:value="127.54973" calcext:value-type="float">
            <text:p>127.54973</text:p>
          </table:table-cell>
        </table:table-row>
        <table:table-row table:style-name="ro2">
          <table:table-cell office:value-type="string" calcext:value-type="string">
            <text:p>Auricular Razer Kraken Kitty Bluetooth Quartz (8730)</text:p>
          </table:table-cell>
          <table:table-cell office:value-type="string" calcext:value-type="string">
            <text:p>auriculares</text:p>
          </table:table-cell>
          <table:table-cell office:value-type="float" office:value="201.82162" calcext:value-type="float">
            <text:p>201.82162</text:p>
          </table:table-cell>
        </table:table-row>
        <table:table-row table:style-name="ro2">
          <table:table-cell office:value-type="string" calcext:value-type="string">
            <text:p>Auricular Razer Kraken Kitty Chroma USB Quartz (8129)</text:p>
          </table:table-cell>
          <table:table-cell office:value-type="string" calcext:value-type="string">
            <text:p>auriculares</text:p>
          </table:table-cell>
          <table:table-cell office:value-type="float" office:value="263.12539" calcext:value-type="float">
            <text:p>263.12539</text:p>
          </table:table-cell>
        </table:table-row>
        <table:table-row table:style-name="ro2">
          <table:table-cell office:value-type="string" calcext:value-type="string">
            <text:p>Auricular c/mic Wireless Astro A50 Black + Base PS4 Gen4 939-001674</text:p>
          </table:table-cell>
          <table:table-cell office:value-type="string" calcext:value-type="string">
            <text:p>auriculares</text:p>
          </table:table-cell>
          <table:table-cell office:value-type="float" office:value="467.882415" calcext:value-type="float">
            <text:p>467.882415</text:p>
          </table:table-cell>
        </table:table-row>
        <table:table-row table:style-name="ro2">
          <table:table-cell office:value-type="string" calcext:value-type="string">
            <text:p>Auricular c/Microfono Logitech G335 White 981-001017</text:p>
          </table:table-cell>
          <table:table-cell office:value-type="string" calcext:value-type="string">
            <text:p>auriculares</text:p>
          </table:table-cell>
          <table:table-cell office:value-type="float" office:value="95.27298" calcext:value-type="float">
            <text:p>95.27298</text:p>
          </table:table-cell>
        </table:table-row>
        <table:table-row table:style-name="ro2">
          <table:table-cell office:value-type="string" calcext:value-type="string">
            <text:p>Auricular Corsair HS35 Stereo Gaming Carbon (7526)</text:p>
          </table:table-cell>
          <table:table-cell office:value-type="string" calcext:value-type="string">
            <text:p>auriculares</text:p>
          </table:table-cell>
          <table:table-cell office:value-type="float" office:value="68.55981" calcext:value-type="float">
            <text:p>68.55981</text:p>
          </table:table-cell>
        </table:table-row>
        <table:table-row table:style-name="ro2">
          <table:table-cell office:value-type="string" calcext:value-type="string">
            <text:p>Auricular Corsair HS35 Stereo Gaming Green (7601)</text:p>
          </table:table-cell>
          <table:table-cell office:value-type="string" calcext:value-type="string">
            <text:p>auriculares</text:p>
          </table:table-cell>
          <table:table-cell office:value-type="float" office:value="68.44002" calcext:value-type="float">
            <text:p>68.44002</text:p>
          </table:table-cell>
        </table:table-row>
        <table:table-row table:style-name="ro2">
          <table:table-cell office:value-type="string" calcext:value-type="string">
            <text:p>Auricular Corsair HS60 Haptic USB Stereo Camuflados (8942)</text:p>
          </table:table-cell>
          <table:table-cell office:value-type="string" calcext:value-type="string">
            <text:p>auriculares</text:p>
          </table:table-cell>
          <table:table-cell office:value-type="float" office:value="134.37776" calcext:value-type="float">
            <text:p>134.37776</text:p>
          </table:table-cell>
        </table:table-row>
        <table:table-row table:style-name="ro2">
          <table:table-cell office:value-type="string" calcext:value-type="string">
            <text:p>Auricular Corsair Virtuoso Wireless SE RGB HiFi Gaming Espresso (9170)</text:p>
          </table:table-cell>
          <table:table-cell office:value-type="string" calcext:value-type="string">
            <text:p>auriculares</text:p>
          </table:table-cell>
          <table:table-cell office:value-type="float" office:value="283.96885" calcext:value-type="float">
            <text:p>283.96885</text:p>
          </table:table-cell>
        </table:table-row>
        <table:table-row table:style-name="ro2">
          <table:table-cell office:value-type="string" calcext:value-type="string">
            <text:p>Auricular JBL Quantum One Gaming Surround Negro QuantumSPHERE 360 (9744)</text:p>
          </table:table-cell>
          <table:table-cell office:value-type="string" calcext:value-type="string">
            <text:p>auriculares</text:p>
          </table:table-cell>
          <table:table-cell office:value-type="float" office:value="385.99" calcext:value-type="float">
            <text:p>385.99</text:p>
          </table:table-cell>
        </table:table-row>
        <table:table-row table:style-name="ro2">
          <table:table-cell office:value-type="string" calcext:value-type="string">
            <text:p>Auricular Lenovo Legion headset <text:s/>H500 Pro 7.1 (5224)</text:p>
          </table:table-cell>
          <table:table-cell office:value-type="string" calcext:value-type="string">
            <text:p>auriculares</text:p>
          </table:table-cell>
          <table:table-cell office:value-type="float" office:value="95.5658" calcext:value-type="float">
            <text:p>95.5658</text:p>
          </table:table-cell>
        </table:table-row>
        <table:table-row table:style-name="ro2">
          <table:table-cell office:value-type="string" calcext:value-type="string">
            <text:p>Auricular TT Esports G100 Pulse RGB (5517)</text:p>
          </table:table-cell>
          <table:table-cell office:value-type="string" calcext:value-type="string">
            <text:p>auriculares</text:p>
          </table:table-cell>
          <table:table-cell office:value-type="float" office:value="46.54507" calcext:value-type="float">
            <text:p>46.54507</text:p>
          </table:table-cell>
        </table:table-row>
        <table:table-row table:style-name="ro2">
          <table:table-cell office:value-type="string" calcext:value-type="string">
            <text:p>Auricular Wir c/Microfono Logitech G733 Blue RGB 981-000942</text:p>
          </table:table-cell>
          <table:table-cell office:value-type="string" calcext:value-type="string">
            <text:p>auriculares</text:p>
          </table:table-cell>
          <table:table-cell office:value-type="float" office:value="250.137745" calcext:value-type="float">
            <text:p>250.137745</text:p>
          </table:table-cell>
        </table:table-row>
        <table:table-row table:style-name="ro2">
          <table:table-cell office:value-type="string" calcext:value-type="string">
            <text:p>Auricular Wir c/Microfono Logitech G733 Lila <text:s/>RGB 981-000889</text:p>
          </table:table-cell>
          <table:table-cell office:value-type="string" calcext:value-type="string">
            <text:p>auriculares</text:p>
          </table:table-cell>
          <table:table-cell office:value-type="float" office:value="250.137745" calcext:value-type="float">
            <text:p>250.137745</text:p>
          </table:table-cell>
        </table:table-row>
        <table:table-row table:style-name="ro2">
          <table:table-cell office:value-type="string" calcext:value-type="string">
            <text:p>Auricular Wir c/Microfono Logitech G733 White RGB 981-000882</text:p>
          </table:table-cell>
          <table:table-cell office:value-type="string" calcext:value-type="string">
            <text:p>auriculares</text:p>
          </table:table-cell>
          <table:table-cell office:value-type="float" office:value="250.137745" calcext:value-type="float">
            <text:p>250.137745</text:p>
          </table:table-cell>
        </table:table-row>
        <table:table-row table:style-name="ro2">
          <table:table-cell office:value-type="string" calcext:value-type="string">
            <text:p>Mouse Pad Corsair MM300 PRO Premium Anti-derrames Medium Black (9474)</text:p>
          </table:table-cell>
          <table:table-cell office:value-type="string" calcext:value-type="string">
            <text:p>mouse</text:p>
          </table:table-cell>
          <table:table-cell office:value-type="float" office:value="33.75416" calcext:value-type="float">
            <text:p>33.75416</text:p>
          </table:table-cell>
        </table:table-row>
        <table:table-row table:style-name="ro2">
          <table:table-cell office:value-type="string" calcext:value-type="string">
            <text:p>Mouse Pad Razer Gigantus V2 Soft 3XL - 1200x550mm (8620)</text:p>
          </table:table-cell>
          <table:table-cell office:value-type="string" calcext:value-type="string">
            <text:p>mouse</text:p>
          </table:table-cell>
          <table:table-cell office:value-type="float" office:value="128.76094" calcext:value-type="float">
            <text:p>128.76094</text:p>
          </table:table-cell>
        </table:table-row>
        <table:table-row table:style-name="ro2">
          <table:table-cell office:value-type="string" calcext:value-type="string">
            <text:p>Mouse Pad Razer Gigantus V2 Soft Medium - 360x275mm (8514)</text:p>
          </table:table-cell>
          <table:table-cell office:value-type="string" calcext:value-type="string">
            <text:p>mouse</text:p>
          </table:table-cell>
          <table:table-cell office:value-type="float" office:value="24.91632" calcext:value-type="float">
            <text:p>24.91632</text:p>
          </table:table-cell>
        </table:table-row>
        <table:table-row table:style-name="ro2">
          <table:table-cell office:value-type="string" calcext:value-type="string">
            <text:p>Mouse Pad Razer Gigantus V2 Soft XXL - 940x410mm (8613)</text:p>
          </table:table-cell>
          <table:table-cell office:value-type="string" calcext:value-type="string">
            <text:p>mouse</text:p>
          </table:table-cell>
          <table:table-cell office:value-type="float" office:value="78.91499" calcext:value-type="float">
            <text:p>78.91499</text:p>
          </table:table-cell>
        </table:table-row>
        <table:table-row table:style-name="ro2">
          <table:table-cell office:value-type="string" calcext:value-type="string">
            <text:p>Mouse Razer Deathadder V2 Pro Wireless Ergonomic Black (2978)</text:p>
          </table:table-cell>
          <table:table-cell office:value-type="string" calcext:value-type="string">
            <text:p>mouse</text:p>
          </table:table-cell>
          <table:table-cell office:value-type="float" office:value="183.85653" calcext:value-type="float">
            <text:p>183.85653</text:p>
          </table:table-cell>
        </table:table-row>
        <table:table-row table:style-name="ro2">
          <table:table-cell office:value-type="string" calcext:value-type="string">
            <text:p>Mouse Razer Viper Ultimate Wireless with Charging Dock Quartz (3104)</text:p>
          </table:table-cell>
          <table:table-cell office:value-type="string" calcext:value-type="string">
            <text:p>mouse</text:p>
          </table:table-cell>
          <table:table-cell office:value-type="float" office:value="261.86732" calcext:value-type="float">
            <text:p>261.86732</text:p>
          </table:table-cell>
        </table:table-row>
        <table:table-row table:style-name="ro2">
          <table:table-cell office:value-type="string" calcext:value-type="string">
            <text:p>Mouse Razer Viper V2 Pro Wireless Black (3852)</text:p>
          </table:table-cell>
          <table:table-cell office:value-type="string" calcext:value-type="string">
            <text:p>mouse</text:p>
          </table:table-cell>
          <table:table-cell office:value-type="float" office:value="240.9121" calcext:value-type="float">
            <text:p>240.9121</text:p>
          </table:table-cell>
        </table:table-row>
        <table:table-row table:style-name="ro2">
          <table:table-cell office:value-type="string" calcext:value-type="string">
            <text:p>Mouse Razer Viper V2 Pro Wireless White (3944)</text:p>
          </table:table-cell>
          <table:table-cell office:value-type="string" calcext:value-type="string">
            <text:p>mouse</text:p>
          </table:table-cell>
          <table:table-cell office:value-type="float" office:value="240.9121" calcext:value-type="float">
            <text:p>240.9121</text:p>
          </table:table-cell>
        </table:table-row>
        <table:table-row table:style-name="ro2">
          <table:table-cell office:value-type="string" calcext:value-type="string">
            <text:p>Soporte para Mouse Razer Bungee V3 Black (3588)</text:p>
          </table:table-cell>
          <table:table-cell office:value-type="string" calcext:value-type="string">
            <text:p>mouse</text:p>
          </table:table-cell>
          <table:table-cell office:value-type="float" office:value="49.9125" calcext:value-type="float">
            <text:p>49.9125</text:p>
          </table:table-cell>
        </table:table-row>
        <table:table-row table:style-name="ro2">
          <table:table-cell office:value-type="string" calcext:value-type="string">
            <text:p>Soporte para Mouse Razer Bungee V3 Chroma (3564)</text:p>
          </table:table-cell>
          <table:table-cell office:value-type="string" calcext:value-type="string">
            <text:p>mouse</text:p>
          </table:table-cell>
          <table:table-cell office:value-type="float" office:value="95.97841" calcext:value-type="float">
            <text:p>95.97841</text:p>
          </table:table-cell>
        </table:table-row>
        <table:table-row table:style-name="ro2">
          <table:table-cell office:value-type="string" calcext:value-type="string">
            <text:p>Mouse Genius X-G200, Gaming USB (1538)</text:p>
          </table:table-cell>
          <table:table-cell office:value-type="string" calcext:value-type="string">
            <text:p>mouse</text:p>
          </table:table-cell>
          <table:table-cell office:value-type="float" office:value="12.629045" calcext:value-type="float">
            <text:p>12.629045</text:p>
          </table:table-cell>
        </table:table-row>
        <table:table-row table:style-name="ro2">
          <table:table-cell office:value-type="string" calcext:value-type="string">
            <text:p>Mouse GX/Genius Scorpion M6-400 Gaming(1217)</text:p>
          </table:table-cell>
          <table:table-cell office:value-type="string" calcext:value-type="string">
            <text:p>mouse</text:p>
          </table:table-cell>
          <table:table-cell office:value-type="float" office:value="33.18315" calcext:value-type="float">
            <text:p>33.18315</text:p>
          </table:table-cell>
        </table:table-row>
        <table:table-row table:style-name="ro2">
          <table:table-cell office:value-type="string" calcext:value-type="string">
            <text:p>Mouse GX/Genius Scorpion M8-610 Black/ Orange (Multi Lang) (1262)</text:p>
          </table:table-cell>
          <table:table-cell office:value-type="string" calcext:value-type="string">
            <text:p>mouse</text:p>
          </table:table-cell>
          <table:table-cell office:value-type="float" office:value="36.00311" calcext:value-type="float">
            <text:p>36.00311</text:p>
          </table:table-cell>
        </table:table-row>
        <table:table-row table:style-name="ro2">
          <table:table-cell office:value-type="string" calcext:value-type="string">
            <text:p>Mouse Logitech G203 Gaming Lightsync Black 910-005793</text:p>
          </table:table-cell>
          <table:table-cell office:value-type="string" calcext:value-type="string">
            <text:p>mouse</text:p>
          </table:table-cell>
          <table:table-cell office:value-type="float" office:value="50.576955" calcext:value-type="float">
            <text:p>50.576955</text:p>
          </table:table-cell>
        </table:table-row>
        <table:table-row table:style-name="ro2">
          <table:table-cell office:value-type="string" calcext:value-type="string">
            <text:p>Mouse Logitech G203 Gaming Lightsync Blue 910-005795</text:p>
          </table:table-cell>
          <table:table-cell office:value-type="string" calcext:value-type="string">
            <text:p>mouse</text:p>
          </table:table-cell>
          <table:table-cell office:value-type="float" office:value="45.958055" calcext:value-type="float">
            <text:p>45.958055</text:p>
          </table:table-cell>
        </table:table-row>
        <table:table-row table:style-name="ro2">
          <table:table-cell office:value-type="string" calcext:value-type="string">
            <text:p>Mouse Logitech G203 Gaming Lightsync Lila 910-005852</text:p>
          </table:table-cell>
          <table:table-cell office:value-type="string" calcext:value-type="string">
            <text:p>mouse</text:p>
          </table:table-cell>
          <table:table-cell office:value-type="float" office:value="45.228755" calcext:value-type="float">
            <text:p>45.228755</text:p>
          </table:table-cell>
        </table:table-row>
        <table:table-row table:style-name="ro2">
          <table:table-cell office:value-type="string" calcext:value-type="string">
            <text:p>Mouse Logitech G203 Gaming Lightsync White 910-005794</text:p>
          </table:table-cell>
          <table:table-cell office:value-type="string" calcext:value-type="string">
            <text:p>mouse</text:p>
          </table:table-cell>
          <table:table-cell office:value-type="float" office:value="47.96363" calcext:value-type="float">
            <text:p>47.96363</text:p>
          </table:table-cell>
        </table:table-row>
        <table:table-row table:style-name="ro2">
          <table:table-cell office:value-type="string" calcext:value-type="string">
            <text:p>Mouse Logitech G305 Lightspeed Wireless Blue 910-006013</text:p>
          </table:table-cell>
          <table:table-cell office:value-type="string" calcext:value-type="string">
            <text:p>mouse</text:p>
          </table:table-cell>
          <table:table-cell office:value-type="float" office:value="65.05356" calcext:value-type="float">
            <text:p>65.05356</text:p>
          </table:table-cell>
        </table:table-row>
        <table:table-row table:style-name="ro2">
          <table:table-cell office:value-type="string" calcext:value-type="string">
            <text:p>Mouse Logitech G305 Lightspeed Wireless Mint 910-006377</text:p>
          </table:table-cell>
          <table:table-cell office:value-type="string" calcext:value-type="string">
            <text:p>mouse</text:p>
          </table:table-cell>
          <table:table-cell office:value-type="float" office:value="65.05356" calcext:value-type="float">
            <text:p>65.05356</text:p>
          </table:table-cell>
        </table:table-row>
        <table:table-row table:style-name="ro2">
          <table:table-cell office:value-type="string" calcext:value-type="string">
            <text:p>Mouse Pad Logitech G240 Gaming 943-000093</text:p>
          </table:table-cell>
          <table:table-cell office:value-type="string" calcext:value-type="string">
            <text:p>mouse</text:p>
          </table:table-cell>
          <table:table-cell office:value-type="float" office:value="14.85396" calcext:value-type="float">
            <text:p>14.85396</text:p>
          </table:table-cell>
        </table:table-row>
        <table:table-row table:style-name="ro2">
          <table:table-cell office:value-type="string" calcext:value-type="string">
            <text:p>Mouse TT Talon Elit RGB 5000dpi + Mouse Pad Dasher Mini Black (2660)</text:p>
          </table:table-cell>
          <table:table-cell office:value-type="string" calcext:value-type="string">
            <text:p>mouse</text:p>
          </table:table-cell>
          <table:table-cell office:value-type="float" office:value="23.02157" calcext:value-type="float">
            <text:p>23.02157</text:p>
          </table:table-cell>
        </table:table-row>
        <table:table-row table:style-name="ro2">
          <table:table-cell office:value-type="string" calcext:value-type="string">
            <text:p>Parlantes GX/Genius SW-G2.1 1000 BLK 100-240V Gaming (9718)</text:p>
          </table:table-cell>
          <table:table-cell office:value-type="string" calcext:value-type="string">
            <text:p>parlantes</text:p>
          </table:table-cell>
          <table:table-cell office:value-type="float" office:value="150.2699" calcext:value-type="float">
            <text:p>150.2699</text:p>
          </table:table-cell>
        </table:table-row>
        <table:table-row table:style-name="ro2">
          <table:table-cell office:value-type="string" calcext:value-type="string">
            <text:p>Parlantes GX/Genius SW-G2.1 2000 II BLK 100-240V Gaming</text:p>
          </table:table-cell>
          <table:table-cell office:value-type="string" calcext:value-type="string">
            <text:p>parlantes</text:p>
          </table:table-cell>
          <table:table-cell office:value-type="float" office:value="239.58" calcext:value-type="float">
            <text:p>239.58</text:p>
          </table:table-cell>
        </table:table-row>
        <table:table-row table:style-name="ro2">
          <table:table-cell office:value-type="string" calcext:value-type="string">
            <text:p>Parlantes GX/Genius SW-G2.1 3000 II BLK 100-240V Gaming (8353)</text:p>
          </table:table-cell>
          <table:table-cell office:value-type="string" calcext:value-type="string">
            <text:p>parlantes</text:p>
          </table:table-cell>
          <table:table-cell office:value-type="float" office:value="213.06648" calcext:value-type="float">
            <text:p>213.06648</text:p>
          </table:table-cell>
        </table:table-row>
        <table:table-row table:style-name="ro2">
          <table:table-cell office:value-type="string" calcext:value-type="string">
            <text:p>Microfono Razer Seiren Mini Ultra Compact Condenser Mercury White (7139)</text:p>
          </table:table-cell>
          <table:table-cell office:value-type="string" calcext:value-type="string">
            <text:p>gamer</text:p>
          </table:table-cell>
          <table:table-cell office:value-type="float" office:value="132.95359" calcext:value-type="float">
            <text:p>132.95359</text:p>
          </table:table-cell>
        </table:table-row>
        <table:table-row table:style-name="ro2">
          <table:table-cell office:value-type="string" calcext:value-type="string">
            <text:p>Microfono Razer Seiren Mini Ultra Compact Condenser Quartz (7122)</text:p>
          </table:table-cell>
          <table:table-cell office:value-type="string" calcext:value-type="string">
            <text:p>gamer</text:p>
          </table:table-cell>
          <table:table-cell office:value-type="float" office:value="106.36021" calcext:value-type="float">
            <text:p>106.36021</text:p>
          </table:table-cell>
        </table:table-row>
        <table:table-row table:style-name="ro2">
          <table:table-cell office:value-type="string" calcext:value-type="string">
            <text:p>Microfono Razer Seiren V2 Pro Professional Grade USB Black (7948)</text:p>
          </table:table-cell>
          <table:table-cell office:value-type="string" calcext:value-type="string">
            <text:p>gamer</text:p>
          </table:table-cell>
          <table:table-cell office:value-type="float" office:value="403.19983" calcext:value-type="float">
            <text:p>403.19983</text:p>
          </table:table-cell>
        </table:table-row>
        <table:table-row table:style-name="ro2">
          <table:table-cell office:value-type="string" calcext:value-type="string">
            <text:p>Microfono Razer Seiren V2 X USB Black (7962)</text:p>
          </table:table-cell>
          <table:table-cell office:value-type="string" calcext:value-type="string">
            <text:p>gamer</text:p>
          </table:table-cell>
          <table:table-cell office:value-type="float" office:value="216.18102" calcext:value-type="float">
            <text:p>216.18102</text:p>
          </table:table-cell>
        </table:table-row>
        <table:table-row table:style-name="ro2">
          <table:table-cell office:value-type="string" calcext:value-type="string">
            <text:p>Capturadora Elgato HD60 S+ USB p/PS4 XBOX PC (9292)</text:p>
          </table:table-cell>
          <table:table-cell office:value-type="string" calcext:value-type="string">
            <text:p>gamer</text:p>
          </table:table-cell>
          <table:table-cell office:value-type="float" office:value="362.352705" calcext:value-type="float">
            <text:p>362.352705</text:p>
          </table:table-cell>
        </table:table-row>
        <table:table-row table:style-name="ro2">
          <table:table-cell office:value-type="string" calcext:value-type="string">
            <text:p>Green Screen Elgato Plegable para Streaming (0528)</text:p>
          </table:table-cell>
          <table:table-cell office:value-type="string" calcext:value-type="string">
            <text:p>gamer</text:p>
          </table:table-cell>
          <table:table-cell office:value-type="float" office:value="387.86671" calcext:value-type="float">
            <text:p>387.86671</text:p>
          </table:table-cell>
        </table:table-row>
        <table:table-row table:style-name="ro2">
          <table:table-cell office:value-type="string" calcext:value-type="string">
            <text:p>Microfono Blue/Logitech Yeti Profesional USB 988-000105</text:p>
          </table:table-cell>
          <table:table-cell office:value-type="string" calcext:value-type="string">
            <text:p>gamer</text:p>
          </table:table-cell>
          <table:table-cell office:value-type="float" office:value="228.49277" calcext:value-type="float">
            <text:p>228.49277</text:p>
          </table:table-cell>
        </table:table-row>
        <table:table-row table:style-name="ro2">
          <table:table-cell office:value-type="string" calcext:value-type="string">
            <text:p>Kit de Teclas Corsair PBT DOUBLE-SHOT PRO Rogue Pink (9299)</text:p>
          </table:table-cell>
          <table:table-cell office:value-type="string" calcext:value-type="string">
            <text:p>teclados</text:p>
          </table:table-cell>
          <table:table-cell office:value-type="float" office:value="20.529795" calcext:value-type="float">
            <text:p>20.529795</text:p>
          </table:table-cell>
        </table:table-row>
        <table:table-row table:style-name="ro2">
          <table:table-cell office:value-type="string" calcext:value-type="string">
            <text:p>Teclado Corsair K55 RGB PRO XT iCue Macro Key (1637)</text:p>
          </table:table-cell>
          <table:table-cell office:value-type="string" calcext:value-type="string">
            <text:p>teclados</text:p>
          </table:table-cell>
          <table:table-cell office:value-type="float" office:value="101.287615" calcext:value-type="float">
            <text:p>101.287615</text:p>
          </table:table-cell>
        </table:table-row>
        <table:table-row table:style-name="ro2">
          <table:table-cell office:value-type="string" calcext:value-type="string">
            <text:p>Teclado Corsair K55 RGB PRO XT iCue Macro Key English (1590)</text:p>
          </table:table-cell>
          <table:table-cell office:value-type="string" calcext:value-type="string">
            <text:p>teclados</text:p>
          </table:table-cell>
          <table:table-cell office:value-type="float" office:value="99.96272" calcext:value-type="float">
            <text:p>99.96272</text:p>
          </table:table-cell>
        </table:table-row>
        <table:table-row table:style-name="ro2">
          <table:table-cell office:value-type="string" calcext:value-type="string">
            <text:p>Teclado HyperX Alloy Origins 60 Aqua Switch (1311)</text:p>
          </table:table-cell>
          <table:table-cell office:value-type="string" calcext:value-type="string">
            <text:p>teclados</text:p>
          </table:table-cell>
          <table:table-cell office:value-type="float" office:value="155.80279" calcext:value-type="float">
            <text:p>155.80279</text:p>
          </table:table-cell>
        </table:table-row>
        <table:table-row table:style-name="ro2">
          <table:table-cell office:value-type="string" calcext:value-type="string">
            <text:p>Teclado HyperX Alloy Origins 65 Mecanico HKBO1T-RD-US/N (6074)</text:p>
          </table:table-cell>
          <table:table-cell office:value-type="string" calcext:value-type="string">
            <text:p>teclados</text:p>
          </table:table-cell>
          <table:table-cell office:value-type="float" office:value="161.527795" calcext:value-type="float">
            <text:p>161.527795</text:p>
          </table:table-cell>
        </table:table-row>
        <table:table-row table:style-name="ro2">
          <table:table-cell office:value-type="string" calcext:value-type="string">
            <text:p>Teclado Razer BlackWidow V3 Pro Wireless Mechanical Switch Green US Layout Black (5305)</text:p>
          </table:table-cell>
          <table:table-cell office:value-type="string" calcext:value-type="string">
            <text:p>teclados</text:p>
          </table:table-cell>
          <table:table-cell office:value-type="float" office:value="334.45698" calcext:value-type="float">
            <text:p>334.45698</text:p>
          </table:table-cell>
        </table:table-row>
        <table:table-row table:style-name="ro2">
          <table:table-cell office:value-type="string" calcext:value-type="string">
            <text:p>Teclado Razer Huntsman Mini 60% Analog Switch US Layout Black (8146)</text:p>
          </table:table-cell>
          <table:table-cell office:value-type="string" calcext:value-type="string">
            <text:p>teclados</text:p>
          </table:table-cell>
          <table:table-cell office:value-type="float" office:value="225.536025" calcext:value-type="float">
            <text:p>225.536025</text:p>
          </table:table-cell>
        </table:table-row>
        <table:table-row table:style-name="ro2">
          <table:table-cell office:value-type="string" calcext:value-type="string">
            <text:p>Teclado Razer Huntsman Mini 60% Optical Switch Purple Mercury Edition (5756)</text:p>
          </table:table-cell>
          <table:table-cell office:value-type="string" calcext:value-type="string">
            <text:p>teclados</text:p>
          </table:table-cell>
          <table:table-cell office:value-type="float" office:value="169.14898" calcext:value-type="float">
            <text:p>169.14898</text:p>
          </table:table-cell>
        </table:table-row>
        <table:table-row table:style-name="ro2">
          <table:table-cell office:value-type="string" calcext:value-type="string">
            <text:p>Teclado Razer Huntsman V2 Analog Optical SP Layout Black (6692)</text:p>
          </table:table-cell>
          <table:table-cell office:value-type="string" calcext:value-type="string">
            <text:p>teclados</text:p>
          </table:table-cell>
          <table:table-cell office:value-type="float" office:value="502.961745" calcext:value-type="float">
            <text:p>502.961745</text:p>
          </table:table-cell>
        </table:table-row>
        <table:table-row table:style-name="ro2">
          <table:table-cell office:value-type="string" calcext:value-type="string">
            <text:p>Teclado Razer Huntsman V2 Optimal Switch Purple SP Layout Black (7606)</text:p>
          </table:table-cell>
          <table:table-cell office:value-type="string" calcext:value-type="string">
            <text:p>teclados</text:p>
          </table:table-cell>
          <table:table-cell office:value-type="float" office:value="307.54581" calcext:value-type="float">
            <text:p>307.54581</text:p>
          </table:table-cell>
        </table:table-row>
        <table:table-row table:style-name="ro2">
          <table:table-cell office:value-type="string" calcext:value-type="string">
            <text:p>Teclado Razer Huntsman V2 Tenkeyless Optimal Switch Purple US Layout Black</text:p>
          </table:table-cell>
          <table:table-cell office:value-type="string" calcext:value-type="string">
            <text:p>teclados</text:p>
          </table:table-cell>
          <table:table-cell office:value-type="float" office:value="244.789545" calcext:value-type="float">
            <text:p>244.789545</text:p>
          </table:table-cell>
        </table:table-row>
        <table:table-row table:style-name="ro2">
          <table:table-cell office:value-type="string" calcext:value-type="string">
            <text:p>Teclado Corsair K100 RGB Mecanico Switch Cherry MX Black (1935)</text:p>
          </table:table-cell>
          <table:table-cell office:value-type="string" calcext:value-type="string">
            <text:p>teclados</text:p>
          </table:table-cell>
          <table:table-cell office:value-type="float" office:value="379.38186" calcext:value-type="float">
            <text:p>379.38186</text:p>
          </table:table-cell>
        </table:table-row>
        <table:table-row table:style-name="ro2">
          <table:table-cell office:value-type="string" calcext:value-type="string">
            <text:p>Teclado Corsair K65 RGB Mini 60% Mecanico Cherry MX Speed Black (5772)</text:p>
          </table:table-cell>
          <table:table-cell office:value-type="string" calcext:value-type="string">
            <text:p>teclados</text:p>
          </table:table-cell>
          <table:table-cell office:value-type="float" office:value="166.924615" calcext:value-type="float">
            <text:p>166.924615</text:p>
          </table:table-cell>
        </table:table-row>
        <table:table-row table:style-name="ro2">
          <table:table-cell office:value-type="string" calcext:value-type="string">
            <text:p>Teclado HyperX Alloy Origins 60 Switch HyperX HKBO1S-RB-US/G (8948)</text:p>
          </table:table-cell>
          <table:table-cell office:value-type="string" calcext:value-type="string">
            <text:p>teclados</text:p>
          </table:table-cell>
          <table:table-cell office:value-type="float" office:value="148.46117" calcext:value-type="float">
            <text:p>148.46117</text:p>
          </table:table-cell>
        </table:table-row>
        <table:table-row table:style-name="ro2">
          <table:table-cell office:value-type="string" calcext:value-type="string">
            <text:p>Teclado Logitech G815 Mechanical RGB Lightsync 920-008984</text:p>
          </table:table-cell>
          <table:table-cell office:value-type="string" calcext:value-type="string">
            <text:p>teclados</text:p>
          </table:table-cell>
          <table:table-cell office:value-type="float" office:value="269.57359" calcext:value-type="float">
            <text:p>269.57359</text:p>
          </table:table-cell>
        </table:table-row>
        <table:table-row table:style-name="ro2">
          <table:table-cell office:value-type="string" calcext:value-type="string">
            <text:p>HP LASERJET 135W (MF) (6640)</text:p>
          </table:table-cell>
          <table:table-cell office:value-type="string" calcext:value-type="string">
            <text:p>impresion</text:p>
          </table:table-cell>
          <table:table-cell office:value-type="float" office:value="886.29959" calcext:value-type="float">
            <text:p>886.29959</text:p>
          </table:table-cell>
        </table:table-row>
        <table:table-row table:style-name="ro2">
          <table:table-cell office:value-type="string" calcext:value-type="string">
            <text:p>HP Deskjet Advantage 2375 (MF) (7897)</text:p>
          </table:table-cell>
          <table:table-cell office:value-type="string" calcext:value-type="string">
            <text:p>impresion</text:p>
          </table:table-cell>
          <table:table-cell office:value-type="float" office:value="201.9127" calcext:value-type="float">
            <text:p>201.9127</text:p>
          </table:table-cell>
        </table:table-row>
        <table:table-row table:style-name="ro2">
          <table:table-cell office:value-type="string" calcext:value-type="string">
            <text:p>HP Deskjet Ink Advantage 2775 (MF) (1856)</text:p>
          </table:table-cell>
          <table:table-cell office:value-type="string" calcext:value-type="string">
            <text:p>impresion</text:p>
          </table:table-cell>
          <table:table-cell office:value-type="float" office:value="251.74534" calcext:value-type="float">
            <text:p>251.74534</text:p>
          </table:table-cell>
        </table:table-row>
        <table:table-row table:style-name="ro2">
          <table:table-cell office:value-type="string" calcext:value-type="string">
            <text:p>HP LASERJET 135W (MF) (6640)</text:p>
          </table:table-cell>
          <table:table-cell office:value-type="string" calcext:value-type="string">
            <text:p>impresion</text:p>
          </table:table-cell>
          <table:table-cell office:value-type="float" office:value="886.29959" calcext:value-type="float">
            <text:p>886.29959</text:p>
          </table:table-cell>
        </table:table-row>
        <table:table-row table:style-name="ro2">
          <table:table-cell office:value-type="string" calcext:value-type="string">
            <text:p>Epson L3210 (MF) (8081)</text:p>
          </table:table-cell>
          <table:table-cell office:value-type="string" calcext:value-type="string">
            <text:p>impresion</text:p>
          </table:table-cell>
          <table:table-cell office:value-type="float" office:value="658.45901" calcext:value-type="float">
            <text:p>658.45901</text:p>
          </table:table-cell>
        </table:table-row>
        <table:table-row table:style-name="ro2">
          <table:table-cell office:value-type="string" calcext:value-type="string">
            <text:p>Epson L3250 (MF) (8128)</text:p>
          </table:table-cell>
          <table:table-cell office:value-type="string" calcext:value-type="string">
            <text:p>impresion</text:p>
          </table:table-cell>
          <table:table-cell office:value-type="float" office:value="795.07285" calcext:value-type="float">
            <text:p>795.07285</text:p>
          </table:table-cell>
        </table:table-row>
        <table:table-row table:style-name="ro2">
          <table:table-cell office:value-type="string" calcext:value-type="string">
            <text:p>Memoria DDR2 2GB 800MHz</text:p>
          </table:table-cell>
          <table:table-cell office:value-type="string" calcext:value-type="string">
            <text:p>rams</text:p>
          </table:table-cell>
          <table:table-cell office:value-type="float" office:value="18.512065" calcext:value-type="float">
            <text:p>18.512065</text:p>
          </table:table-cell>
        </table:table-row>
        <table:table-row table:style-name="ro2">
          <table:table-cell office:value-type="string" calcext:value-type="string">
            <text:p>Memoria DDR3 2GB 1600MHz GENERICAS</text:p>
          </table:table-cell>
          <table:table-cell office:value-type="string" calcext:value-type="string">
            <text:p>rams</text:p>
          </table:table-cell>
          <table:table-cell office:value-type="float" office:value="18.59715" calcext:value-type="float">
            <text:p>18.59715</text:p>
          </table:table-cell>
        </table:table-row>
        <table:table-row table:style-name="ro2">
          <table:table-cell office:value-type="string" calcext:value-type="string">
            <text:p>Memoria DDR3 Corsair 4Gb 1333 MHz Value (10061)</text:p>
          </table:table-cell>
          <table:table-cell office:value-type="string" calcext:value-type="string">
            <text:p>rams</text:p>
          </table:table-cell>
          <table:table-cell office:value-type="float" office:value="77.001925" calcext:value-type="float">
            <text:p>77.001925</text:p>
          </table:table-cell>
        </table:table-row>
        <table:table-row table:style-name="ro2">
          <table:table-cell office:value-type="string" calcext:value-type="string">
            <text:p>Memoria DDR3 Corsair 4Gb 1600 MHz Value (4098)</text:p>
          </table:table-cell>
          <table:table-cell office:value-type="string" calcext:value-type="string">
            <text:p>rams</text:p>
          </table:table-cell>
          <table:table-cell office:value-type="float" office:value="77.001925" calcext:value-type="float">
            <text:p>77.001925</text:p>
          </table:table-cell>
        </table:table-row>
        <table:table-row table:style-name="ro2">
          <table:table-cell office:value-type="string" calcext:value-type="string">
            <text:p>Memoria DDR3 Corsair 4Gb 1600 MHz Vengeance LP (6650)</text:p>
          </table:table-cell>
          <table:table-cell office:value-type="string" calcext:value-type="string">
            <text:p>rams</text:p>
          </table:table-cell>
          <table:table-cell office:value-type="float" office:value="98.99032" calcext:value-type="float">
            <text:p>98.99032</text:p>
          </table:table-cell>
        </table:table-row>
        <table:table-row table:style-name="ro2">
          <table:table-cell office:value-type="string" calcext:value-type="string">
            <text:p>Memoria DDR3 Corsair 8Gb 1600 MHz Value (6061)</text:p>
          </table:table-cell>
          <table:table-cell office:value-type="string" calcext:value-type="string">
            <text:p>rams</text:p>
          </table:table-cell>
          <table:table-cell office:value-type="float" office:value="132.0033" calcext:value-type="float">
            <text:p>132.0033</text:p>
          </table:table-cell>
        </table:table-row>
        <table:table-row table:style-name="ro2">
          <table:table-cell office:value-type="string" calcext:value-type="string">
            <text:p>Memoria DDR3 Corsair 8Gb 1600 MHz Vengeance LP (4952)</text:p>
          </table:table-cell>
          <table:table-cell office:value-type="string" calcext:value-type="string">
            <text:p>rams</text:p>
          </table:table-cell>
          <table:table-cell office:value-type="float" office:value="142.979265" calcext:value-type="float">
            <text:p>142.979265</text:p>
          </table:table-cell>
        </table:table-row>
        <table:table-row table:style-name="ro2">
          <table:table-cell office:value-type="string" calcext:value-type="string">
            <text:p>Memoria DDR4 Corsair 16Gb (2x8GB) 2666 MHz Vengeance RGB Pro Black (8580)</text:p>
          </table:table-cell>
          <table:table-cell office:value-type="string" calcext:value-type="string">
            <text:p>rams</text:p>
          </table:table-cell>
          <table:table-cell office:value-type="float" office:value="154.915475" calcext:value-type="float">
            <text:p>154.915475</text:p>
          </table:table-cell>
        </table:table-row>
        <table:table-row table:style-name="ro2">
          <table:table-cell office:value-type="string" calcext:value-type="string">
            <text:p>Memoria DDR4 Corsair 16Gb (2x8Gb) 3000 MHz Vengeance RGB Pro Black (6944)</text:p>
          </table:table-cell>
          <table:table-cell office:value-type="string" calcext:value-type="string">
            <text:p>rams</text:p>
          </table:table-cell>
          <table:table-cell office:value-type="float" office:value="160.458155" calcext:value-type="float">
            <text:p>160.458155</text:p>
          </table:table-cell>
        </table:table-row>
        <table:table-row table:style-name="ro2">
          <table:table-cell office:value-type="string" calcext:value-type="string">
            <text:p>Memoria DDR4 Corsair 16Gb (2x8Gb) 3200 MHz Vengeance RGB RS (9007)</text:p>
          </table:table-cell>
          <table:table-cell office:value-type="string" calcext:value-type="string">
            <text:p>rams</text:p>
          </table:table-cell>
          <table:table-cell office:value-type="float" office:value="184.12394" calcext:value-type="float">
            <text:p>184.12394</text:p>
          </table:table-cell>
        </table:table-row>
        <table:table-row table:style-name="ro2">
          <table:table-cell office:value-type="string" calcext:value-type="string">
            <text:p>Memoria DDR4 Corsair 16Gb (2x8Gb) 3600 MHz Dominator Plat. RGB White (5322)</text:p>
          </table:table-cell>
          <table:table-cell office:value-type="string" calcext:value-type="string">
            <text:p>rams</text:p>
          </table:table-cell>
          <table:table-cell office:value-type="float" office:value="236.09872" calcext:value-type="float">
            <text:p>236.09872</text:p>
          </table:table-cell>
        </table:table-row>
        <table:table-row table:style-name="ro2">
          <table:table-cell office:value-type="string" calcext:value-type="string">
            <text:p>Memoria DDR4 Corsair 16Gb (2x8Gb) 3600 MHz Vengeance RGB RS (8994)</text:p>
          </table:table-cell>
          <table:table-cell office:value-type="string" calcext:value-type="string">
            <text:p>rams</text:p>
          </table:table-cell>
          <table:table-cell office:value-type="float" office:value="166.01299" calcext:value-type="float">
            <text:p>166.01299</text:p>
          </table:table-cell>
        </table:table-row>
        <table:table-row table:style-name="ro2">
          <table:table-cell office:value-type="string" calcext:value-type="string">
            <text:p>Memoria DDR4 Kingston 16Gb 3200 MHz (0863)</text:p>
          </table:table-cell>
          <table:table-cell office:value-type="string" calcext:value-type="string">
            <text:p>rams</text:p>
          </table:table-cell>
          <table:table-cell office:value-type="float" office:value="142.663235" calcext:value-type="float">
            <text:p>142.663235</text:p>
          </table:table-cell>
        </table:table-row>
        <table:table-row table:style-name="ro2">
          <table:table-cell office:value-type="string" calcext:value-type="string">
            <text:p>Memoria DDR4 Kingston 8Gb 3200 MHz (0870)</text:p>
          </table:table-cell>
          <table:table-cell office:value-type="string" calcext:value-type="string">
            <text:p>rams</text:p>
          </table:table-cell>
          <table:table-cell office:value-type="float" office:value="65.065715" calcext:value-type="float">
            <text:p>65.065715</text:p>
          </table:table-cell>
        </table:table-row>
        <table:table-row table:style-name="ro2">
          <table:table-cell office:value-type="string" calcext:value-type="string">
            <text:p>Memoria DDR4 Markvision 8Gb 2400 MHz 1.20V BULK (6327)</text:p>
          </table:table-cell>
          <table:table-cell office:value-type="string" calcext:value-type="string">
            <text:p>rams</text:p>
          </table:table-cell>
          <table:table-cell office:value-type="float" office:value="57.286515" calcext:value-type="float">
            <text:p>57.286515</text:p>
          </table:table-cell>
        </table:table-row>
        <table:table-row table:style-name="ro2">
          <table:table-cell office:value-type="string" calcext:value-type="string">
            <text:p>Memoria DDR4 Corsair 16Gb (2x8GB) 2666 MHz Vengeance RGB Pro White (8696)</text:p>
          </table:table-cell>
          <table:table-cell office:value-type="string" calcext:value-type="string">
            <text:p>rams</text:p>
          </table:table-cell>
          <table:table-cell office:value-type="float" office:value="154.915475" calcext:value-type="float">
            <text:p>154.915475</text:p>
          </table:table-cell>
        </table:table-row>
        <table:table-row table:style-name="ro2">
          <table:table-cell office:value-type="string" calcext:value-type="string">
            <text:p>Memoria DDR4 Corsair 16Gb (2x8Gb) 3000 MHz Vengeance RGB Pro White (8702)</text:p>
          </table:table-cell>
          <table:table-cell office:value-type="string" calcext:value-type="string">
            <text:p>rams</text:p>
          </table:table-cell>
          <table:table-cell office:value-type="float" office:value="160.458155" calcext:value-type="float">
            <text:p>160.458155</text:p>
          </table:table-cell>
        </table:table-row>
        <table:table-row table:style-name="ro2">
          <table:table-cell office:value-type="string" calcext:value-type="string">
            <text:p>Memoria DDR4 Corsair 16Gb (2x8Gb) 3200 MHz LPX Black (0454)</text:p>
          </table:table-cell>
          <table:table-cell office:value-type="string" calcext:value-type="string">
            <text:p>rams</text:p>
          </table:table-cell>
          <table:table-cell office:value-type="float" office:value="159.01171" calcext:value-type="float">
            <text:p>159.01171</text:p>
          </table:table-cell>
        </table:table-row>
        <table:table-row table:style-name="ro2">
          <table:table-cell office:value-type="string" calcext:value-type="string">
            <text:p>Memoria DDR4 Corsair 16Gb (2x8Gb) 3600 MHz Dominator Plat. RGB Black (7311)</text:p>
          </table:table-cell>
          <table:table-cell office:value-type="string" calcext:value-type="string">
            <text:p>rams</text:p>
          </table:table-cell>
          <table:table-cell office:value-type="float" office:value="236.09872" calcext:value-type="float">
            <text:p>236.09872</text:p>
          </table:table-cell>
        </table:table-row>
        <table:table-row table:style-name="ro2">
          <table:table-cell office:value-type="string" calcext:value-type="string">
            <text:p>Memoria DDR4 Corsair 16Gb (2x8Gb) 3600 MHz Vengeance RGB Pro Black (4852)</text:p>
          </table:table-cell>
          <table:table-cell office:value-type="string" calcext:value-type="string">
            <text:p>rams</text:p>
          </table:table-cell>
          <table:table-cell office:value-type="float" office:value="174.64304" calcext:value-type="float">
            <text:p>174.64304</text:p>
          </table:table-cell>
        </table:table-row>
        <table:table-row table:style-name="ro2">
          <table:table-cell office:value-type="string" calcext:value-type="string">
            <text:p>Memoria DDR4 Corsair 16Gb (2x8Gb) 3600 MHz Vengeance RGB Pro White (8726)</text:p>
          </table:table-cell>
          <table:table-cell office:value-type="string" calcext:value-type="string">
            <text:p>rams</text:p>
          </table:table-cell>
          <table:table-cell office:value-type="float" office:value="174.64304" calcext:value-type="float">
            <text:p>174.64304</text:p>
          </table:table-cell>
        </table:table-row>
        <table:table-row table:style-name="ro2">
          <table:table-cell office:value-type="string" calcext:value-type="string">
            <text:p>Memoria DDR4 Corsair 16Gb 2400 MHz Value (4242)</text:p>
          </table:table-cell>
          <table:table-cell office:value-type="string" calcext:value-type="string">
            <text:p>rams</text:p>
          </table:table-cell>
          <table:table-cell office:value-type="float" office:value="133.705" calcext:value-type="float">
            <text:p>133.705</text:p>
          </table:table-cell>
        </table:table-row>
        <table:table-row table:style-name="ro2">
          <table:table-cell office:value-type="string" calcext:value-type="string">
            <text:p>Memoria DDR4 Corsair 16Gb 2400 MHz Vengeance LPX Black (4246)</text:p>
          </table:table-cell>
          <table:table-cell office:value-type="string" calcext:value-type="string">
            <text:p>rams</text:p>
          </table:table-cell>
          <table:table-cell office:value-type="float" office:value="132.82984" calcext:value-type="float">
            <text:p>132.82984</text:p>
          </table:table-cell>
        </table:table-row>
        <table:table-row table:style-name="ro2">
          <table:table-cell office:value-type="string" calcext:value-type="string">
            <text:p>Memoria DDR4 Corsair 16Gb 2666 MHz Value (3012)</text:p>
          </table:table-cell>
          <table:table-cell office:value-type="string" calcext:value-type="string">
            <text:p>rams</text:p>
          </table:table-cell>
          <table:table-cell office:value-type="float" office:value="126.861735" calcext:value-type="float">
            <text:p>126.861735</text:p>
          </table:table-cell>
        </table:table-row>
        <table:table-row table:style-name="ro2">
          <table:table-cell office:value-type="string" calcext:value-type="string">
            <text:p>Memoria DDR4 Corsair 16Gb 3000 MHz Vengeance LPX Black (7897)</text:p>
          </table:table-cell>
          <table:table-cell office:value-type="string" calcext:value-type="string">
            <text:p>rams</text:p>
          </table:table-cell>
          <table:table-cell office:value-type="float" office:value="135.23653" calcext:value-type="float">
            <text:p>135.23653</text:p>
          </table:table-cell>
        </table:table-row>
        <table:table-row table:style-name="ro2">
          <table:table-cell office:value-type="string" calcext:value-type="string">
            <text:p>Memoria DDR4 Corsair 4Gb 2400 MHz Value (3008)</text:p>
          </table:table-cell>
          <table:table-cell office:value-type="string" calcext:value-type="string">
            <text:p>rams</text:p>
          </table:table-cell>
          <table:table-cell office:value-type="float" office:value="33.681505" calcext:value-type="float">
            <text:p>33.681505</text:p>
          </table:table-cell>
        </table:table-row>
        <table:table-row table:style-name="ro2">
          <table:table-cell office:value-type="string" calcext:value-type="string">
            <text:p>Memoria DDR4 Corsair 4Gb 2666 MHz Value (3029)</text:p>
          </table:table-cell>
          <table:table-cell office:value-type="string" calcext:value-type="string">
            <text:p>rams</text:p>
          </table:table-cell>
          <table:table-cell office:value-type="float" office:value="36.27052" calcext:value-type="float">
            <text:p>36.27052</text:p>
          </table:table-cell>
        </table:table-row>
        <table:table-row table:style-name="ro2">
          <table:table-cell office:value-type="string" calcext:value-type="string">
            <text:p>Memoria DDR4 Corsair 8Gb 2400 MHz Vengeance LPX Black (4680)</text:p>
          </table:table-cell>
          <table:table-cell office:value-type="string" calcext:value-type="string">
            <text:p>rams</text:p>
          </table:table-cell>
          <table:table-cell office:value-type="float" office:value="60.884395" calcext:value-type="float">
            <text:p>60.884395</text:p>
          </table:table-cell>
        </table:table-row>
        <table:table-row table:style-name="ro2">
          <table:table-cell office:value-type="string" calcext:value-type="string">
            <text:p>Memoria DDR4 Corsair 8Gb 2666 MHz Value (3036)</text:p>
          </table:table-cell>
          <table:table-cell office:value-type="string" calcext:value-type="string">
            <text:p>rams</text:p>
          </table:table-cell>
          <table:table-cell office:value-type="float" office:value="61.79602" calcext:value-type="float">
            <text:p>61.79602</text:p>
          </table:table-cell>
        </table:table-row>
        <table:table-row table:style-name="ro2">
          <table:table-cell office:value-type="string" calcext:value-type="string">
            <text:p>Memoria DDR4 Corsair 8Gb 2666 MHz Vengeance LPX Black (9564)</text:p>
          </table:table-cell>
          <table:table-cell office:value-type="string" calcext:value-type="string">
            <text:p>rams</text:p>
          </table:table-cell>
          <table:table-cell office:value-type="float" office:value="62.731955" calcext:value-type="float">
            <text:p>62.731955</text:p>
          </table:table-cell>
        </table:table-row>
        <table:table-row table:style-name="ro2">
          <table:table-cell office:value-type="string" calcext:value-type="string">
            <text:p>Memoria DDR4 Corsair 8Gb 3000 MHz Vengeance LPX Black (7927)</text:p>
          </table:table-cell>
          <table:table-cell office:value-type="string" calcext:value-type="string">
            <text:p>rams</text:p>
          </table:table-cell>
          <table:table-cell office:value-type="float" office:value="66.402765" calcext:value-type="float">
            <text:p>66.402765</text:p>
          </table:table-cell>
        </table:table-row>
        <table:table-row table:style-name="ro2">
          <table:table-cell office:value-type="string" calcext:value-type="string">
            <text:p>Memoria DDR4 Corsair 8Gb 3200 MHz Vengeance LPX Black (9603)</text:p>
          </table:table-cell>
          <table:table-cell office:value-type="string" calcext:value-type="string">
            <text:p>rams</text:p>
          </table:table-cell>
          <table:table-cell office:value-type="float" office:value="73.817315" calcext:value-type="float">
            <text:p>73.817315</text:p>
          </table:table-cell>
        </table:table-row>
        <table:table-row table:style-name="ro2">
          <table:table-cell office:value-type="string" calcext:value-type="string">
            <text:p>Memoria DDR4 Kingston 16Gb 3200 MHz FURY BEAST RGB (9378)</text:p>
          </table:table-cell>
          <table:table-cell office:value-type="string" calcext:value-type="string">
            <text:p>rams</text:p>
          </table:table-cell>
          <table:table-cell office:value-type="float" office:value="138.141575" calcext:value-type="float">
            <text:p>138.141575</text:p>
          </table:table-cell>
        </table:table-row>
        <table:table-row table:style-name="ro2">
          <table:table-cell office:value-type="string" calcext:value-type="string">
            <text:p>Memoria DDR4 Kingston 4Gb 2666 MHz FURY BEAST (7879)</text:p>
          </table:table-cell>
          <table:table-cell office:value-type="string" calcext:value-type="string">
            <text:p>rams</text:p>
          </table:table-cell>
          <table:table-cell office:value-type="float" office:value="63.86237" calcext:value-type="float">
            <text:p>63.86237</text:p>
          </table:table-cell>
        </table:table-row>
        <table:table-row table:style-name="ro2">
          <table:table-cell office:value-type="string" calcext:value-type="string">
            <text:p>Memoria DDR4 Kingston 8Gb 3200 MHz FURY BEAST (9910)</text:p>
          </table:table-cell>
          <table:table-cell office:value-type="string" calcext:value-type="string">
            <text:p>rams</text:p>
          </table:table-cell>
          <table:table-cell office:value-type="float" office:value="67.19284" calcext:value-type="float">
            <text:p>67.19284</text:p>
          </table:table-cell>
        </table:table-row>
        <table:table-row table:style-name="ro2">
          <table:table-cell office:value-type="string" calcext:value-type="string">
            <text:p>Memoria DDR4 Kingston 8Gb 3200 MHz FURY BEAST RGB (9439)</text:p>
          </table:table-cell>
          <table:table-cell office:value-type="string" calcext:value-type="string">
            <text:p>rams</text:p>
          </table:table-cell>
          <table:table-cell office:value-type="float" office:value="78.71578" calcext:value-type="float">
            <text:p>78.71578</text:p>
          </table:table-cell>
        </table:table-row>
        <table:table-row table:style-name="ro2">
          <table:table-cell office:value-type="string" calcext:value-type="string">
            <text:p>Memoria DDR5 Corsair 32Gb (2x16Gb) 5200 MHz Vengeance AMD EXPO (7770)</text:p>
          </table:table-cell>
          <table:table-cell office:value-type="string" calcext:value-type="string">
            <text:p>rams</text:p>
          </table:table-cell>
          <table:table-cell office:value-type="float" office:value="460.297695" calcext:value-type="float">
            <text:p>460.297695</text:p>
          </table:table-cell>
        </table:table-row>
        <table:table-row table:style-name="ro2">
          <table:table-cell office:value-type="string" calcext:value-type="string">
            <text:p>Memoria DDR5 Corsair 32Gb (2x16Gb) 5600 MHz Vengeance RGB AMD EXPO (0091)</text:p>
          </table:table-cell>
          <table:table-cell office:value-type="string" calcext:value-type="string">
            <text:p>rams</text:p>
          </table:table-cell>
          <table:table-cell office:value-type="float" office:value="543.146175" calcext:value-type="float">
            <text:p>543.146175</text:p>
          </table:table-cell>
        </table:table-row>
        <table:table-row table:style-name="ro2">
          <table:table-cell office:value-type="string" calcext:value-type="string">
            <text:p>Memoria DDR5 Corsair 32Gb (2x16Gb) 5600 MHz Vengeance RGB Black</text:p>
          </table:table-cell>
          <table:table-cell office:value-type="string" calcext:value-type="string">
            <text:p>rams</text:p>
          </table:table-cell>
          <table:table-cell office:value-type="float" office:value="543.146175" calcext:value-type="float">
            <text:p>543.146175</text:p>
          </table:table-cell>
        </table:table-row>
        <table:table-row table:style-name="ro2">
          <table:table-cell office:value-type="string" calcext:value-type="string">
            <text:p>Memoria DDR5 Corsair 32Gb (2x16Gb) 5200 MHz Vengeance Black (9464)</text:p>
          </table:table-cell>
          <table:table-cell office:value-type="string" calcext:value-type="string">
            <text:p>rams</text:p>
          </table:table-cell>
          <table:table-cell office:value-type="float" office:value="460.297695" calcext:value-type="float">
            <text:p>460.297695</text:p>
          </table:table-cell>
        </table:table-row>
        <table:table-row table:style-name="ro2">
          <table:table-cell office:value-type="string" calcext:value-type="string">
            <text:p>Memoria SODIMM DDR4 Markvision 32Gb 3000 MHz 1.20V BULK (6396)</text:p>
          </table:table-cell>
          <table:table-cell office:value-type="string" calcext:value-type="string">
            <text:p>rams</text:p>
          </table:table-cell>
          <table:table-cell office:value-type="float" office:value="224.91612" calcext:value-type="float">
            <text:p>224.91612</text:p>
          </table:table-cell>
        </table:table-row>
        <table:table-row table:style-name="ro2">
          <table:table-cell office:value-type="string" calcext:value-type="string">
            <text:p>Memoria SODIMM DDR5 Corsair 8Gb 4800 MHz 1.1V Vengeance (1320)</text:p>
          </table:table-cell>
          <table:table-cell office:value-type="string" calcext:value-type="string">
            <text:p>rams</text:p>
          </table:table-cell>
          <table:table-cell office:value-type="float" office:value="156.50778" calcext:value-type="float">
            <text:p>156.50778</text:p>
          </table:table-cell>
        </table:table-row>
        <table:table-row table:style-name="ro2">
          <table:table-cell office:value-type="string" calcext:value-type="string">
            <text:p>Memoria SODIMM DDR3 Corsair 4Gb 1066 MHz for MAC 1.5V (3840)</text:p>
          </table:table-cell>
          <table:table-cell office:value-type="string" calcext:value-type="string">
            <text:p>rams</text:p>
          </table:table-cell>
          <table:table-cell office:value-type="float" office:value="54.13837" calcext:value-type="float">
            <text:p>54.13837</text:p>
          </table:table-cell>
        </table:table-row>
        <table:table-row table:style-name="ro2">
          <table:table-cell office:value-type="string" calcext:value-type="string">
            <text:p>Memoria SODIMM DDR3 Corsair 8Gb (2x4Gb) 1066 MHz for MAC 1.5V (3857)</text:p>
          </table:table-cell>
          <table:table-cell office:value-type="string" calcext:value-type="string">
            <text:p>rams</text:p>
          </table:table-cell>
          <table:table-cell office:value-type="float" office:value="107.049085" calcext:value-type="float">
            <text:p>107.049085</text:p>
          </table:table-cell>
        </table:table-row>
        <table:table-row table:style-name="ro2">
          <table:table-cell office:value-type="string" calcext:value-type="string">
            <text:p>Memoria SODIMM DDR4 Corsair 16Gb 2133MHz 1.2V (8147)</text:p>
          </table:table-cell>
          <table:table-cell office:value-type="string" calcext:value-type="string">
            <text:p>rams</text:p>
          </table:table-cell>
          <table:table-cell office:value-type="float" office:value="135.23653" calcext:value-type="float">
            <text:p>135.23653</text:p>
          </table:table-cell>
        </table:table-row>
        <table:table-row table:style-name="ro2">
          <table:table-cell office:value-type="string" calcext:value-type="string">
            <text:p>Memoria SODIMM DDR4 Corsair 16Gb 2400 MHz 1.2V (9632)</text:p>
          </table:table-cell>
          <table:table-cell office:value-type="string" calcext:value-type="string">
            <text:p>rams</text:p>
          </table:table-cell>
          <table:table-cell office:value-type="float" office:value="125.51253" calcext:value-type="float">
            <text:p>125.51253</text:p>
          </table:table-cell>
        </table:table-row>
        <table:table-row table:style-name="ro2">
          <table:table-cell office:value-type="string" calcext:value-type="string">
            <text:p>Memoria SODIMM DDR4 Corsair 4Gb 2133 MHz 1.2V (7386)</text:p>
          </table:table-cell>
          <table:table-cell office:value-type="string" calcext:value-type="string">
            <text:p>rams</text:p>
          </table:table-cell>
          <table:table-cell office:value-type="float" office:value="50.34601" calcext:value-type="float">
            <text:p>50.34601</text:p>
          </table:table-cell>
        </table:table-row>
        <table:table-row table:style-name="ro2">
          <table:table-cell office:value-type="string" calcext:value-type="string">
            <text:p>Proces. AMD Ryzen 3 3200G 3gen <text:s/>AM4 C/VIDEO (9851)</text:p>
          </table:table-cell>
          <table:table-cell office:value-type="string" calcext:value-type="string">
            <text:p>procesadores</text:p>
          </table:table-cell>
          <table:table-cell office:value-type="float" office:value="284.6701" calcext:value-type="float">
            <text:p>284.6701</text:p>
          </table:table-cell>
        </table:table-row>
        <table:table-row table:style-name="ro2">
          <table:table-cell office:value-type="string" calcext:value-type="string">
            <text:p>Proces. AMD Ryzen 3 4100 SIN VIDEO CON COOLER (4060)</text:p>
          </table:table-cell>
          <table:table-cell office:value-type="string" calcext:value-type="string">
            <text:p>procesadores</text:p>
          </table:table-cell>
          <table:table-cell office:value-type="float" office:value="257.187645" calcext:value-type="float">
            <text:p>257.187645</text:p>
          </table:table-cell>
        </table:table-row>
        <table:table-row table:style-name="ro2">
          <table:table-cell office:value-type="string" calcext:value-type="string">
            <text:p>Proces. AMD Ryzen 5 3600 <text:s/>3gen <text:s/>AM4 sin video (4299)</text:p>
          </table:table-cell>
          <table:table-cell office:value-type="string" calcext:value-type="string">
            <text:p>procesadores</text:p>
          </table:table-cell>
          <table:table-cell office:value-type="float" office:value="460.662345" calcext:value-type="float">
            <text:p>460.662345</text:p>
          </table:table-cell>
        </table:table-row>
        <table:table-row table:style-name="ro2">
          <table:table-cell office:value-type="string" calcext:value-type="string">
            <text:p>Proces. AMD Ryzen 5 4600G AM4 CON VIDEO (3940)</text:p>
          </table:table-cell>
          <table:table-cell office:value-type="string" calcext:value-type="string">
            <text:p>procesadores</text:p>
          </table:table-cell>
          <table:table-cell office:value-type="float" office:value="358.13492" calcext:value-type="float">
            <text:p>358.13492</text:p>
          </table:table-cell>
        </table:table-row>
        <table:table-row table:style-name="ro2">
          <table:table-cell office:value-type="string" calcext:value-type="string">
            <text:p>Proces. AMD Ryzen 5 7600 AM5 CON VIDEO CON COOLER (4572)</text:p>
          </table:table-cell>
          <table:table-cell office:value-type="string" calcext:value-type="string">
            <text:p>procesadores</text:p>
          </table:table-cell>
          <table:table-cell office:value-type="float" office:value="749.38006" calcext:value-type="float">
            <text:p>749.38006</text:p>
          </table:table-cell>
        </table:table-row>
        <table:table-row table:style-name="ro2">
          <table:table-cell office:value-type="string" calcext:value-type="string">
            <text:p>Proces. AMD Ryzen 7 7700 AM5 CON VIDEO CON COOLER (4497)</text:p>
          </table:table-cell>
          <table:table-cell office:value-type="string" calcext:value-type="string">
            <text:p>procesadores</text:p>
          </table:table-cell>
          <table:table-cell office:value-type="float" office:value="1075.66888" calcext:value-type="float">
            <text:p>1075.66888</text:p>
          </table:table-cell>
        </table:table-row>
        <table:table-row table:style-name="ro2">
          <table:table-cell office:value-type="string" calcext:value-type="string">
            <text:p>Proces. AMD Ryzen 9 7900 AM5 CON VIDEO CON COOLER (4466)</text:p>
          </table:table-cell>
          <table:table-cell office:value-type="string" calcext:value-type="string">
            <text:p>procesadores</text:p>
          </table:table-cell>
          <table:table-cell office:value-type="float" office:value="1201.679765" calcext:value-type="float">
            <text:p>1201.679765</text:p>
          </table:table-cell>
        </table:table-row>
        <table:table-row table:style-name="ro2">
          <table:table-cell office:value-type="string" calcext:value-type="string">
            <text:p>Proces. AMD Ryzen 9 7900X AM5 CON VIDEO SIN COOLER (4558)</text:p>
          </table:table-cell>
          <table:table-cell office:value-type="string" calcext:value-type="string">
            <text:p>procesadores</text:p>
          </table:table-cell>
          <table:table-cell office:value-type="float" office:value="1270.452755" calcext:value-type="float">
            <text:p>1270.452755</text:p>
          </table:table-cell>
        </table:table-row>
        <table:table-row table:style-name="ro2">
          <table:table-cell office:value-type="string" calcext:value-type="string">
            <text:p>Proces. AMD Ryzen 9 7950X AM5 CON VIDEO SIN COOLER (4534)</text:p>
          </table:table-cell>
          <table:table-cell office:value-type="string" calcext:value-type="string">
            <text:p>procesadores</text:p>
          </table:table-cell>
          <table:table-cell office:value-type="float" office:value="1677.26845" calcext:value-type="float">
            <text:p>1677.26845</text:p>
          </table:table-cell>
        </table:table-row>
        <table:table-row table:style-name="ro2">
          <table:table-cell office:value-type="string" calcext:value-type="string">
            <text:p>Proces. AMD Ryzen 5 5600G 5gen <text:s/>AM4 CON VIDEO (3414)</text:p>
          </table:table-cell>
          <table:table-cell office:value-type="string" calcext:value-type="string">
            <text:p>procesadores</text:p>
          </table:table-cell>
          <table:table-cell office:value-type="float" office:value="507.143065" calcext:value-type="float">
            <text:p>507.143065</text:p>
          </table:table-cell>
        </table:table-row>
        <table:table-row table:style-name="ro2">
          <table:table-cell office:value-type="string" calcext:value-type="string">
            <text:p>Proces. AMD Ryzen 5 5600X 5gen <text:s/>AM4 SIN VIDEO (2042)</text:p>
          </table:table-cell>
          <table:table-cell office:value-type="string" calcext:value-type="string">
            <text:p>procesadores</text:p>
          </table:table-cell>
          <table:table-cell office:value-type="float" office:value="686.696725" calcext:value-type="float">
            <text:p>686.696725</text:p>
          </table:table-cell>
        </table:table-row>
        <table:table-row table:style-name="ro2">
          <table:table-cell office:value-type="string" calcext:value-type="string">
            <text:p>Proces. AMD Ryzen 7 <text:s/>5700G 5gen <text:s/>AM4 CON VIDEO (3377)</text:p>
          </table:table-cell>
          <table:table-cell office:value-type="string" calcext:value-type="string">
            <text:p>procesadores</text:p>
          </table:table-cell>
          <table:table-cell office:value-type="float" office:value="720.01358" calcext:value-type="float">
            <text:p>720.01358</text:p>
          </table:table-cell>
        </table:table-row>
        <table:table-row table:style-name="ro2">
          <table:table-cell office:value-type="string" calcext:value-type="string">
            <text:p>Proces. Intel ALDER LAKE <text:s/>CORE I9 12900 s1700 CON VIDEO CON COOLER. (7925)</text:p>
          </table:table-cell>
          <table:table-cell office:value-type="string" calcext:value-type="string">
            <text:p>procesadores</text:p>
          </table:table-cell>
          <table:table-cell office:value-type="float" office:value="1925.437085" calcext:value-type="float">
            <text:p>1925.437085</text:p>
          </table:table-cell>
        </table:table-row>
        <table:table-row table:style-name="ro2">
          <table:table-cell office:value-type="string" calcext:value-type="string">
            <text:p>Proces. Intel Cometlake Celeron G5900 (6995)</text:p>
          </table:table-cell>
          <table:table-cell office:value-type="string" calcext:value-type="string">
            <text:p>procesadores</text:p>
          </table:table-cell>
          <table:table-cell office:value-type="float" office:value="101.822435" calcext:value-type="float">
            <text:p>101.822435</text:p>
          </table:table-cell>
        </table:table-row>
        <table:table-row table:style-name="ro2">
          <table:table-cell office:value-type="string" calcext:value-type="string">
            <text:p>Proces. Intel RAPTORLAKE CORE I3 13100 CON VIDEO CON COOLER s1700</text:p>
          </table:table-cell>
          <table:table-cell office:value-type="string" calcext:value-type="string">
            <text:p>procesadores</text:p>
          </table:table-cell>
          <table:table-cell office:value-type="float" office:value="529.216545" calcext:value-type="float">
            <text:p>529.216545</text:p>
          </table:table-cell>
        </table:table-row>
        <table:table-row table:style-name="ro2">
          <table:table-cell office:value-type="string" calcext:value-type="string">
            <text:p>Proces. Intel RAPTORLAKE CORE I5 13400 CON VIDEO CON COOLER s1700</text:p>
          </table:table-cell>
          <table:table-cell office:value-type="string" calcext:value-type="string">
            <text:p>procesadores</text:p>
          </table:table-cell>
          <table:table-cell office:value-type="float" office:value="867.003995" calcext:value-type="float">
            <text:p>867.003995</text:p>
          </table:table-cell>
        </table:table-row>
        <table:table-row table:style-name="ro2">
          <table:table-cell office:value-type="string" calcext:value-type="string">
            <text:p>Proces. Intel Rocket Lake Core I5 11500 <text:s/>s1200 (4889)</text:p>
          </table:table-cell>
          <table:table-cell office:value-type="string" calcext:value-type="string">
            <text:p>procesadores</text:p>
          </table:table-cell>
          <table:table-cell office:value-type="float" office:value="584.278695" calcext:value-type="float">
            <text:p>584.278695</text:p>
          </table:table-cell>
        </table:table-row>
        <table:table-row table:style-name="ro2">
          <table:table-cell office:value-type="string" calcext:value-type="string">
            <text:p>Proces. Intel ALDER LAKE <text:s/>CELERON 6900 CON VIDEO <text:s/>(8755)</text:p>
          </table:table-cell>
          <table:table-cell office:value-type="string" calcext:value-type="string">
            <text:p>procesadores</text:p>
          </table:table-cell>
          <table:table-cell office:value-type="float" office:value="157.200615" calcext:value-type="float">
            <text:p>157.200615</text:p>
          </table:table-cell>
        </table:table-row>
        <table:table-row table:style-name="ro2">
          <table:table-cell office:value-type="string" calcext:value-type="string">
            <text:p>Proces. Intel ALDER LAKE <text:s/>CORE I5 12400 CON VIDEO CON COOLER S1700 (7741)</text:p>
          </table:table-cell>
          <table:table-cell office:value-type="string" calcext:value-type="string">
            <text:p>procesadores</text:p>
          </table:table-cell>
          <table:table-cell office:value-type="float" office:value="700.83299" calcext:value-type="float">
            <text:p>700.83299</text:p>
          </table:table-cell>
        </table:table-row>
        <table:table-row table:style-name="ro2">
          <table:table-cell office:value-type="string" calcext:value-type="string">
            <text:p>Proces. Intel ALDER LAKE <text:s/>CORE I5 12400F SIN VIDEO CON COOLER S1700 (7758)</text:p>
          </table:table-cell>
          <table:table-cell office:value-type="string" calcext:value-type="string">
            <text:p>procesadores</text:p>
          </table:table-cell>
          <table:table-cell office:value-type="float" office:value="599.666925" calcext:value-type="float">
            <text:p>599.666925</text:p>
          </table:table-cell>
        </table:table-row>
        <table:table-row table:style-name="ro2">
          <table:table-cell office:value-type="string" calcext:value-type="string">
            <text:p>Proces. Intel ALDER LAKE <text:s/>CORE I7 12700K sin cooler s1700 (3989)</text:p>
          </table:table-cell>
          <table:table-cell office:value-type="string" calcext:value-type="string">
            <text:p>procesadores</text:p>
          </table:table-cell>
          <table:table-cell office:value-type="float" office:value="1399.84273" calcext:value-type="float">
            <text:p>1399.84273</text:p>
          </table:table-cell>
        </table:table-row>
        <table:table-row table:style-name="ro2">
          <table:table-cell office:value-type="string" calcext:value-type="string">
            <text:p>Proces. Intel ALDER LAKE <text:s/>CORE I9 12900K sin cooler s1700 (4641)</text:p>
          </table:table-cell>
          <table:table-cell office:value-type="string" calcext:value-type="string">
            <text:p>procesadores</text:p>
          </table:table-cell>
          <table:table-cell office:value-type="float" office:value="1921.839205" calcext:value-type="float">
            <text:p>1921.839205</text:p>
          </table:table-cell>
        </table:table-row>
        <table:table-row table:style-name="ro2">
          <table:table-cell office:value-type="string" calcext:value-type="string">
            <text:p>Proces. Intel CometLake Core I3 10100 s1200 (6957)</text:p>
          </table:table-cell>
          <table:table-cell office:value-type="string" calcext:value-type="string">
            <text:p>procesadores</text:p>
          </table:table-cell>
          <table:table-cell office:value-type="float" office:value="337.459265" calcext:value-type="float">
            <text:p>337.459265</text:p>
          </table:table-cell>
        </table:table-row>
        <table:table-row table:style-name="ro2">
          <table:table-cell office:value-type="string" calcext:value-type="string">
            <text:p>Proces. Intel CometLake Core I3 10100F SIN VIDEO <text:s/>s1200 (2620)</text:p>
          </table:table-cell>
          <table:table-cell office:value-type="string" calcext:value-type="string">
            <text:p>procesadores</text:p>
          </table:table-cell>
          <table:table-cell office:value-type="float" office:value="205.091315" calcext:value-type="float">
            <text:p>205.091315</text:p>
          </table:table-cell>
        </table:table-row>
        <table:table-row table:style-name="ro2">
          <table:table-cell office:value-type="string" calcext:value-type="string">
            <text:p>Proces. Intel CometLake Core I3 10105 s1200 (4841)</text:p>
          </table:table-cell>
          <table:table-cell office:value-type="string" calcext:value-type="string">
            <text:p>procesadores</text:p>
          </table:table-cell>
          <table:table-cell office:value-type="float" office:value="319.494175" calcext:value-type="float">
            <text:p>319.494175</text:p>
          </table:table-cell>
        </table:table-row>
        <table:table-row table:style-name="ro2">
          <table:table-cell office:value-type="string" calcext:value-type="string">
            <text:p>Proces. Intel CometLake Core I3 10105F SIN VIDEO s1200 (5510)</text:p>
          </table:table-cell>
          <table:table-cell office:value-type="string" calcext:value-type="string">
            <text:p>procesadores</text:p>
          </table:table-cell>
          <table:table-cell office:value-type="float" office:value="204.459255" calcext:value-type="float">
            <text:p>204.459255</text:p>
          </table:table-cell>
        </table:table-row>
        <table:table-row table:style-name="ro2">
          <table:table-cell office:value-type="string" calcext:value-type="string">
            <text:p>Proces. Intel CometLake Core I5 10400 s1200 (7138)</text:p>
          </table:table-cell>
          <table:table-cell office:value-type="string" calcext:value-type="string">
            <text:p>procesadores</text:p>
          </table:table-cell>
          <table:table-cell office:value-type="float" office:value="439.123685" calcext:value-type="float">
            <text:p>439.123685</text:p>
          </table:table-cell>
        </table:table-row>
        <table:table-row table:style-name="ro2">
          <table:table-cell office:value-type="string" calcext:value-type="string">
            <text:p>Proces. Intel CometLake Core I7 10700 s1200 (8722)</text:p>
          </table:table-cell>
          <table:table-cell office:value-type="string" calcext:value-type="string">
            <text:p>procesadores</text:p>
          </table:table-cell>
          <table:table-cell office:value-type="float" office:value="860.027025" calcext:value-type="float">
            <text:p>860.027025</text:p>
          </table:table-cell>
        </table:table-row>
        <table:table-row table:style-name="ro2">
          <table:table-cell office:value-type="string" calcext:value-type="string">
            <text:p>Proces. Intel CometLake Core I7 10700KF SIN COOLER SIN VIDEO S1200 (8685)</text:p>
          </table:table-cell>
          <table:table-cell office:value-type="string" calcext:value-type="string">
            <text:p>procesadores</text:p>
          </table:table-cell>
          <table:table-cell office:value-type="float" office:value="845.57473" calcext:value-type="float">
            <text:p>845.57473</text:p>
          </table:table-cell>
        </table:table-row>
        <table:table-row table:style-name="ro2">
          <table:table-cell office:value-type="string" calcext:value-type="string">
            <text:p>Proces. Intel CometLake PentiumGold G6405 4.2 s1200 (5497)</text:p>
          </table:table-cell>
          <table:table-cell office:value-type="string" calcext:value-type="string">
            <text:p>procesadores</text:p>
          </table:table-cell>
          <table:table-cell office:value-type="float" office:value="154.769615" calcext:value-type="float">
            <text:p>154.769615</text:p>
          </table:table-cell>
        </table:table-row>
        <table:table-row table:style-name="ro2">
          <table:table-cell office:value-type="string" calcext:value-type="string">
            <text:p>Proces. Intel Rocket Lake Core I5 11400 <text:s/>s1200 (4902)</text:p>
          </table:table-cell>
          <table:table-cell office:value-type="string" calcext:value-type="string">
            <text:p>procesadores</text:p>
          </table:table-cell>
          <table:table-cell office:value-type="float" office:value="522.555605" calcext:value-type="float">
            <text:p>522.555605</text:p>
          </table:table-cell>
        </table:table-row>
        <table:table-row table:style-name="ro2">
          <table:table-cell office:value-type="string" calcext:value-type="string">
            <text:p>Proces. Intel Rocket Lake Core I7 11700 s1200 (4940)</text:p>
          </table:table-cell>
          <table:table-cell office:value-type="string" calcext:value-type="string">
            <text:p>procesadores</text:p>
          </table:table-cell>
          <table:table-cell office:value-type="float" office:value="1022.320585" calcext:value-type="float">
            <text:p>1022.320585</text:p>
          </table:table-cell>
        </table:table-row>
        <table:table-row table:style-name="ro2">
          <table:table-cell office:value-type="string" calcext:value-type="string">
            <text:p>Proces. Intel Rocket Lake Core I7 11700F SIN VIDEO <text:s/>s1200 (5572)</text:p>
          </table:table-cell>
          <table:table-cell office:value-type="string" calcext:value-type="string">
            <text:p>procesadores</text:p>
          </table:table-cell>
          <table:table-cell office:value-type="float" office:value="922.97777" calcext:value-type="float">
            <text:p>922.97777</text:p>
          </table:table-cell>
        </table:table-row>
        <table:table-row table:style-name="ro2">
          <table:table-cell office:value-type="string" calcext:value-type="string">
            <text:p>CELULAR KODAK SEREN D55L 5.5" 2GB/32GB ANDROID 11 Go Edition Blanco (0217)</text:p>
          </table:table-cell>
          <table:table-cell office:value-type="string" calcext:value-type="string">
            <text:p>celulares</text:p>
          </table:table-cell>
          <table:table-cell office:value-type="float" office:value="112.32309" calcext:value-type="float">
            <text:p>112.32309</text:p>
          </table:table-cell>
        </table:table-row>
        <table:table-row table:style-name="ro2">
          <table:table-cell office:value-type="string" calcext:value-type="string">
            <text:p>CELULAR KODAK SEREN D55L 5.5" 2GB/32GB ANDROID 11 Go Edition Gris (0224)</text:p>
          </table:table-cell>
          <table:table-cell office:value-type="string" calcext:value-type="string">
            <text:p>celulares</text:p>
          </table:table-cell>
          <table:table-cell office:value-type="float" office:value="112.32309" calcext:value-type="float">
            <text:p>112.32309</text:p>
          </table:table-cell>
        </table:table-row>
        <table:table-row table:style-name="ro2">
          <table:table-cell office:value-type="string" calcext:value-type="string">
            <text:p>CELULAR KODAK SEREN D61L QUAD-CORE 6´ 2/32 GB CAMARA 13+2 MPx Android 11 GO BLANCO PERLADO (0231)</text:p>
          </table:table-cell>
          <table:table-cell office:value-type="string" calcext:value-type="string">
            <text:p>celulares</text:p>
          </table:table-cell>
          <table:table-cell office:value-type="float" office:value="129.13362" calcext:value-type="float">
            <text:p>129.13362</text:p>
          </table:table-cell>
        </table:table-row>
        <table:table-row table:style-name="ro2">
          <table:table-cell office:value-type="string" calcext:value-type="string">
            <text:p>CELULAR KODAK SEREN D61L QUAD-CORE 6´ 2/32 GB CAMARA 13+2 MPx Android 11 GO GRIS OSCURO (0248)</text:p>
          </table:table-cell>
          <table:table-cell office:value-type="string" calcext:value-type="string">
            <text:p>celulares</text:p>
          </table:table-cell>
          <table:table-cell office:value-type="float" office:value="129.13362" calcext:value-type="float">
            <text:p>129.13362</text:p>
          </table:table-cell>
        </table:table-row>
        <table:table-row table:style-name="ro2">
          <table:table-cell office:value-type="string" calcext:value-type="string">
            <text:p>CELULAR KODAK SEREN D61L QUAD-CORE 6´ 2/32 GB CAMARA 13+2 MPx Android 11 GO NEGRO (0262)</text:p>
          </table:table-cell>
          <table:table-cell office:value-type="string" calcext:value-type="string">
            <text:p>celulares</text:p>
          </table:table-cell>
          <table:table-cell office:value-type="float" office:value="129.13362" calcext:value-type="float">
            <text:p>129.13362</text:p>
          </table:table-cell>
        </table:table-row>
        <table:table-row table:style-name="ro2">
          <table:table-cell office:value-type="string" calcext:value-type="string">
            <text:p>CELULAR KODAK SEREN D65LX 6,52" 2GB/64GB ANDROID 11 Blanco (0279)</text:p>
          </table:table-cell>
          <table:table-cell office:value-type="string" calcext:value-type="string">
            <text:p>celulares</text:p>
          </table:table-cell>
          <table:table-cell office:value-type="float" office:value="153.29127" calcext:value-type="float">
            <text:p>153.29127</text:p>
          </table:table-cell>
        </table:table-row>
        <table:table-row table:style-name="ro2">
          <table:table-cell office:value-type="string" calcext:value-type="string">
            <text:p>CELULAR KODAK SEREN D65LX 6.53 2GB/64GB" ANDROID 11 GO EDITION GRIS (0286)</text:p>
          </table:table-cell>
          <table:table-cell office:value-type="string" calcext:value-type="string">
            <text:p>celulares</text:p>
          </table:table-cell>
          <table:table-cell office:value-type="float" office:value="153.29127" calcext:value-type="float">
            <text:p>153.29127</text:p>
          </table:table-cell>
        </table:table-row>
        <table:table-row table:style-name="ro2">
          <table:table-cell office:value-type="string" calcext:value-type="string">
            <text:p>CELULAR KODAK SEREN D65LX 6.53 2GB/64GB" ANDROID 11 GO EDITION NEGRO</text:p>
          </table:table-cell>
          <table:table-cell office:value-type="string" calcext:value-type="string">
            <text:p>celulares</text:p>
          </table:table-cell>
          <table:table-cell office:value-type="float" office:value="153.29127" calcext:value-type="float">
            <text:p>153.29127</text:p>
          </table:table-cell>
        </table:table-row>
        <table:table-row table:style-name="ro2">
          <table:table-cell office:value-type="string" calcext:value-type="string">
            <text:p>CELULAR KODAK SEREN D65LX 6.53 2GB/64GB" ANDROID 11 GO EDITION NEGRO PIANO (0293)</text:p>
          </table:table-cell>
          <table:table-cell office:value-type="string" calcext:value-type="string">
            <text:p>celulares</text:p>
          </table:table-cell>
          <table:table-cell office:value-type="float" office:value="153.29127" calcext:value-type="float">
            <text:p>153.29127</text:p>
          </table:table-cell>
        </table:table-row>
        <table:table-row table:style-name="ro2">
          <table:table-cell office:value-type="string" calcext:value-type="string">
            <text:p>Celular PIXPRO L1 PRO 5,7" 2/16 GB Color Azul (7413)</text:p>
          </table:table-cell>
          <table:table-cell office:value-type="string" calcext:value-type="string">
            <text:p>celulares</text:p>
          </table:table-cell>
          <table:table-cell office:value-type="float" office:value="102.42045" calcext:value-type="float">
            <text:p>102.42045</text:p>
          </table:table-cell>
        </table:table-row>
        <table:table-row table:style-name="ro2">
          <table:table-cell office:value-type="string" calcext:value-type="string">
            <text:p>Celular PIXPRO L1 PRO 5,7" 2/16 GB Color Silver (7406)</text:p>
          </table:table-cell>
          <table:table-cell office:value-type="string" calcext:value-type="string">
            <text:p>celulares</text:p>
          </table:table-cell>
          <table:table-cell office:value-type="float" office:value="102.42045" calcext:value-type="float">
            <text:p>102.42045</text:p>
          </table:table-cell>
        </table:table-row>
        <table:table-row table:style-name="ro2">
          <table:table-cell office:value-type="string" calcext:value-type="string">
            <text:p>CELULAR PIXPRO L1 PRO 5,7" 2/16 GB GRIS (7390)</text:p>
          </table:table-cell>
          <table:table-cell office:value-type="string" calcext:value-type="string">
            <text:p>celulares</text:p>
          </table:table-cell>
          <table:table-cell office:value-type="float" office:value="102.42045" calcext:value-type="float">
            <text:p>102.42045</text:p>
          </table:table-cell>
        </table:table-row>
        <table:table-row table:style-name="ro2">
          <table:table-cell office:value-type="string" calcext:value-type="string">
            <text:p>Tableta D. Genius Easypen I405X (Nuevo PN) (6887)</text:p>
          </table:table-cell>
          <table:table-cell office:value-type="string" calcext:value-type="string">
            <text:p>tablets</text:p>
          </table:table-cell>
          <table:table-cell office:value-type="float" office:value="84.708195" calcext:value-type="float">
            <text:p>84.708195</text:p>
          </table:table-cell>
        </table:table-row>
        <table:table-row table:style-name="ro2">
          <table:table-cell office:value-type="string" calcext:value-type="string">
            <text:p>Tableta D. Genius Mousepen i608 (Nuevo PN) (9138)</text:p>
          </table:table-cell>
          <table:table-cell office:value-type="string" calcext:value-type="string">
            <text:p>tablets</text:p>
          </table:table-cell>
          <table:table-cell office:value-type="float" office:value="105.33523" calcext:value-type="float">
            <text:p>105.33523</text:p>
          </table:table-cell>
        </table:table-row>
        <table:table-row table:style-name="ro2">
          <table:table-cell office:value-type="string" calcext:value-type="string">
            <text:p>MONITOR LG 22 LED 22MP410-B HDMI FULL HD (II) (7164)</text:p>
          </table:table-cell>
          <table:table-cell office:value-type="string" calcext:value-type="string">
            <text:p>monitores</text:p>
          </table:table-cell>
          <table:table-cell office:value-type="float" office:value="221.2289332" calcext:value-type="float">
            <text:p>221.2289332</text:p>
          </table:table-cell>
        </table:table-row>
        <table:table-row table:style-name="ro2">
          <table:table-cell office:value-type="string" calcext:value-type="string">
            <text:p>MONITOR LG <text:s/>27 LED 27MK400H-B HDMI FULL HD (II) (1082)</text:p>
          </table:table-cell>
          <table:table-cell office:value-type="string" calcext:value-type="string">
            <text:p>monitores</text:p>
          </table:table-cell>
          <table:table-cell office:value-type="float" office:value="338.5969048" calcext:value-type="float">
            <text:p>338.5969048</text:p>
          </table:table-cell>
        </table:table-row>
        <table:table-row table:style-name="ro2">
          <table:table-cell office:value-type="string" calcext:value-type="string">
            <text:p>MONITOR LG 19 19M38A-B VGA (II) (1618)</text:p>
          </table:table-cell>
          <table:table-cell office:value-type="string" calcext:value-type="string">
            <text:p>monitores</text:p>
          </table:table-cell>
          <table:table-cell office:value-type="float" office:value="174.4152256" calcext:value-type="float">
            <text:p>174.4152256</text:p>
          </table:table-cell>
        </table:table-row>
        <table:table-row table:style-name="ro2">
          <table:table-cell office:value-type="string" calcext:value-type="string">
            <text:p>MONITOR LG 20 LED 20MK400H-B HDMI HD (II) (1112)</text:p>
          </table:table-cell>
          <table:table-cell office:value-type="string" calcext:value-type="string">
            <text:p>monitores</text:p>
          </table:table-cell>
          <table:table-cell office:value-type="float" office:value="198.6483906" calcext:value-type="float">
            <text:p>198.6483906</text:p>
          </table:table-cell>
        </table:table-row>
        <table:table-row table:style-name="ro2">
          <table:table-cell office:value-type="string" calcext:value-type="string">
            <text:p>MONITOR LG 22 LED 22MK600M HDMI FULL HD (II) (4936)</text:p>
          </table:table-cell>
          <table:table-cell office:value-type="string" calcext:value-type="string">
            <text:p>monitores</text:p>
          </table:table-cell>
          <table:table-cell office:value-type="float" office:value="272.3331028" calcext:value-type="float">
            <text:p>272.3331028</text:p>
          </table:table-cell>
        </table:table-row>
        <table:table-row table:style-name="ro2">
          <table:table-cell office:value-type="string" calcext:value-type="string">
            <text:p>MONITOR LG 24 LED 24MK600M HDMI FULL HD (II) (4967)</text:p>
          </table:table-cell>
          <table:table-cell office:value-type="string" calcext:value-type="string">
            <text:p>monitores</text:p>
          </table:table-cell>
          <table:table-cell office:value-type="float" office:value="296.995314" calcext:value-type="float">
            <text:p>296.995314</text:p>
          </table:table-cell>
        </table:table-row>
        <table:table-row table:style-name="ro2">
          <table:table-cell office:value-type="string" calcext:value-type="string">
            <text:p>MONITOR LG 32 LED 32MN500M-B FULL HD FREESYNC (II) (3175)</text:p>
          </table:table-cell>
          <table:table-cell office:value-type="string" calcext:value-type="string">
            <text:p>monitores</text:p>
          </table:table-cell>
          <table:table-cell office:value-type="float" office:value="471.3628678" calcext:value-type="float">
            <text:p>471.3628678</text:p>
          </table:table-cell>
        </table:table-row>
        <table:table-row table:style-name="ro2">
          <table:table-cell office:value-type="string" calcext:value-type="string">
            <text:p>MONITOR LG LED 24 24MK430H-B HDMI (II) (0097</text:p>
          </table:table-cell>
          <table:table-cell office:value-type="string" calcext:value-type="string">
            <text:p>monitores</text:p>
          </table:table-cell>
          <table:table-cell office:value-type="float" office:value="230.254794" calcext:value-type="float">
            <text:p>230.254794</text:p>
          </table:table-cell>
        </table:table-row>
        <table:table-row table:style-name="ro2">
          <table:table-cell office:value-type="string" calcext:value-type="string">
            <text:p>MONITOR LG 22 22BL450Y-B FULL HD IPS (II) (5459)</text:p>
          </table:table-cell>
          <table:table-cell office:value-type="string" calcext:value-type="string">
            <text:p>monitores</text:p>
          </table:table-cell>
          <table:table-cell office:value-type="float" office:value="298.74328" calcext:value-type="float">
            <text:p>298.74328</text:p>
          </table:table-cell>
        </table:table-row>
        <table:table-row table:style-name="ro2">
          <table:table-cell office:value-type="string" calcext:value-type="string">
            <text:p>MONITOR LG 26 ULTRAWIDE 26WQ500-B WFHD NARROW BEZEL (II) (7952)</text:p>
          </table:table-cell>
          <table:table-cell office:value-type="string" calcext:value-type="string">
            <text:p>monitores</text:p>
          </table:table-cell>
          <table:table-cell office:value-type="float" office:value="353.5340688" calcext:value-type="float">
            <text:p>353.5340688</text:p>
          </table:table-cell>
        </table:table-row>
        <table:table-row table:style-name="ro2">
          <table:table-cell office:value-type="string" calcext:value-type="string">
            <text:p>MONITOR LG 28 DUAL ERGO 28MQ780-B SDQHD 2BPB (II) (9307)</text:p>
          </table:table-cell>
          <table:table-cell office:value-type="string" calcext:value-type="string">
            <text:p>monitores</text:p>
          </table:table-cell>
          <table:table-cell office:value-type="float" office:value="1383.1019334" calcext:value-type="float">
            <text:p>1383.1019334</text:p>
          </table:table-cell>
        </table:table-row>
        <table:table-row table:style-name="ro2">
          <table:table-cell office:value-type="string" calcext:value-type="string">
            <text:p>MONITOR LG 34 ULTRAWIDE 34WP65C-B WQHD CURVO (II) (4152)</text:p>
          </table:table-cell>
          <table:table-cell office:value-type="string" calcext:value-type="string">
            <text:p>monitores</text:p>
          </table:table-cell>
          <table:table-cell office:value-type="float" office:value="1005.3664808" calcext:value-type="float">
            <text:p>1005.3664808</text:p>
          </table:table-cell>
        </table:table-row>
        <table:table-row table:style-name="ro2">
          <table:table-cell office:value-type="string" calcext:value-type="string">
            <text:p>MONITOR LG 35 ULTRAWIDE 21:9 35WN75C-B WQHD CURVO USB-C (II) (1287)</text:p>
          </table:table-cell>
          <table:table-cell office:value-type="string" calcext:value-type="string">
            <text:p>monitores</text:p>
          </table:table-cell>
          <table:table-cell office:value-type="float" office:value="1217.8238028" calcext:value-type="float">
            <text:p>1217.8238028</text:p>
          </table:table-cell>
        </table:table-row>
        <table:table-row table:style-name="ro2">
          <table:table-cell office:value-type="string" calcext:value-type="string">
            <text:p>MONITOR LG 27 27UL500-W HDMI/DP 4K (II) (2802)</text:p>
          </table:table-cell>
          <table:table-cell office:value-type="string" calcext:value-type="string">
            <text:p>monitores</text:p>
          </table:table-cell>
          <table:table-cell office:value-type="float" office:value="715.7444052" calcext:value-type="float">
            <text:p>715.7444052</text:p>
          </table:table-cell>
        </table:table-row>
        <table:table-row table:style-name="ro2">
          <table:table-cell office:value-type="string" calcext:value-type="string">
            <text:p>MONITOR LG 27 ERGO 27QN880-B QHD (II) (3120)</text:p>
          </table:table-cell>
          <table:table-cell office:value-type="string" calcext:value-type="string">
            <text:p>monitores</text:p>
          </table:table-cell>
          <table:table-cell office:value-type="float" office:value="1017.1731966" calcext:value-type="float">
            <text:p>1017.1731966</text:p>
          </table:table-cell>
        </table:table-row>
        <table:table-row table:style-name="ro2">
          <table:table-cell office:value-type="string" calcext:value-type="string">
            <text:p>MONITOR LG 29 ULTRAWIDE 29WP500-B WFHD (II) (9362)</text:p>
          </table:table-cell>
          <table:table-cell office:value-type="string" calcext:value-type="string">
            <text:p>monitores</text:p>
          </table:table-cell>
          <table:table-cell office:value-type="float" office:value="452.9774436" calcext:value-type="float">
            <text:p>452.9774436</text:p>
          </table:table-cell>
        </table:table-row>
        <table:table-row table:style-name="ro2">
          <table:table-cell office:value-type="string" calcext:value-type="string">
            <text:p>MONITOR LG 32 32UN550 4K (II) (1881)</text:p>
          </table:table-cell>
          <table:table-cell office:value-type="string" calcext:value-type="string">
            <text:p>monitores</text:p>
          </table:table-cell>
          <table:table-cell office:value-type="float" office:value="898.2320556" calcext:value-type="float">
            <text:p>898.2320556</text:p>
          </table:table-cell>
        </table:table-row>
        <table:table-row table:style-name="ro2">
          <table:table-cell office:value-type="string" calcext:value-type="string">
            <text:p>MONITOR LG 34 ULTRAWIDE 21:9 34WL85C-B QHD CURVO (II) (4555)</text:p>
          </table:table-cell>
          <table:table-cell office:value-type="string" calcext:value-type="string">
            <text:p>monitores</text:p>
          </table:table-cell>
          <table:table-cell office:value-type="float" office:value="1688.5987184" calcext:value-type="float">
            <text:p>1688.5987184</text:p>
          </table:table-cell>
        </table:table-row>
        <table:table-row table:style-name="ro2">
          <table:table-cell office:value-type="string" calcext:value-type="string">
            <text:p>MONITOR LG 49 ULTRAWIDE <text:s/>49WL95C-WE CURVO (II) (2819)</text:p>
          </table:table-cell>
          <table:table-cell office:value-type="string" calcext:value-type="string">
            <text:p>monitores</text:p>
          </table:table-cell>
          <table:table-cell office:value-type="float" office:value="2857.9085194" calcext:value-type="float">
            <text:p>2857.9085194</text:p>
          </table:table-cell>
        </table:table-row>
        <table:table-row table:style-name="ro2">
          <table:table-cell office:value-type="string" calcext:value-type="string">
            <text:p>MONITOR LG 24 GAMER 24GN60R-B FULL HD 144 Hz (II) (8094)</text:p>
          </table:table-cell>
          <table:table-cell office:value-type="string" calcext:value-type="string">
            <text:p>monitores</text:p>
          </table:table-cell>
          <table:table-cell office:value-type="float" office:value="426.7579536" calcext:value-type="float">
            <text:p>426.7579536</text:p>
          </table:table-cell>
        </table:table-row>
        <table:table-row table:style-name="ro2">
          <table:table-cell office:value-type="string" calcext:value-type="string">
            <text:p>MONITOR LG 27 GAMER 27GP950-B IPS 4K 144 Hz (II) (3583)</text:p>
          </table:table-cell>
          <table:table-cell office:value-type="string" calcext:value-type="string">
            <text:p>monitores</text:p>
          </table:table-cell>
          <table:table-cell office:value-type="float" office:value="1536.0489584" calcext:value-type="float">
            <text:p>1536.0489584</text:p>
          </table:table-cell>
        </table:table-row>
        <table:table-row table:style-name="ro2">
          <table:table-cell office:value-type="string" calcext:value-type="string">
            <text:p>MONITOR LG 32 GAMER 32GP850-B IPS QHD 165 Hz (II) (1501)</text:p>
          </table:table-cell>
          <table:table-cell office:value-type="string" calcext:value-type="string">
            <text:p>monitores</text:p>
          </table:table-cell>
          <table:table-cell office:value-type="float" office:value="1111.3726734" calcext:value-type="float">
            <text:p>1111.3726734</text:p>
          </table:table-cell>
        </table:table-row>
        <table:table-row table:style-name="ro2">
          <table:table-cell office:value-type="string" calcext:value-type="string">
            <text:p>MONITOR LG 32 GAMER 32GQ950-B IPS 4K 144 Hz (II)</text:p>
          </table:table-cell>
          <table:table-cell office:value-type="string" calcext:value-type="string">
            <text:p>monitores</text:p>
          </table:table-cell>
          <table:table-cell office:value-type="float" office:value="2499.9568638" calcext:value-type="float">
            <text:p>2499.9568638</text:p>
          </table:table-cell>
        </table:table-row>
        <table:table-row table:style-name="ro2">
          <table:table-cell office:value-type="string" calcext:value-type="string">
            <text:p>MONITOR LG GAMER 48 ULTRAWIDE <text:s/>48GQ900-B OLED 4K (II) (9049)</text:p>
          </table:table-cell>
          <table:table-cell office:value-type="string" calcext:value-type="string">
            <text:p>monitores</text:p>
          </table:table-cell>
          <table:table-cell office:value-type="float" office:value="2952.5370424" calcext:value-type="float">
            <text:p>2952.5370424</text:p>
          </table:table-cell>
        </table:table-row>
        <table:table-row table:style-name="ro2">
          <table:table-cell office:value-type="string" calcext:value-type="string">
            <text:p>MONITOR LG 24 GAMER 24GN600-B FULL HD 144 Hz II (1660)</text:p>
          </table:table-cell>
          <table:table-cell office:value-type="string" calcext:value-type="string">
            <text:p>monitores</text:p>
          </table:table-cell>
          <table:table-cell office:value-type="float" office:value="426.7579536" calcext:value-type="float">
            <text:p>426.7579536</text:p>
          </table:table-cell>
        </table:table-row>
        <table:table-row table:style-name="ro2">
          <table:table-cell office:value-type="string" calcext:value-type="string">
            <text:p>MONITOR LG 27 GAMER 27GL650F FULL HD 144 Hz (II) (3311)</text:p>
          </table:table-cell>
          <table:table-cell office:value-type="string" calcext:value-type="string">
            <text:p>monitores</text:p>
          </table:table-cell>
          <table:table-cell office:value-type="float" office:value="585.9340938" calcext:value-type="float">
            <text:p>585.9340938</text:p>
          </table:table-cell>
        </table:table-row>
        <table:table-row table:style-name="ro2">
          <table:table-cell office:value-type="string" calcext:value-type="string">
            <text:p>Mother GIGABYTE A520M H 1.0 DDR4 sAM4 (9683)</text:p>
          </table:table-cell>
          <table:table-cell office:value-type="string" calcext:value-type="string">
            <text:p>mother</text:p>
          </table:table-cell>
          <table:table-cell office:value-type="float" office:value="200.909995" calcext:value-type="float">
            <text:p>200.909995</text:p>
          </table:table-cell>
        </table:table-row>
        <table:table-row table:style-name="ro2">
          <table:table-cell office:value-type="string" calcext:value-type="string">
            <text:p>Mother MSI A520M-A PRO sAM4 DDR4 (3ra y 5ta Gen) (9927)</text:p>
          </table:table-cell>
          <table:table-cell office:value-type="string" calcext:value-type="string">
            <text:p>mother</text:p>
          </table:table-cell>
          <table:table-cell office:value-type="float" office:value="177.48731" calcext:value-type="float">
            <text:p>177.48731</text:p>
          </table:table-cell>
        </table:table-row>
        <table:table-row table:style-name="ro2">
          <table:table-cell office:value-type="string" calcext:value-type="string">
            <text:p>Mother MSI B450 Gaming Plus Max sAM4 DDR4 (8557)</text:p>
          </table:table-cell>
          <table:table-cell office:value-type="string" calcext:value-type="string">
            <text:p>mother</text:p>
          </table:table-cell>
          <table:table-cell office:value-type="float" office:value="235.61252" calcext:value-type="float">
            <text:p>235.61252</text:p>
          </table:table-cell>
        </table:table-row>
        <table:table-row table:style-name="ro2">
          <table:table-cell office:value-type="string" calcext:value-type="string">
            <text:p>Mother GIGABYTE H510M S2H V2 s1200 DDR4 (11va gen) (3757)</text:p>
          </table:table-cell>
          <table:table-cell office:value-type="string" calcext:value-type="string">
            <text:p>mother</text:p>
          </table:table-cell>
          <table:table-cell office:value-type="float" office:value="196.339715" calcext:value-type="float">
            <text:p>196.339715</text:p>
          </table:table-cell>
        </table:table-row>
        <table:table-row table:style-name="ro2">
          <table:table-cell office:value-type="string" calcext:value-type="string">
            <text:p>Mother GIGABYTE H610M H DDR4 1.2 s1700 (12va Gen)</text:p>
          </table:table-cell>
          <table:table-cell office:value-type="string" calcext:value-type="string">
            <text:p>mother</text:p>
          </table:table-cell>
          <table:table-cell office:value-type="float" office:value="213.405335" calcext:value-type="float">
            <text:p>213.405335</text:p>
          </table:table-cell>
        </table:table-row>
        <table:table-row table:style-name="ro2">
          <table:table-cell office:value-type="string" calcext:value-type="string">
            <text:p>Mother GIGABYTE H610M S2H DDR4 1.3 s1700 (12va Gen) (0427)</text:p>
          </table:table-cell>
          <table:table-cell office:value-type="string" calcext:value-type="string">
            <text:p>mother</text:p>
          </table:table-cell>
          <table:table-cell office:value-type="float" office:value="224.587935" calcext:value-type="float">
            <text:p>224.587935</text:p>
          </table:table-cell>
        </table:table-row>
        <table:table-row table:style-name="ro2">
          <table:table-cell office:value-type="string" calcext:value-type="string">
            <text:p>Mother MSI H510M PRO-E s1200 DDR4 (11va Gen) (3447)</text:p>
          </table:table-cell>
          <table:table-cell office:value-type="string" calcext:value-type="string">
            <text:p>mother</text:p>
          </table:table-cell>
          <table:table-cell office:value-type="float" office:value="183.382485" calcext:value-type="float">
            <text:p>183.382485</text:p>
          </table:table-cell>
        </table:table-row>
        <table:table-row table:style-name="ro2">
          <table:table-cell office:value-type="string" calcext:value-type="string">
            <text:p>Mother MSI PRO B760M-G DDR4 s1700</text:p>
          </table:table-cell>
          <table:table-cell office:value-type="string" calcext:value-type="string">
            <text:p>mother</text:p>
          </table:table-cell>
          <table:table-cell office:value-type="float" office:value="318.67979" calcext:value-type="float">
            <text:p>318.67979</text:p>
          </table:table-cell>
        </table:table-row>
        <table:table-row table:style-name="ro2">
          <table:table-cell office:value-type="string" calcext:value-type="string">
            <text:p>Mother MSI PRO H410M-B s1200 DDR4 (10ma Gen) (7395)</text:p>
          </table:table-cell>
          <table:table-cell office:value-type="string" calcext:value-type="string">
            <text:p>mother</text:p>
          </table:table-cell>
          <table:table-cell office:value-type="float" office:value="181.364755" calcext:value-type="float">
            <text:p>181.364755</text:p>
          </table:table-cell>
        </table:table-row>
        <table:table-row table:style-name="ro2">
          <table:table-cell office:value-type="string" calcext:value-type="string">
            <text:p>Mother MSI PRO H610M-G DDR4 s1700 (12va Gen) (5024)</text:p>
          </table:table-cell>
          <table:table-cell office:value-type="string" calcext:value-type="string">
            <text:p>mother</text:p>
          </table:table-cell>
          <table:table-cell office:value-type="float" office:value="209.84392" calcext:value-type="float">
            <text:p>209.84392</text:p>
          </table:table-cell>
        </table:table-row>
        <table:table-row table:style-name="ro2">
          <table:table-cell office:value-type="string" calcext:value-type="string">
            <text:p>Mother GIGABYTE B560 AORUS PRO AX s1200 DDR4 (11va gen) (6995)</text:p>
          </table:table-cell>
          <table:table-cell office:value-type="string" calcext:value-type="string">
            <text:p>mother</text:p>
          </table:table-cell>
          <table:table-cell office:value-type="float" office:value="385.349965" calcext:value-type="float">
            <text:p>385.349965</text:p>
          </table:table-cell>
        </table:table-row>
        <table:table-row table:style-name="ro2">
          <table:table-cell office:value-type="string" calcext:value-type="string">
            <text:p>Mother GIGABYTE B560M AORUS PRO AX s1200 DDR4 (11va gen) (5318)</text:p>
          </table:table-cell>
          <table:table-cell office:value-type="string" calcext:value-type="string">
            <text:p>mother</text:p>
          </table:table-cell>
          <table:table-cell office:value-type="float" office:value="371.736365" calcext:value-type="float">
            <text:p>371.736365</text:p>
          </table:table-cell>
        </table:table-row>
        <table:table-row table:style-name="ro2">
          <table:table-cell office:value-type="string" calcext:value-type="string">
            <text:p>Mother GIGABYTE B560M AORUS PRO s1200 DDR4 (11va gen) (4991)</text:p>
          </table:table-cell>
          <table:table-cell office:value-type="string" calcext:value-type="string">
            <text:p>mother</text:p>
          </table:table-cell>
          <table:table-cell office:value-type="float" office:value="324.137385" calcext:value-type="float">
            <text:p>324.137385</text:p>
          </table:table-cell>
        </table:table-row>
        <table:table-row table:style-name="ro2">
          <table:table-cell office:value-type="string" calcext:value-type="string">
            <text:p>Mother GIGABYTE H510M H 1.0 s1200 DDR4 (11va gen) (7428)</text:p>
          </table:table-cell>
          <table:table-cell office:value-type="string" calcext:value-type="string">
            <text:p>mother</text:p>
          </table:table-cell>
          <table:table-cell office:value-type="float" office:value="195.37947" calcext:value-type="float">
            <text:p>195.37947</text:p>
          </table:table-cell>
        </table:table-row>
        <table:table-row table:style-name="ro2">
          <table:table-cell office:value-type="string" calcext:value-type="string">
            <text:p>Mother MSI B560M PRO-VDH s1200 DDR4 (11va gen) (3444)</text:p>
          </table:table-cell>
          <table:table-cell office:value-type="string" calcext:value-type="string">
            <text:p>mother</text:p>
          </table:table-cell>
          <table:table-cell office:value-type="float" office:value="250.016195" calcext:value-type="float">
            <text:p>250.016195</text:p>
          </table:table-cell>
        </table:table-row>
        <table:table-row table:style-name="ro2">
          <table:table-cell office:value-type="string" calcext:value-type="string">
            <text:p>Mother MSI H510M-A PRO s1200 DDR4 (11va Gen) (2905)</text:p>
          </table:table-cell>
          <table:table-cell office:value-type="string" calcext:value-type="string">
            <text:p>mother</text:p>
          </table:table-cell>
          <table:table-cell office:value-type="float" office:value="184.68307" calcext:value-type="float">
            <text:p>184.68307</text:p>
          </table:table-cell>
        </table:table-row>
        <table:table-row table:style-name="ro2">
          <table:table-cell office:value-type="string" calcext:value-type="string">
            <text:p>Notebook Lenovo <text:s/>IP 3 15ALC6 R3 8GB(4G+4G) 256G SIN SO <text:s/>(3544</text:p>
          </table:table-cell>
          <table:table-cell office:value-type="string" calcext:value-type="string">
            <text:p>notebooks</text:p>
          </table:table-cell>
          <table:table-cell office:value-type="float" office:value="1206.5053" calcext:value-type="float">
            <text:p>1206.5053</text:p>
          </table:table-cell>
        </table:table-row>
        <table:table-row table:style-name="ro2">
          <table:table-cell office:value-type="string" calcext:value-type="string">
            <text:p>Notebook Lenovo <text:s/>IP 3 15IGL05 N4120 4G 256G <text:s/>11S</text:p>
          </table:table-cell>
          <table:table-cell office:value-type="string" calcext:value-type="string">
            <text:p>notebooks</text:p>
          </table:table-cell>
          <table:table-cell office:value-type="float" office:value="949.08671" calcext:value-type="float">
            <text:p>949.08671</text:p>
          </table:table-cell>
        </table:table-row>
        <table:table-row table:style-name="ro2">
          <table:table-cell office:value-type="string" calcext:value-type="string">
            <text:p>Notebook Lenovo IP 3 15ALC6 R5 <text:s/>8GB (4G+4G) 256G 11S (6220)</text:p>
          </table:table-cell>
          <table:table-cell office:value-type="string" calcext:value-type="string">
            <text:p>notebooks</text:p>
          </table:table-cell>
          <table:table-cell office:value-type="float" office:value="1555.08639" calcext:value-type="float">
            <text:p>1555.08639</text:p>
          </table:table-cell>
        </table:table-row>
        <table:table-row table:style-name="ro2">
          <table:table-cell office:value-type="string" calcext:value-type="string">
            <text:p>Notebook Lenovo IP 3 15ITL6 I7 4G 4G 256G 11S</text:p>
          </table:table-cell>
          <table:table-cell office:value-type="string" calcext:value-type="string">
            <text:p>notebooks</text:p>
          </table:table-cell>
          <table:table-cell office:value-type="float" office:value="1921.38947" calcext:value-type="float">
            <text:p>1921.38947</text:p>
          </table:table-cell>
        </table:table-row>
        <table:table-row table:style-name="ro2">
          <table:table-cell office:value-type="string" calcext:value-type="string">
            <text:p>Notebook Lenovo NB IP 1 14IGL05 N4020 4G 128G W11S (6882)</text:p>
          </table:table-cell>
          <table:table-cell office:value-type="string" calcext:value-type="string">
            <text:p>notebooks</text:p>
          </table:table-cell>
          <table:table-cell office:value-type="float" office:value="892.177" calcext:value-type="float">
            <text:p>892.177</text:p>
          </table:table-cell>
        </table:table-row>
        <table:table-row table:style-name="ro2">
          <table:table-cell office:value-type="string" calcext:value-type="string">
            <text:p>Notebook Lenovo  IP 3 14IML05 I5 8GB(4G+4G) 256G 11S (0811)</text:p>
          </table:table-cell>
          <table:table-cell office:value-type="string" calcext:value-type="string">
            <text:p>notebooks</text:p>
          </table:table-cell>
          <table:table-cell office:value-type="float" office:value="1403.720175" calcext:value-type="float">
            <text:p>1403.720175</text:p>
          </table:table-cell>
        </table:table-row>
        <table:table-row table:style-name="ro2">
          <table:table-cell office:value-type="string" calcext:value-type="string">
            <text:p>Notebook Gigabyte AORUS YD 15.6" FHD 240Hz i7 32Gb (2x16) 1Tb RTX 3080Q W10H (1891)</text:p>
          </table:table-cell>
          <table:table-cell office:value-type="string" calcext:value-type="string">
            <text:p>notebooks</text:p>
          </table:table-cell>
          <table:table-cell office:value-type="float" office:value="4216.13192" calcext:value-type="float">
            <text:p>4216.13192</text:p>
          </table:table-cell>
        </table:table-row>
        <table:table-row table:style-name="ro2">
          <table:table-cell office:value-type="string" calcext:value-type="string">
            <text:p>Notebook Lenovo <text:s/>Legion 5 PRO 16ACH6H R7 <text:s/>16G (8GBX2) <text:s text:c="2"/>RTX 3070 W11S (3686)</text:p>
          </table:table-cell>
          <table:table-cell office:value-type="string" calcext:value-type="string">
            <text:p>notebooks</text:p>
          </table:table-cell>
          <table:table-cell office:value-type="float" office:value="3771.81805" calcext:value-type="float">
            <text:p>3771.81805</text:p>
          </table:table-cell>
        </table:table-row>
        <table:table-row table:style-name="ro2">
          <table:table-cell office:value-type="string" calcext:value-type="string">
            <text:p>Notebook Lenovo <text:s/>NB Legion 5 15ACH6H R5 16GB 512G RTX 3060 W11S</text:p>
          </table:table-cell>
          <table:table-cell office:value-type="string" calcext:value-type="string">
            <text:p>notebooks</text:p>
          </table:table-cell>
          <table:table-cell office:value-type="float" office:value="3287.53854" calcext:value-type="float">
            <text:p>3287.53854</text:p>
          </table:table-cell>
        </table:table-row>
        <table:table-row table:style-name="ro2">
          <table:table-cell office:value-type="string" calcext:value-type="string">
            <text:p>Notebook MSI Pulse GL76 17.3" FHD 360Hz Core i7 16Gb (2x8) 1Tb RTX 3070Q W11H (9745)</text:p>
          </table:table-cell>
          <table:table-cell office:value-type="string" calcext:value-type="string">
            <text:p>notebooks</text:p>
          </table:table-cell>
          <table:table-cell office:value-type="float" office:value="4403.14875" calcext:value-type="float">
            <text:p>4403.14875</text:p>
          </table:table-cell>
        </table:table-row>
        <table:table-row table:style-name="ro2">
          <table:table-cell office:value-type="string" calcext:value-type="string">
            <text:p>VGA Sapphire Radeon RX 6950 XT NITRO+ OC 16G (2482)</text:p>
          </table:table-cell>
          <table:table-cell office:value-type="string" calcext:value-type="string">
            <text:p>vga</text:p>
          </table:table-cell>
          <table:table-cell office:value-type="float" office:value="1604.46" calcext:value-type="float">
            <text:p>1604.46</text:p>
          </table:table-cell>
        </table:table-row>
        <table:table-row table:style-name="ro2">
          <table:table-cell office:value-type="string" calcext:value-type="string">
            <text:p>VGA Gigabyte GeForce RTX 4070 Ti GAMING OC 12G (2565)</text:p>
          </table:table-cell>
          <table:table-cell office:value-type="string" calcext:value-type="string">
            <text:p>vga</text:p>
          </table:table-cell>
          <table:table-cell office:value-type="float" office:value="2266.6644" calcext:value-type="float">
            <text:p>2266.6644</text:p>
          </table:table-cell>
        </table:table-row>
        <table:table-row table:style-name="ro2">
          <table:table-cell office:value-type="string" calcext:value-type="string">
            <text:p>VGA Gigabyte GeForce RTX 4080 GAMING OC 16G(1520)</text:p>
          </table:table-cell>
          <table:table-cell office:value-type="string" calcext:value-type="string">
            <text:p>vga</text:p>
          </table:table-cell>
          <table:table-cell office:value-type="float" office:value="3235.9041" calcext:value-type="float">
            <text:p>3235.9041</text:p>
          </table:table-cell>
        </table:table-row>
        <table:table-row table:style-name="ro2">
          <table:table-cell office:value-type="string" calcext:value-type="string">
            <text:p>VGA MSI GeForce RTX 4070 Ti VENTUS 3X 12G OC (7243)</text:p>
          </table:table-cell>
          <table:table-cell office:value-type="string" calcext:value-type="string">
            <text:p>vga</text:p>
          </table:table-cell>
          <table:table-cell office:value-type="float" office:value="2370.225" calcext:value-type="float">
            <text:p>2370.225</text:p>
          </table:table-cell>
        </table:table-row>
        <table:table-row table:style-name="ro2">
          <table:table-cell office:value-type="string" calcext:value-type="string">
            <text:p>VGA MSI GeForce RTX 4080 GAMING X TRIO 16G (7229)</text:p>
          </table:table-cell>
          <table:table-cell office:value-type="string" calcext:value-type="string">
            <text:p>vga</text:p>
          </table:table-cell>
          <table:table-cell office:value-type="float" office:value="3160.3" calcext:value-type="float">
            <text:p>3160.3</text:p>
          </table:table-cell>
        </table:table-row>
        <table:table-row table:style-name="ro2">
          <table:table-cell office:value-type="string" calcext:value-type="string">
            <text:p>VGA MSI GeForce RTX 4080 VENTUS 3X OC 16G (6352)</text:p>
          </table:table-cell>
          <table:table-cell office:value-type="string" calcext:value-type="string">
            <text:p>vga</text:p>
          </table:table-cell>
          <table:table-cell office:value-type="float" office:value="3099.525" calcext:value-type="float">
            <text:p>3099.525</text:p>
          </table:table-cell>
        </table:table-row>
        <table:table-row table:style-name="ro2">
          <table:table-cell office:value-type="string" calcext:value-type="string">
            <text:p>VGA MSI GeForce GT 1030 2G LP OC DDR4 (1437)</text:p>
          </table:table-cell>
          <table:table-cell office:value-type="string" calcext:value-type="string">
            <text:p>vga</text:p>
          </table:table-cell>
          <table:table-cell office:value-type="float" office:value="245.0448" calcext:value-type="float">
            <text:p>245.0448</text:p>
          </table:table-cell>
        </table:table-row>
        <table:table-row table:style-name="ro2">
          <table:table-cell office:value-type="string" calcext:value-type="string">
            <text:p>VGA MSI GeForce GT 210 1GB LP DDR3 (5222)</text:p>
          </table:table-cell>
          <table:table-cell office:value-type="string" calcext:value-type="string">
            <text:p>vga</text:p>
          </table:table-cell>
          <table:table-cell office:value-type="float" office:value="100.74064" calcext:value-type="float">
            <text:p>100.74064</text:p>
          </table:table-cell>
        </table:table-row>
        <table:table-row table:style-name="ro2">
          <table:table-cell office:value-type="string" calcext:value-type="string">
            <text:p>VGA MSI GeForce GT 730 2G DDR3 LP (2918)</text:p>
          </table:table-cell>
          <table:table-cell office:value-type="string" calcext:value-type="string">
            <text:p>vga</text:p>
          </table:table-cell>
          <table:table-cell office:value-type="float" office:value="160.98082" calcext:value-type="float">
            <text:p>160.98082</text:p>
          </table:table-cell>
        </table:table-row>
        <table:table-row table:style-name="ro2">
          <table:table-cell office:value-type="string" calcext:value-type="string">
            <text:p>Cámara Bullet 2MP Fixed 2.8mm ColorVu 20m IP67 Plástico (4734)</text:p>
          </table:table-cell>
          <table:table-cell office:value-type="string" calcext:value-type="string">
            <text:p>camaras</text:p>
          </table:table-cell>
          <table:table-cell office:value-type="float" office:value="59.895" calcext:value-type="float">
            <text:p>59.895</text:p>
          </table:table-cell>
        </table:table-row>
        <table:table-row table:style-name="ro2">
          <table:table-cell office:value-type="string" calcext:value-type="string">
            <text:p>Cámara Bullet 2MP Fixed 2.8mm ColorVu 20m WDR 130dB IP67 (8801)</text:p>
          </table:table-cell>
          <table:table-cell office:value-type="string" calcext:value-type="string">
            <text:p>camaras</text:p>
          </table:table-cell>
          <table:table-cell office:value-type="float" office:value="82.41552" calcext:value-type="float">
            <text:p>82.41552</text:p>
          </table:table-cell>
        </table:table-row>
        <table:table-row table:style-name="ro2">
          <table:table-cell office:value-type="string" calcext:value-type="string">
            <text:p>Cámara Bullet 2MP Fixed 2.8mm ColorVu 40m IP67 (4857)</text:p>
          </table:table-cell>
          <table:table-cell office:value-type="string" calcext:value-type="string">
            <text:p>camaras</text:p>
          </table:table-cell>
          <table:table-cell office:value-type="float" office:value="88.48488" calcext:value-type="float">
            <text:p>88.48488</text:p>
          </table:table-cell>
        </table:table-row>
        <table:table-row table:style-name="ro2">
          <table:table-cell office:value-type="string" calcext:value-type="string">
            <text:p>Cámara Bullet 2MP Fixed 2.8mm Dual Light 20m IP67 Audio Plástico (6953)</text:p>
          </table:table-cell>
          <table:table-cell office:value-type="string" calcext:value-type="string">
            <text:p>camaras</text:p>
          </table:table-cell>
          <table:table-cell office:value-type="float" office:value="56.95349" calcext:value-type="float">
            <text:p>56.95349</text:p>
          </table:table-cell>
        </table:table-row>
        <table:table-row table:style-name="ro2">
          <table:table-cell office:value-type="string" calcext:value-type="string">
            <text:p>Cámara Bullet 2MP Fixed 2.8mm Dual Light 40m IP67 Audio (6915)</text:p>
          </table:table-cell>
          <table:table-cell office:value-type="string" calcext:value-type="string">
            <text:p>camaras</text:p>
          </table:table-cell>
          <table:table-cell office:value-type="float" office:value="76.77208" calcext:value-type="float">
            <text:p>76.77208</text:p>
          </table:table-cell>
        </table:table-row>
        <table:table-row table:style-name="ro2">
          <table:table-cell office:value-type="string" calcext:value-type="string">
            <text:p>Cámara Bullet 2MP Fixed 2.8mm IR20m IP67 (8566)</text:p>
          </table:table-cell>
          <table:table-cell office:value-type="string" calcext:value-type="string">
            <text:p>camaras</text:p>
          </table:table-cell>
          <table:table-cell office:value-type="float" office:value="45.73316" calcext:value-type="float">
            <text:p>45.73316</text:p>
          </table:table-cell>
        </table:table-row>
        <table:table-row table:style-name="ro2">
          <table:table-cell office:value-type="string" calcext:value-type="string">
            <text:p>Cámara Bullet 2MP Fixed 2.8mm IR20m IP67 Plástico (8603)</text:p>
          </table:table-cell>
          <table:table-cell office:value-type="string" calcext:value-type="string">
            <text:p>camaras</text:p>
          </table:table-cell>
          <table:table-cell office:value-type="float" office:value="39.51739" calcext:value-type="float">
            <text:p>39.51739</text:p>
          </table:table-cell>
        </table:table-row>
        <table:table-row table:style-name="ro2">
          <table:table-cell office:value-type="string" calcext:value-type="string">
            <text:p>Cámara PT 2MP Fixed 2.8mm ColorVu 20m WDR 130dB Audio Plástico (5079)</text:p>
          </table:table-cell>
          <table:table-cell office:value-type="string" calcext:value-type="string">
            <text:p>camaras</text:p>
          </table:table-cell>
          <table:table-cell office:value-type="float" office:value="96.52412" calcext:value-type="float">
            <text:p>96.52412</text:p>
          </table:table-cell>
        </table:table-row>
        <table:table-row table:style-name="ro2">
          <table:table-cell office:value-type="string" calcext:value-type="string">
            <text:p>Cámara Turret 2MP Fixed 2.8mm ColorVu 20m IP67 (4826)</text:p>
          </table:table-cell>
          <table:table-cell office:value-type="string" calcext:value-type="string">
            <text:p>camaras</text:p>
          </table:table-cell>
          <table:table-cell office:value-type="float" office:value="63.50201" calcext:value-type="float">
            <text:p>63.50201</text:p>
          </table:table-cell>
        </table:table-row>
        <table:table-row table:style-name="ro2">
          <table:table-cell office:value-type="string" calcext:value-type="string">
            <text:p>Cámara Turret 2MP Fixed 2.8mm ColorVu 20m Plástico (4796)</text:p>
          </table:table-cell>
          <table:table-cell office:value-type="string" calcext:value-type="string">
            <text:p>camaras</text:p>
          </table:table-cell>
          <table:table-cell office:value-type="float" office:value="56.28799" calcext:value-type="float">
            <text:p>56.28799</text:p>
          </table:table-cell>
        </table:table-row>
        <table:table-row table:style-name="ro2">
          <table:table-cell office:value-type="string" calcext:value-type="string">
            <text:p>Cámara Turret 2MP Fixed 2.8mm ColorVu 20m WDR 130dB IP67 Audio (7421)</text:p>
          </table:table-cell>
          <table:table-cell office:value-type="string" calcext:value-type="string">
            <text:p>camaras</text:p>
          </table:table-cell>
          <table:table-cell office:value-type="float" office:value="90.48138" calcext:value-type="float">
            <text:p>90.48138</text:p>
          </table:table-cell>
        </table:table-row>
        <table:table-row table:style-name="ro2">
          <table:table-cell office:value-type="string" calcext:value-type="string">
            <text:p>Cámara Turret 2MP Fixed 2.8mm Dual Light 20m Audio Plástico (6878)</text:p>
          </table:table-cell>
          <table:table-cell office:value-type="string" calcext:value-type="string">
            <text:p>camaras</text:p>
          </table:table-cell>
          <table:table-cell office:value-type="float" office:value="55.16995" calcext:value-type="float">
            <text:p>55.16995</text:p>
          </table:table-cell>
        </table:table-row>
        <table:table-row table:style-name="ro2">
          <table:table-cell office:value-type="string" calcext:value-type="string">
            <text:p>Cámara Turret 2MP Fixed 2.8mm Dual Light 20m IP67 Audio (6892)</text:p>
          </table:table-cell>
          <table:table-cell office:value-type="string" calcext:value-type="string">
            <text:p>camaras</text:p>
          </table:table-cell>
          <table:table-cell office:value-type="float" office:value="62.23756" calcext:value-type="float">
            <text:p>62.23756</text:p>
          </table:table-cell>
        </table:table-row>
        <table:table-row table:style-name="ro2">
          <table:table-cell office:value-type="string" calcext:value-type="string">
            <text:p>Cámara Turret 2MP Fixed 2.8mm EXIR 20m IP67 (8573)</text:p>
          </table:table-cell>
          <table:table-cell office:value-type="string" calcext:value-type="string">
            <text:p>camaras</text:p>
          </table:table-cell>
          <table:table-cell office:value-type="float" office:value="44.56188" calcext:value-type="float">
            <text:p>44.56188</text:p>
          </table:table-cell>
        </table:table-row>
        <table:table-row table:style-name="ro2">
          <table:table-cell office:value-type="string" calcext:value-type="string">
            <text:p>Cámara Turret 2MP Fixed 2.8mm EXIR 20m Plástico (8610)</text:p>
          </table:table-cell>
          <table:table-cell office:value-type="string" calcext:value-type="string">
            <text:p>camaras</text:p>
          </table:table-cell>
          <table:table-cell office:value-type="float" office:value="36.88201" calcext:value-type="float">
            <text:p>36.88201</text:p>
          </table:table-cell>
        </table:table-row>
        <table:table-row table:style-name="ro2">
          <table:table-cell office:value-type="string" calcext:value-type="string">
            <text:p>Cámara IP Bullet 2MP Fixed 2.8mm ColorVu 30m IP67 (2052)</text:p>
          </table:table-cell>
          <table:table-cell office:value-type="string" calcext:value-type="string">
            <text:p>camaras</text:p>
          </table:table-cell>
          <table:table-cell office:value-type="float" office:value="102.50031" calcext:value-type="float">
            <text:p>102.50031</text:p>
          </table:table-cell>
        </table:table-row>
        <table:table-row table:style-name="ro2">
          <table:table-cell office:value-type="string" calcext:value-type="string">
            <text:p>Cámara IP Bullet 2MP Fixed 2.8mm EXIR 30m IP67 Audio WiFi (2661)</text:p>
          </table:table-cell>
          <table:table-cell office:value-type="string" calcext:value-type="string">
            <text:p>camaras</text:p>
          </table:table-cell>
          <table:table-cell office:value-type="float" office:value="160.85135" calcext:value-type="float">
            <text:p>160.85135</text:p>
          </table:table-cell>
        </table:table-row>
        <table:table-row table:style-name="ro2">
          <table:table-cell office:value-type="string" calcext:value-type="string">
            <text:p>Cámara IP Bullet 2MP Fixed 2.8mm IR30m WDR 120dB IP67 (2650)</text:p>
          </table:table-cell>
          <table:table-cell office:value-type="string" calcext:value-type="string">
            <text:p>camaras</text:p>
          </table:table-cell>
          <table:table-cell office:value-type="float" office:value="183.19884" calcext:value-type="float">
            <text:p>183.19884</text:p>
          </table:table-cell>
        </table:table-row>
        <table:table-row table:style-name="ro2">
          <table:table-cell office:value-type="string" calcext:value-type="string">
            <text:p>Cámara IP Bullet 2MP Fixed 2.8mm IR40m WDR 120dB IP67 (6069)</text:p>
          </table:table-cell>
          <table:table-cell office:value-type="string" calcext:value-type="string">
            <text:p>camaras</text:p>
          </table:table-cell>
          <table:table-cell office:value-type="float" office:value="247.44621" calcext:value-type="float">
            <text:p>247.44621</text:p>
          </table:table-cell>
        </table:table-row>
        <table:table-row table:style-name="ro2">
          <table:table-cell office:value-type="string" calcext:value-type="string">
            <text:p>Cámara IP Bullet 2MP Varifocal 2.8-12mm EXIR 50m IP67 (1963)</text:p>
          </table:table-cell>
          <table:table-cell office:value-type="string" calcext:value-type="string">
            <text:p>camaras</text:p>
          </table:table-cell>
          <table:table-cell office:value-type="float" office:value="257.37547" calcext:value-type="float">
            <text:p>257.37547</text:p>
          </table:table-cell>
        </table:table-row>
        <table:table-row table:style-name="ro2">
          <table:table-cell office:value-type="string" calcext:value-type="string">
            <text:p>Cámara IP Bullet 4MP Varifocal 2.8-12mm EXIR 50m IP67 Audio (1994</text:p>
          </table:table-cell>
          <table:table-cell office:value-type="string" calcext:value-type="string">
            <text:p>camaras</text:p>
          </table:table-cell>
          <table:table-cell office:value-type="float" office:value="285.53943" calcext:value-type="float">
            <text:p>285.53943</text:p>
          </table:table-cell>
        </table:table-row>
        <table:table-row table:style-name="ro2">
          <table:table-cell office:value-type="string" calcext:value-type="string">
            <text:p>Cámara IP Bullet 5MP Varifocal 2.7-13.5mm IR40m IP67 (0007)</text:p>
          </table:table-cell>
          <table:table-cell office:value-type="string" calcext:value-type="string">
            <text:p>camaras</text:p>
          </table:table-cell>
          <table:table-cell office:value-type="float" office:value="357.9059" calcext:value-type="float">
            <text:p>357.9059</text:p>
          </table:table-cell>
        </table:table-row>
        <table:table-row table:style-name="ro2">
          <table:table-cell office:value-type="string" calcext:value-type="string">
            <text:p>Cámara IP Domo 2MP Fixed 2.8mm ColorVu 30m IP67 IK08 (2205)</text:p>
          </table:table-cell>
          <table:table-cell office:value-type="string" calcext:value-type="string">
            <text:p>camaras</text:p>
          </table:table-cell>
          <table:table-cell office:value-type="float" office:value="116.60891" calcext:value-type="float">
            <text:p>116.60891</text:p>
          </table:table-cell>
        </table:table-row>
        <table:table-row table:style-name="ro2">
          <table:table-cell office:value-type="string" calcext:value-type="string">
            <text:p>Cámara IP Domo 2MP Fixed 2.8mm EXIR 30m IP67 (1314)</text:p>
          </table:table-cell>
          <table:table-cell office:value-type="string" calcext:value-type="string">
            <text:p>camaras</text:p>
          </table:table-cell>
          <table:table-cell office:value-type="float" office:value="100.53043" calcext:value-type="float">
            <text:p>100.53043</text:p>
          </table:table-cell>
        </table:table-row>
        <table:table-row table:style-name="ro2">
          <table:table-cell office:value-type="string" calcext:value-type="string">
            <text:p>Cámara IP Domo 2MP Fixed 2.8mm IR30m WDR 120dB IP67 IK10 (2674)</text:p>
          </table:table-cell>
          <table:table-cell office:value-type="string" calcext:value-type="string">
            <text:p>camaras</text:p>
          </table:table-cell>
          <table:table-cell office:value-type="float" office:value="177.34244" calcext:value-type="float">
            <text:p>177.34244</text:p>
          </table:table-cell>
        </table:table-row>
        <table:table-row table:style-name="ro2">
          <table:table-cell office:value-type="string" calcext:value-type="string">
            <text:p>Cámara IP Domo 2MP Varifocal 2.8-12mm EXIR 30m IP67 IK10 (1888)</text:p>
          </table:table-cell>
          <table:table-cell office:value-type="string" calcext:value-type="string">
            <text:p>camaras</text:p>
          </table:table-cell>
          <table:table-cell office:value-type="float" office:value="257.37547" calcext:value-type="float">
            <text:p>257.37547</text:p>
          </table:table-cell>
        </table:table-row>
        <table:table-row table:style-name="ro2">
          <table:table-cell office:value-type="string" calcext:value-type="string">
            <text:p>Cámara IP Turret 2MP Fixed 2.8mm ColorVu 30m IP67 (2113)</text:p>
          </table:table-cell>
          <table:table-cell office:value-type="string" calcext:value-type="string">
            <text:p>camaras</text:p>
          </table:table-cell>
          <table:table-cell office:value-type="float" office:value="102.50031" calcext:value-type="float">
            <text:p>102.50031</text:p>
          </table:table-cell>
        </table:table-row>
        <table:table-row table:style-name="ro2">
          <table:table-cell office:value-type="string" calcext:value-type="string">
            <text:p>Cámara IP Turret 2MP Fixed 2.8mm EXIR 30m IP67 (1239)</text:p>
          </table:table-cell>
          <table:table-cell office:value-type="string" calcext:value-type="string">
            <text:p>camaras</text:p>
          </table:table-cell>
          <table:table-cell office:value-type="float" office:value="92.51781" calcext:value-type="float">
            <text:p>92.51781</text:p>
          </table:table-cell>
        </table:table-row>
        <table:table-row table:style-name="ro2">
          <table:table-cell office:value-type="string" calcext:value-type="string">
            <text:p>Cámara IP Turret 4MP Fixed 2.8mm ColorVu 30m IP67 (8604)</text:p>
          </table:table-cell>
          <table:table-cell office:value-type="string" calcext:value-type="string">
            <text:p>camaras</text:p>
          </table:table-cell>
          <table:table-cell office:value-type="float" office:value="156.7918" calcext:value-type="float">
            <text:p>156.7918</text:p>
          </table:table-cell>
        </table:table-row>
        <table:table-row table:style-name="ro2">
          <table:table-cell office:value-type="string" calcext:value-type="string">
            <text:p>Cámara IP Turret 5MP Varifocal 2.7-13.5mm IR40m IP67 (0014)</text:p>
          </table:table-cell>
          <table:table-cell office:value-type="string" calcext:value-type="string">
            <text:p>camaras</text:p>
          </table:table-cell>
          <table:table-cell office:value-type="float" office:value="357.9059" calcext:value-type="float">
            <text:p>357.9059</text:p>
          </table:table-cell>
        </table:table-row>
        <table:table-row table:style-name="ro2">
          <table:table-cell office:value-type="string" calcext:value-type="string">
            <text:p>TAPO C100 Camara IP Day/Night SD Wifi (3222)</text:p>
          </table:table-cell>
          <table:table-cell office:value-type="string" calcext:value-type="string">
            <text:p>camaras</text:p>
          </table:table-cell>
          <table:table-cell office:value-type="float" office:value="96.16475" calcext:value-type="float">
            <text:p>96.16475</text:p>
          </table:table-cell>
        </table:table-row>
        <table:table-row table:style-name="ro2">
          <table:table-cell office:value-type="string" calcext:value-type="string">
            <text:p>Cámara PTZ 2MP 32X WDR 120dB IP66 IK10 PoE (0519)</text:p>
          </table:table-cell>
          <table:table-cell office:value-type="string" calcext:value-type="string">
            <text:p>camaras</text:p>
          </table:table-cell>
          <table:table-cell office:value-type="float" office:value="1234.51581" calcext:value-type="float">
            <text:p>1234.51581</text:p>
          </table:table-cell>
        </table:table-row>
        <table:table-row table:style-name="ro2">
          <table:table-cell office:value-type="string" calcext:value-type="string">
            <text:p>Cámara PTZ 2MP 32X WDR 120dB IR200m IP66 IK10 PoE (7114)</text:p>
          </table:table-cell>
          <table:table-cell office:value-type="string" calcext:value-type="string">
            <text:p>camaras</text:p>
          </table:table-cell>
          <table:table-cell office:value-type="float" office:value="1455.66146" calcext:value-type="float">
            <text:p>1455.66146</text:p>
          </table:table-cell>
        </table:table-row>
        <table:table-row table:style-name="ro2">
          <table:table-cell office:value-type="string" calcext:value-type="string">
            <text:p>Cámara TandemVu PTZ 4MP 25X IR100 IP66 PoE (2526)</text:p>
          </table:table-cell>
          <table:table-cell office:value-type="string" calcext:value-type="string">
            <text:p>camaras</text:p>
          </table:table-cell>
          <table:table-cell office:value-type="float" office:value="1182.23413" calcext:value-type="float">
            <text:p>1182.23413</text:p>
          </table:table-cell>
        </table:table-row>
        <table:table-row table:style-name="ro2">
          <table:table-cell office:value-type="string" calcext:value-type="string">
            <text:p>DVR 16-ch 1080p 1U H.265 Acusense (2672)</text:p>
          </table:table-cell>
          <table:table-cell office:value-type="string" calcext:value-type="string">
            <text:p>camaras</text:p>
          </table:table-cell>
          <table:table-cell office:value-type="float" office:value="512.82099" calcext:value-type="float">
            <text:p>512.82099</text:p>
          </table:table-cell>
        </table:table-row>
        <table:table-row table:style-name="ro2">
          <table:table-cell office:value-type="string" calcext:value-type="string">
            <text:p>DVR 16-ch 1080p 1U H.265 Acusense Rec. Facial (8864)</text:p>
          </table:table-cell>
          <table:table-cell office:value-type="string" calcext:value-type="string">
            <text:p>camaras</text:p>
          </table:table-cell>
          <table:table-cell office:value-type="float" office:value="559.6855" calcext:value-type="float">
            <text:p>559.6855</text:p>
          </table:table-cell>
        </table:table-row>
        <table:table-row table:style-name="ro2">
          <table:table-cell office:value-type="string" calcext:value-type="string">
            <text:p>DVR 4-ch 1080p 1U H.265 AcuSense Rec. Facial (3909)</text:p>
          </table:table-cell>
          <table:table-cell office:value-type="string" calcext:value-type="string">
            <text:p>camaras</text:p>
          </table:table-cell>
          <table:table-cell office:value-type="float" office:value="226.30993" calcext:value-type="float">
            <text:p>226.30993</text:p>
          </table:table-cell>
        </table:table-row>
        <table:table-row table:style-name="ro2">
          <table:table-cell office:value-type="string" calcext:value-type="string">
            <text:p>DVR 4-ch analógicos 1-ch IP (hasta 5-ch IP) 720p 1 SATA H.265 1U (0950)</text:p>
          </table:table-cell>
          <table:table-cell office:value-type="string" calcext:value-type="string">
            <text:p>camaras</text:p>
          </table:table-cell>
          <table:table-cell office:value-type="float" office:value="123.47687" calcext:value-type="float">
            <text:p>123.47687</text:p>
          </table:table-cell>
        </table:table-row>
        <table:table-row table:style-name="ro2">
          <table:table-cell office:value-type="string" calcext:value-type="string">
            <text:p>DVR 8-ch 1080p 1U H.265 Acusense Rec. Facial (3800)</text:p>
          </table:table-cell>
          <table:table-cell office:value-type="string" calcext:value-type="string">
            <text:p>camaras</text:p>
          </table:table-cell>
          <table:table-cell office:value-type="float" office:value="324.72407" calcext:value-type="float">
            <text:p>324.72407</text:p>
          </table:table-cell>
        </table:table-row>
        <table:table-row table:style-name="ro2" table:number-rows-repeated="1047635">
          <table:table-cell table:number-columns-repeated="3"/>
        </table:table-row>
        <table:table-row table:style-name="ro3" table:number-rows-repeated="198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Lista_de_Precios_Invid_14042023.A1:Lista_de_Precios_Invid_14042023.D74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5118in" fo:margin-bottom="0.5118in" fo:margin-left="0.1in" fo:margin-right="0.1in" style:first-page-number="continue" style:writing-mode="lr-tb" style:print="charts drawings grid objects zero-values"/>
      <style:header-style>
        <style:header-footer-properties svg:height="0in" fo:margin-left="0.648in" fo:margin-right="0.648in" fo:margin-bottom="0in"/>
      </style:header-style>
      <style:footer-style>
        <style:header-footer-properties svg:height="0in" fo:margin-left="0.648in" fo:margin-right="0.648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master-styles>
    <style:master-page style:name="PageStyle_5f_Lista_5f_de_5f_Precios_5f_Invid_5f_14042023" style:display-name="PageStyle_Lista_de_Precios_Invid_14042023" style:page-layout-name="Mpm1">
      <style:header>
        <text:p><text:span text:style-name="MT1">Lista de Precios de Invid Computers</text:span></text:p>
      </style:header>
      <style:header-left style:display="false">
        <text:p><text:span text:style-name="MT1">Lista de Precios de Invid Computers</text:span></text:p>
      </style:header-left>
      <style:header-first style:display="false">
        <text:p><text:span text:style-name="MT1">Lista de Precios de Invid Computers</text:span></text:p>
      </style:header-first>
      <style:footer>
        <text:p><text:span text:style-name="MT1">Pagina </text:span><text:span text:style-name="MT1"><text:page-number>1</text:page-number></text:span><text:span text:style-name="MT1"><text:s/>de </text:span><text:span text:style-name="MT1"><text:page-count>99</text:page-count></text:span><text:span text:style-name="MT1"><text:s/>Generado por TornadoStore</text:span></text:p>
      </style:footer>
      <style:footer-left style:display="false">
        <text:p><text:span text:style-name="MT1">Pagina </text:span><text:span text:style-name="MT1"><text:page-number>1</text:page-number></text:span><text:span text:style-name="MT1"><text:s/>de </text:span><text:span text:style-name="MT1"><text:page-count>99</text:page-count></text:span><text:span text:style-name="MT1"><text:s/>Generado por TornadoStore</text:span></text:p>
      </style:footer-left>
      <style:footer-first style:display="false">
        <text:p><text:span text:style-name="MT1">Pagina </text:span><text:span text:style-name="MT1"><text:page-number>1</text:page-number></text:span><text:span text:style-name="MT1"><text:s/>de </text:span><text:span text:style-name="MT1"><text:page-count>99</text:page-count></text:span><text:span text:style-name="MT1"><text:s/>Generado por TornadoStore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4T01:44:56.096148531</dc:date>
    <meta:editing-duration>PT14M57S</meta:editing-duration>
    <meta:editing-cycles>2</meta:editing-cycles>
    <meta:generator>LibreOffice/7.5.2.2$Linux_X86_64 LibreOffice_project/50$Build-2</meta:generator>
    <meta:document-statistic meta:table-count="1" meta:cell-count="2226" meta:object-count="0"/>
  </office:meta>
</office:document-meta>
</file>